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新細明體1" svg:font-family="新細明體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5.323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3.755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4.08cm"/>
    </style:style>
    <style:style style:name="co7" style:family="table-column">
      <style:table-column-properties fo:break-before="auto" style:column-width="1.766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2.223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614cm" fo:break-before="auto" style:use-optimal-row-height="false"/>
    </style:style>
    <style:style style:name="ro10" style:family="table-row">
      <style:table-row-properties style:row-height="1.588cm" fo:break-before="auto" style:use-optimal-row-height="false"/>
    </style:style>
    <style:style style:name="ro11" style:family="table-row">
      <style:table-row-properties style:row-height="2.328cm" fo:break-before="auto" style:use-optimal-row-height="false"/>
    </style:style>
    <style:style style:name="ro12" style:family="table-row">
      <style:table-row-properties style:row-height="2.196cm" fo:break-before="auto" style:use-optimal-row-height="false"/>
    </style:style>
    <style:style style:name="ro13" style:family="table-row">
      <style:table-row-properties style:row-height="1.561cm" fo:break-before="auto" style:use-optimal-row-height="false"/>
    </style:style>
    <style:style style:name="ro14" style:family="table-row">
      <style:table-row-properties style:row-height="1.72cm" fo:break-before="auto" style:use-optimal-row-height="false"/>
    </style:style>
    <style:style style:name="ro15" style:family="table-row">
      <style:table-row-properties style:row-height="1.535cm" fo:break-before="auto" style:use-optimal-row-height="false"/>
    </style:style>
    <style:style style:name="ro16" style:family="table-row">
      <style:table-row-properties style:row-height="14.716cm" fo:break-before="auto" style:use-optimal-row-height="true"/>
    </style:style>
    <style:style style:name="ro17" style:family="table-row">
      <style:table-row-properties style:row-height="15.164cm" fo:break-before="auto" style:use-optimal-row-height="true"/>
    </style:style>
    <style:style style:name="ro18" style:family="table-row">
      <style:table-row-properties style:row-height="30.275cm" fo:break-before="auto" style:use-optimal-row-height="true"/>
    </style:style>
    <style:style style:name="ro19" style:family="table-row">
      <style:table-row-properties style:row-height="12.584cm" fo:break-before="auto" style:use-optimal-row-height="true"/>
    </style:style>
    <style:style style:name="ro20" style:family="table-row">
      <style:table-row-properties style:row-height="25.957cm" fo:break-before="auto" style:use-optimal-row-height="true"/>
    </style:style>
    <style:style style:name="ro21" style:family="table-row">
      <style:table-row-properties style:row-height="13.005cm" fo:break-before="auto" style:use-optimal-row-height="true"/>
    </style:style>
    <style:style style:name="ro22" style:family="table-row">
      <style:table-row-properties style:row-height="10.425cm" fo:break-before="auto" style:use-optimal-row-height="true"/>
    </style:style>
    <style:style style:name="ro23" style:family="table-row">
      <style:table-row-properties style:row-height="21.639cm" fo:break-before="auto" style:use-optimal-row-height="true"/>
    </style:style>
    <style:style style:name="ro24" style:family="table-row">
      <style:table-row-properties style:row-height="10.846cm" fo:break-before="auto" style:use-optimal-row-height="true"/>
    </style:style>
    <style:style style:name="ro25" style:family="table-row">
      <style:table-row-properties style:row-height="8.687cm" fo:break-before="auto" style:use-optimal-row-height="true"/>
    </style:style>
    <style:style style:name="ro26" style:family="table-row">
      <style:table-row-properties style:row-height="17.321cm" fo:break-before="auto" style:use-optimal-row-height="true"/>
    </style:style>
    <style:style style:name="ro27" style:family="table-row">
      <style:table-row-properties style:row-height="6.528cm" fo:break-before="auto" style:use-optimal-row-height="true"/>
    </style:style>
    <style:style style:name="ro28" style:family="table-row">
      <style:table-row-properties style:row-height="4.369cm" fo:break-before="auto" style:use-optimal-row-height="true"/>
    </style:style>
    <style:style style:name="ro29" style:family="table-row">
      <style:table-row-properties style:row-height="2.21cm" fo:break-before="auto" style:use-optimal-row-height="true"/>
    </style:style>
    <style:style style:name="ro30" style:family="table-row">
      <style:table-row-properties style:row-height="0.661cm" fo:break-before="auto" style:use-optimal-row-height="false"/>
    </style:style>
    <style:style style:name="ro31" style:family="table-row">
      <style:table-row-properties style:row-height="0.538cm" fo:break-before="auto" style:use-optimal-row-height="true"/>
    </style:style>
    <style:style style:name="ta1" style:family="table" style:master-page-name="PageStyle_5f_明細彙整">
      <style:table-properties table:display="true" style:writing-mode="lr-tb" tableooo:tab-color="#ffff00"/>
    </style:style>
    <number:text-style style:name="N5100" number:language="zh" number:country="TW">
      <number:text-content/>
    </number:text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一般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一般_20_2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一般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一般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20_5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20_5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9" style:family="table-cell" style:parent-style-name="一般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千分位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千分位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20_2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20_2" style:data-style-name="N50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8" style:family="table-cell" style:parent-style-name="一般_5f_議員4_5f_1" style:data-style-name="N12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千分位_20_2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千分位_20_2_20_2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2" style:family="table-cell" style:parent-style-name="千分位_20_2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千分位_20_2_20_2" style:data-style-name="N119">
      <style:table-cell-properties style:cell-protect="protected" style:print-content="true" style:diagonal-bl-tr="none" style:diagonal-tl-br="0.035cm solid #000000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20_5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5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2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4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議員4_5f_1" style:data-style-name="N121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normal" style:font-name-asian="標楷體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name-asian="標楷體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明細彙整" table:style-name="ta1" table:print-ranges="明細彙整.A1:明細彙整.I230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1" table:default-cell-style-name="ce26"/>
        <table:table-column table:style-name="co1" table:default-cell-style-name="ce10"/>
        <table:table-column table:style-name="co4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5" table:default-cell-style-name="ce10"/>
        <table:table-header-rows>
          <table:table-row table:style-name="ro1">
            <table:table-cell table:style-name="ce1" office:value-type="string" table:number-columns-spanned="9" table:number-rows-spanned="1">
              <text:p>桃園市政府106年度對所提地方建設建議事項處理金額彙整表</text:p>
            </table:table-cell>
            <table:covered-table-cell table:number-columns-repeated="8" table:style-name="ce11"/>
            <table:table-cell table:number-columns-repeated="1015"/>
          </table:table-row>
          <table:table-row table:style-name="ro2">
            <table:table-cell table:style-name="ce2" office:value-type="string" table:number-columns-spanned="9" table:number-rows-spanned="1">
              <text:p><text:span text:style-name="T1">至</text:span><text:span text:style-name="T2">106</text:span><text:span text:style-name="T3">年</text:span><text:span text:style-name="T2">6</text:span><text:span text:style-name="T3">月</text:span><text:span text:style-name="T3">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</text:span><text:span text:style-name="T3">至</text:span><text:span text:style-name="T2">106</text:span><text:span text:style-name="T3">年</text:span><text:span text:style-name="T2">6</text:span><text:span text:style-name="T3">月</text:span><text:span text:style-name="T3">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</text:span><text:span text:style-name="T3">至</text:span><text:span text:style-name="T2">106</text:span><text:span text:style-name="T3">年</text:span><text:span text:style-name="T2">6</text:span><text:span text:style-name="T3">月</text:span><text:span text:style-name="T3">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至</text:span><text:span text:style-name="T2">106</text:span><text:span text:style-name="T3">年</text:span><text:span text:style-name="T2">6</text:span><text:span text:style-name="T3">月止</text:span></text:p>
            </table:table-cell>
            <table:covered-table-cell table:number-columns-repeated="8" table:style-name="ce12"/>
            <table:table-cell table:number-columns-repeated="1015"/>
          </table:table-row>
          <table:table-row table:style-name="ro2">
            <table:table-cell table:style-name="ce3" office:value-type="string">
              <text:p><text:span text:style-name="T4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/text:p>
            </table:table-cell>
            <table:table-cell table:style-name="ce13" office:value-type="string" table:number-columns-spanned="7" table:number-rows-spanned="1">
              <text:p><text:s text:c="12"/>(<text:span text:style-name="T8">本表為</text:span><text:span text:style-name="T8">半年報</text:span><text:span text:style-name="T9">) <text:s text:c="11"/></text:span><text:span text:style-name="T9">(</text:span><text:span text:style-name="T10">本表為半年報</text:span><text:span text:style-name="T9">) </text:span><text:span text:style-name="T9"><text:s text:c="11"/>(</text:span><text:span text:style-name="T10">本表為</text:span><text:span text:style-name="T10">半年報</text:span><text:span text:style-name="T9">) <text:s text:c="11"/></text:span><text:span text:style-name="T9">(</text:span><text:span text:style-name="T10">本表為半年報</text:span><text:span text:style-name="T9">) </text:span><text:span text:style-name="T9"><text:s text:c="11"/>(</text:span><text:span text:style-name="T10">本表為</text:span><text:span text:style-name="T10">半年報</text:span><text:span text:style-name="T9">) <text:s text:c="11"/></text:span><text:span text:style-name="T9">(</text:span><text:span text:style-name="T10">本表為半年報</text:span><text:span text:style-name="T9">) </text:span><text:span text:style-name="T9"><text:s text:c="11"/>(</text:span><text:span text:style-name="T10">本表為</text:span><text:span text:style-name="T10">半年報</text:span><text:span text:style-name="T9">) <text:s text:c="11"/></text:span><text:span text:style-name="T9">(</text:span><text:span text:style-name="T10">本表為半年報</text:span><text:span text:style-name="T9">) </text:span><text:span text:style-name="T9"><text:s text:c="11"/>(</text:span><text:span text:style-name="T10">本表為</text:span><text:span text:style-name="T10">半年報</text:span><text:span text:style-name="T9">) <text:s text:c="11"/></text:span><text:span text:style-name="T9">(</text:span><text:span text:style-name="T10">本表為半年報</text:span><text:span text:style-name="T9">) </text:span><text:span text:style-name="T9"><text:s text:c="11"/>(</text:span><text:span text:style-name="T10">本表為</text:span><text:span text:style-name="T10">半年報</text:span><text:span text:style-name="T9">) <text:s text:c="11"/></text:span><text:span text:style-name="T9">(</text:span><text:span text:style-name="T10">本表為半年報</text:span><text:span text:style-name="T9">) </text:span><text:span text:style-name="T9"><text:s text:c="11"/>(</text:span><text:span text:style-name="T10">本表為</text:span><text:span text:style-name="T10">半年報</text:span><text:span text:style-name="T9">) <text:s text:c="11"/></text:span><text:span text:style-name="T9">(</text:span><text:span text:style-name="T10">本表為半年報</text:span><text:span text:style-name="T9">) </text:span><text:span text:style-name="T9"><text:s text:c="11"/>(</text:span><text:span text:style-name="T10">本表為</text:span><text:span text:style-name="T10">半年報</text:span><text:span text:style-name="T9">)</text:span></text:p>
            </table:table-cell>
            <table:covered-table-cell table:number-columns-repeated="6" table:style-name="ce18"/>
            <table:table-cell table:style-name="ce43" office:value-type="string">
              <text:p>單位：千元<text:span text:style-name="T4">單位</text:span><text:span text:style-name="T4">：千元單位：千</text:span><text:span text:style-name="T4">元單位：千元單</text:span><text:span text:style-name="T4">位：千元單位：</text:span><text:span text:style-name="T4">千元單位：千元</text:span><text:span text:style-name="T4">單位：千元單位</text:span><text:span text:style-name="T4">：千元單位：千</text:span><text:span text:style-name="T4">元單位：千元單</text:span><text:span text:style-name="T4">位：千元單位：</text:span><text:span text:style-name="T4">千元單位：千元</text:span><text:span text:style-name="T4">單位：千元</text:span></text:p>
            </table:table-cell>
            <table:table-cell table:number-columns-repeated="1015"/>
          </table:table-row>
          <table:table-row table:style-name="ro3">
            <table:table-cell table:style-name="ce4" office:value-type="string" table:number-columns-spanned="1" table:number-rows-spanned="2">
              <text:p>議員姓名<text:span text:style-name="T4">議員姓</text:span><text:span text:style-name="T4">名議員姓名議員</text:span><text:span text:style-name="T4">姓名議員姓名議</text:span><text:span text:style-name="T4">員姓名議員姓名</text:span><text:span text:style-name="T4">議員姓名議員姓</text:span><text:span text:style-name="T4">名議員姓名議員</text:span><text:span text:style-name="T4">姓名議員姓名議</text:span><text:span text:style-name="T4">員姓名議員姓名</text:span><text:span text:style-name="T4">議員姓名</text:span></text:p>
            </table:table-cell>
            <table:table-cell table:style-name="ce4" office:value-type="string" table:number-columns-spanned="1" table:number-rows-spanned="2">
              <text:p>建議項目及內容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text:span text:style-name="T4">建議項目及內容</text:span></text:p>
            </table:table-cell>
            <table:table-cell table:style-name="ce4" office:value-type="string" table:number-columns-spanned="1" table:number-rows-spanned="2">
              <text:p>建議地點<text:span text:style-name="T4">建議地</text:span><text:span text:style-name="T4">點建議地點建議</text:span><text:span text:style-name="T4">地點建議地點建</text:span><text:span text:style-name="T4">議地點建議地點</text:span><text:span text:style-name="T4">建議地點建議地</text:span><text:span text:style-name="T4">點建議地點建議</text:span><text:span text:style-name="T4">地點建議地點建</text:span><text:span text:style-name="T4">議地點建議地點</text:span><text:span text:style-name="T4">建議地點</text:span></text:p>
            </table:table-cell>
            <table:table-cell table:style-name="ce4" office:value-type="string" table:number-columns-spanned="1" table:number-rows-spanned="2">
              <text:p>建議金額<text:span text:style-name="T4">建議金</text:span><text:span text:style-name="T4">額建議金額建議</text:span><text:span text:style-name="T4">金額建議金額建</text:span><text:span text:style-name="T4">議金額建議金額</text:span><text:span text:style-name="T4">建議金額建議金</text:span><text:span text:style-name="T4">額建議金額建議</text:span><text:span text:style-name="T4">金額建議金額建</text:span><text:span text:style-name="T4">議金額建議金額</text:span><text:span text:style-name="T4">建議金額</text:span></text:p>
            </table:table-cell>
            <table:table-cell table:style-name="ce27" office:value-type="string" table:number-columns-spanned="5" table:number-rows-spanned="1">
              <text:p>核定情形<text:span text:style-name="T4">核定情</text:span><text:span text:style-name="T4">形核定情形核定</text:span><text:span text:style-name="T4">情形核定情形核</text:span><text:span text:style-name="T4">定情形核定情形</text:span><text:span text:style-name="T4">核定情形核定情</text:span><text:span text:style-name="T4">形核定情形核定</text:span><text:span text:style-name="T4">情形核定情形核</text:span><text:span text:style-name="T4">定情形核定情形</text:span><text:span text:style-name="T4">核定情形</text:span></text:p>
            </table:table-cell>
            <table:covered-table-cell table:number-columns-repeated="4" table:style-name="ce31"/>
            <table:table-cell table:number-columns-repeated="1015"/>
          </table:table-row>
          <table:table-row table:style-name="ro4">
            <table:covered-table-cell table:number-columns-repeated="4" table:style-name="ce5"/>
            <table:table-cell table:style-name="ce27" office:value-type="string">
              <text:p>核定金額<text:span text:style-name="T4">核定金</text:span><text:span text:style-name="T4">額核定金額核定</text:span><text:span text:style-name="T4">金額核定金額核</text:span><text:span text:style-name="T4">定金額核定金額</text:span><text:span text:style-name="T4">核定金額核定金</text:span><text:span text:style-name="T4">額核定金額核定</text:span><text:span text:style-name="T4">金額核定金額核</text:span><text:span text:style-name="T4">定金額核定金額</text:span><text:span text:style-name="T4">核定金額</text:span></text:p>
            </table:table-cell>
            <table:table-cell table:style-name="ce27" office:value-type="string">
              <text:p>經費支用科目<text:span text:style-name="T4">經</text:span><text:span text:style-name="T4">費支用科目經費</text:span><text:span text:style-name="T4">支用科目經費支</text:span><text:span text:style-name="T4">用科目經費支用</text:span><text:span text:style-name="T4">科目經費支用科</text:span><text:span text:style-name="T4">目經費支用科目</text:span><text:span text:style-name="T4">經費支用科目經</text:span><text:span text:style-name="T4">費支用科目經費</text:span><text:span text:style-name="T4">支用科目經費支</text:span><text:span text:style-name="T4">用科目經費支用</text:span><text:span text:style-name="T4">科目經費支用科</text:span><text:span text:style-name="T4">目經費支用科目</text:span><text:span text:style-name="T4">經費支用科目</text:span></text:p>
            </table:table-cell>
            <table:table-cell table:style-name="ce27" office:value-type="string">
              <text:p>主辦機關<text:span text:style-name="T4">主辦機</text:span><text:span text:style-name="T4">關主辦機關主辦</text:span><text:span text:style-name="T4">機關主辦機關主</text:span><text:span text:style-name="T4">辦機關主辦機關</text:span><text:span text:style-name="T4">主辦機關主辦機</text:span><text:span text:style-name="T4">關主辦機關主辦</text:span><text:span text:style-name="T4">機關主辦機關主</text:span><text:span text:style-name="T4">辦機關主辦機關</text:span><text:span text:style-name="T4">主辦機關</text:span></text:p>
            </table:table-cell>
            <table:table-cell table:style-name="ce27" office:value-type="string">
              <text:p>招標方式<text:span text:style-name="T4">招標方</text:span><text:span text:style-name="T4">式招標方式招標</text:span><text:span text:style-name="T4">方式招標方式招</text:span><text:span text:style-name="T4">標方式招標方式</text:span><text:span text:style-name="T4">招標方式招標方</text:span><text:span text:style-name="T4">式招標方式招標</text:span><text:span text:style-name="T4">方式招標方式招</text:span><text:span text:style-name="T4">標方式招標方式</text:span><text:span text:style-name="T4">招標方式</text:span></text:p>
            </table:table-cell>
            <table:table-cell table:style-name="ce27" office:value-type="string">
              <text:p>得標廠商<text:span text:style-name="T4">得標廠</text:span><text:span text:style-name="T4">商得標廠商得標</text:span><text:span text:style-name="T4">廠商得標廠商得</text:span><text:span text:style-name="T4">標廠商得標廠商</text:span><text:span text:style-name="T4">得標廠商得標廠</text:span><text:span text:style-name="T4">商得標廠商得標</text:span><text:span text:style-name="T4">廠商得標廠商得</text:span><text:span text:style-name="T4">標廠商得標廠商</text:span><text:span text:style-name="T4">得標廠商</text:span></text:p>
            </table:table-cell>
            <table:table-cell table:number-columns-repeated="1015"/>
          </table:table-row>
        </table:table-header-rows>
        <table:table-row table:style-name="ro5">
          <table:table-cell table:style-name="ce6" office:value-type="string">
            <text:p>周玉琴</text:p>
          </table:table-cell>
          <table:table-cell table:style-name="ce14" office:value-type="string">
            <text:p>興建棒球場室內打擊屋</text:p>
          </table:table-cell>
          <table:table-cell table:style-name="ce19" office:value-type="string">
            <text:p>中平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675">
            <text:p>67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平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張肇良</text:p>
          </table:table-cell>
          <table:table-cell table:style-name="ce14" office:value-type="string">
            <text:p>購置影印機、冷氣機、LED液晶顯示器等相關設備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51">
            <text:p>251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萬美玲</text:p>
          </table:table-cell>
          <table:table-cell table:style-name="ce14" office:value-type="string">
            <text:p>辦理安全防護暨通廊優化工程</text:p>
          </table:table-cell>
          <table:table-cell table:style-name="ce19" office:value-type="string">
            <text:p>中山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750">
            <text:p>2,75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山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萬美玲</text:p>
          </table:table-cell>
          <table:table-cell table:style-name="ce14" office:value-type="string">
            <text:p>辦理英語情境教室建置工程</text:p>
          </table:table-cell>
          <table:table-cell table:style-name="ce19" office:value-type="string">
            <text:p>同德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250">
            <text:p>2,25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同德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劉仁照</text:p>
          </table:table-cell>
          <table:table-cell table:style-name="ce14" office:value-type="string">
            <text:p>山子頂社區活動中心購置飲水機設備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1">
            <text:p>21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37" office:value-type="string">
            <text:p>小額採購逕洽廠商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/text:p>
          </table:table-cell>
          <table:table-cell table:style-name="ce14" office:value-type="string">
            <text:p>偉桃淨水器材有限公司</text:p>
          </table:table-cell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劉仁照</text:p>
          </table:table-cell>
          <table:table-cell table:style-name="ce14" office:value-type="string">
            <text:p>購置體育健身設施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70">
            <text:p>37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梁為超</text:p>
          </table:table-cell>
          <table:table-cell table:style-name="ce14" office:value-type="string">
            <text:p>林森里租賃里民活動場所購置冷氣及電視機設備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7">
            <text:p>97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37" office:value-type="string">
            <text:p>小額採購逕洽廠商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/text:p>
          </table:table-cell>
          <table:table-cell table:style-name="ce14" office:value-type="string">
            <text:p>得興電器有限公司</text:p>
          </table:table-cell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劉仁照</text:p>
          </table:table-cell>
          <table:table-cell table:style-name="ce14" office:value-type="string">
            <text:p>廣仁里集會所購置一般型電腦等設施設備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8">
            <text:p>9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38" office:value-type="string">
            <text:p>共同供應契約</text:p>
          </table:table-cell>
          <table:table-cell table:style-name="ce14" office:value-type="string">
            <text:p>喬普電腦有限公司</text:p>
          </table:table-cell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劉茂群</text:p>
          </table:table-cell>
          <table:table-cell table:style-name="ce14" office:value-type="string">
            <text:p>大福里集會所購置雜項設備(廚房設備)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31">
            <text:p>231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6">
          <table:table-cell table:style-name="ce6" office:value-type="string">
            <text:p>黃敬平</text:p>
          </table:table-cell>
          <table:table-cell table:style-name="ce14" office:value-type="string">
            <text:p>平興里暨宋屋里集會所購置內部雜項設施及公園槌球場相關設備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95">
            <text:p>39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許清順</text:p>
          </table:table-cell>
          <table:table-cell table:style-name="ce14" office:value-type="string">
            <text:p>運動場周邊圍牆美化工程</text:p>
          </table:table-cell>
          <table:table-cell table:style-name="ce19" office:value-type="string">
            <text:p>山腳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30">
            <text:p>93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山腳國小</text:p>
          </table:table-cell>
          <table:table-cell table:style-name="ce14" office:value-type="string">
            <text:p>公開取得報價單或企劃書</text:p>
          </table:table-cell>
          <table:table-cell table:style-name="ce14" office:value-type="string">
            <text:p>鉅大工程開發有限公司</text:p>
          </table:table-cell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黃景熙</text:p>
          </table:table-cell>
          <table:table-cell table:style-name="ce14" office:value-type="string">
            <text:p>桃園義消中隊購置協勤及救災用裝備器材組</text:p>
          </table:table-cell>
          <table:table-cell table:style-name="ce19" office:value-type="string">
            <text:p>消防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100">
            <text:p>2,1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消防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葉明月</text:p>
          </table:table-cell>
          <table:table-cell table:style-name="ce14" office:value-type="string">
            <text:p>興仁里購置里民活動場所設備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00">
            <text:p>3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淑真</text:p>
          </table:table-cell>
          <table:table-cell table:style-name="ce14" office:value-type="string">
            <text:p>大湳里集會所購置音響及喇叭設備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8">
            <text:p>9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6">
          <table:table-cell table:style-name="ce6" office:value-type="string">
            <text:p>張肇良</text:p>
          </table:table-cell>
          <table:table-cell table:style-name="ce14" office:value-type="string">
            <text:p>平興暨宋屋里集會所購置影印機、冷氣機、LED液晶顯示器等相關設備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23">
            <text:p>323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7">
          <table:table-cell table:style-name="ce6" office:value-type="string">
            <text:p>陳治文</text:p>
          </table:table-cell>
          <table:table-cell table:style-name="ce14" office:value-type="string">
            <text:p>大溪義消中隊及所屬分隊購置協勤、救災及訓練用裝備器材</text:p>
          </table:table-cell>
          <table:table-cell table:style-name="ce19" office:value-type="string">
            <text:p>消防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828">
            <text:p>2,82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消防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6">
          <table:table-cell table:style-name="ce6" office:value-type="string">
            <text:p>謝彰文</text:p>
          </table:table-cell>
          <table:table-cell table:style-name="ce14" office:value-type="string">
            <text:p>平興暨宋屋集會所儲藏室修繕、燈具、循環扇、天花板等設備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80">
            <text:p>38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劉茂群</text:p>
          </table:table-cell>
          <table:table-cell table:style-name="ce14" office:value-type="string">
            <text:p>大和里大和公園公佈欄設備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8">
            <text:p>9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林政賢</text:p>
          </table:table-cell>
          <table:table-cell table:style-name="ce14" office:value-type="string">
            <text:p>106年校園定址音訊傳遞系統建置</text:p>
          </table:table-cell>
          <table:table-cell table:style-name="ce19" office:value-type="string">
            <text:p>大業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000">
            <text:p>2,0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大業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閻中傑</text:p>
          </table:table-cell>
          <table:table-cell table:style-name="ce14" office:value-type="string">
            <text:p>百年里關懷據點設備購置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4">
            <text:p>74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37" office:value-type="string">
            <text:p>小額採購逕洽廠商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/text:p>
          </table:table-cell>
          <table:table-cell table:style-name="ce14" office:value-type="string">
            <text:p>亞邦國際企業有限公司</text:p>
          </table:table-cell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范綱祥</text:p>
          </table:table-cell>
          <table:table-cell table:style-name="ce14" office:value-type="string">
            <text:p>英語雲端擴增實境輔助教學平台</text:p>
          </table:table-cell>
          <table:table-cell table:style-name="ce19" office:value-type="string">
            <text:p>青溪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500">
            <text:p>2,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青溪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淑真</text:p>
          </table:table-cell>
          <table:table-cell table:style-name="ce14" office:value-type="string">
            <text:p>廣興社區活動中心雜項設備購置案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22">
            <text:p>222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邱奕勝</text:p>
          </table:table-cell>
          <table:table-cell table:style-name="ce14" office:value-type="string">
            <text:p>辦公廳舍整修及購置設備</text:p>
          </table:table-cell>
          <table:table-cell table:style-name="ce19" office:value-type="string">
            <text:p>警察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000">
            <text:p>2,0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警察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魯明哲</text:p>
          </table:table-cell>
          <table:table-cell table:style-name="ce14" office:value-type="string">
            <text:p>購置龍安里公共用滅火器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00">
            <text:p>7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彭俊豪</text:p>
          </table:table-cell>
          <table:table-cell table:style-name="ce14" office:value-type="string">
            <text:p>林森里公用滅火器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600">
            <text:p>6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徐玉樹</text:p>
          </table:table-cell>
          <table:table-cell table:style-name="ce14" office:value-type="string">
            <text:p>龍祥里廣播系統增設工程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20">
            <text:p>22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徐玉樹</text:p>
          </table:table-cell>
          <table:table-cell table:style-name="ce14" office:value-type="string">
            <text:p>上華里攜帶式無線擴音機及塑膠椅購置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00">
            <text:p>1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王浩宇</text:p>
          </table:table-cell>
          <table:table-cell table:style-name="ce14" office:value-type="string">
            <text:p>空調設備更新改善-新設9年級教室空調設備</text:p>
          </table:table-cell>
          <table:table-cell table:style-name="ce19" office:value-type="string">
            <text:p>東興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320">
            <text:p>2,32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東興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李柏坊</text:p>
          </table:table-cell>
          <table:table-cell table:style-name="ce14" office:value-type="string">
            <text:p>大溪義消中隊及所屬分隊購置防災宣導用裝備器材</text:p>
          </table:table-cell>
          <table:table-cell table:style-name="ce19" office:value-type="string">
            <text:p>消防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0">
            <text:p>7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消防局</text:p>
          </table:table-cell>
          <table:table-cell table:style-name="ce37" office:value-type="string">
            <text:p>小額採購逕洽廠商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/text:p>
          </table:table-cell>
          <table:table-cell table:style-name="ce14" office:value-type="string">
            <text:p>躍雯有限公司</text:p>
          </table:table-cell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王浩宇</text:p>
          </table:table-cell>
          <table:table-cell table:style-name="ce14" office:value-type="string">
            <text:p>電源系統改善工程-配合9年級教室新設空調</text:p>
          </table:table-cell>
          <table:table-cell table:style-name="ce19" office:value-type="string">
            <text:p>東興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680">
            <text:p>2,68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東興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謝彰文</text:p>
          </table:table-cell>
          <table:table-cell table:style-name="ce14" office:value-type="string">
            <text:p>家長接送區遮雨棚工程</text:p>
          </table:table-cell>
          <table:table-cell table:style-name="ce19" office:value-type="string">
            <text:p>北勢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北勢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淑真</text:p>
          </table:table-cell>
          <table:table-cell table:style-name="ce14" office:value-type="string">
            <text:p>瑞發里辦公處購置滅火器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00">
            <text:p>3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劉茂群</text:p>
          </table:table-cell>
          <table:table-cell table:style-name="ce14" office:value-type="string">
            <text:p>大強里集會所購置設備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000">
            <text:p>1,0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7">
          <table:table-cell table:style-name="ce6" office:value-type="string">
            <text:p>梁為超</text:p>
          </table:table-cell>
          <table:table-cell table:style-name="ce14" office:value-type="string">
            <text:p>中壢區自立里申請供公眾使用運動設施-自立國宅籃球場整修工程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400">
            <text:p>1,4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魯明哲</text:p>
          </table:table-cell>
          <table:table-cell table:style-name="ce14" office:value-type="string">
            <text:p>自立里里民活動休閒場所設備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59">
            <text:p>559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李曉鐘</text:p>
          </table:table-cell>
          <table:table-cell table:style-name="ce14" office:value-type="string">
            <text:p>健康中心走廊隔音窗工程</text:p>
          </table:table-cell>
          <table:table-cell table:style-name="ce19" office:value-type="string">
            <text:p>菓林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7">
            <text:p>97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菓林國小</text:p>
          </table:table-cell>
          <table:table-cell table:style-name="ce14" office:value-type="string">
            <text:p>公開取得報價單或企劃書</text:p>
          </table:table-cell>
          <table:table-cell table:style-name="ce14" office:value-type="string">
            <text:p>鑫億土木包工業</text:p>
          </table:table-cell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徐玉樹</text:p>
          </table:table-cell>
          <table:table-cell table:style-name="ce14" office:value-type="string">
            <text:p>佳安里關懷據點天花板及照明工程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9">
            <text:p>99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謝彰文</text:p>
          </table:table-cell>
          <table:table-cell table:style-name="ce14" office:value-type="string">
            <text:p>學生遊戲區器材及地坪更新工程</text:p>
          </table:table-cell>
          <table:table-cell table:style-name="ce19" office:value-type="string">
            <text:p>北勢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800">
            <text:p>8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北勢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彭俊豪</text:p>
          </table:table-cell>
          <table:table-cell table:style-name="ce14" office:value-type="string">
            <text:p>中壢區洽溪區活動中心充實設施設備案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878">
            <text:p>87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楊家俍</text:p>
          </table:table-cell>
          <table:table-cell table:style-name="ce14" office:value-type="string">
            <text:p>平鎮分局辦理偵查隊辦公廳舍整修工程與電腦設備採購</text:p>
          </table:table-cell>
          <table:table-cell table:style-name="ce19" office:value-type="string">
            <text:p>警察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000">
            <text:p>1,0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警察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徐玉樹</text:p>
          </table:table-cell>
          <table:table-cell table:style-name="ce14" office:value-type="string">
            <text:p>佳安里關懷據點教學用電腦購置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3">
            <text:p>93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共同供應契約</text:p>
          </table:table-cell>
          <table:table-cell table:style-name="ce14" office:value-type="string">
            <text:p>無極電腦科技有限公司</text:p>
          </table:table-cell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劉仁照</text:p>
          </table:table-cell>
          <table:table-cell table:style-name="ce14" office:value-type="string">
            <text:p>北富里辦公處購置公共用滅火器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08">
            <text:p>30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魯明哲</text:p>
          </table:table-cell>
          <table:table-cell table:style-name="ce14" office:value-type="string">
            <text:p>華愛里租賃里民活動場所購置辦公室器材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00">
            <text:p>1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8">
          <table:table-cell table:style-name="ce6" office:value-type="string">
            <text:p>呂林小鳳</text:p>
          </table:table-cell>
          <table:table-cell table:style-name="ce14" office:value-type="string">
            <text:p>茄白社區活動中心雜項設備購置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97">
            <text:p>197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淑真</text:p>
          </table:table-cell>
          <table:table-cell table:style-name="ce14" office:value-type="string">
            <text:p>大宏里辦公處廣播系統新設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6">
          <table:table-cell table:style-name="ce6" office:value-type="string">
            <text:p>徐玉樹</text:p>
          </table:table-cell>
          <table:table-cell table:style-name="ce14" office:value-type="string">
            <text:p>龍潭區清水坑街121巷道路拓寛工程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166">
            <text:p>2,166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林志強</text:p>
          </table:table-cell>
          <table:table-cell table:style-name="ce14" office:value-type="string">
            <text:p>楊梅區原住民族集會所內裝工程</text:p>
          </table:table-cell>
          <table:table-cell table:style-name="ce19" office:value-type="string">
            <text:p>原住民族行政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000">
            <text:p>1,0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原住民族行政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林志強</text:p>
          </table:table-cell>
          <table:table-cell table:style-name="ce14" office:value-type="string">
            <text:p>原民館文創中心工程</text:p>
          </table:table-cell>
          <table:table-cell table:style-name="ce19" office:value-type="string">
            <text:p>原住民族行政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500">
            <text:p>3,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原住民族行政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楊朝偉</text:p>
          </table:table-cell>
          <table:table-cell table:style-name="ce14" office:value-type="string">
            <text:p>閱讀學習故事樹屋增設工程</text:p>
          </table:table-cell>
          <table:table-cell table:style-name="ce19" office:value-type="string">
            <text:p>福安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637">
            <text:p>637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福安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陳麗莉</text:p>
          </table:table-cell>
          <table:table-cell table:style-name="ce14" office:value-type="string">
            <text:p>106年度專科教室設置工程-生活科技與生物實驗室</text:p>
          </table:table-cell>
          <table:table-cell table:style-name="ce19" office:value-type="string">
            <text:p>大竹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300">
            <text:p>2,3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大竹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游吾和</text:p>
          </table:table-cell>
          <table:table-cell table:style-name="ce14" office:value-type="string">
            <text:p>106年度綜合教室空調系統改善工程</text:p>
          </table:table-cell>
          <table:table-cell table:style-name="ce19" office:value-type="string">
            <text:p>大竹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50">
            <text:p>35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大竹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游吾和</text:p>
          </table:table-cell>
          <table:table-cell table:style-name="ce14" office:value-type="string">
            <text:p>教學環境改善工程</text:p>
          </table:table-cell>
          <table:table-cell table:style-name="ce19" office:value-type="string">
            <text:p>溪海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溪海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李家興</text:p>
          </table:table-cell>
          <table:table-cell table:style-name="ce14" office:value-type="string">
            <text:p>金溪里廣播系統新設工程</text:p>
          </table:table-cell>
          <table:table-cell table:style-name="ce19" office:value-type="string">
            <text:p>楊梅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48">
            <text:p>74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楊梅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呂淑真</text:p>
          </table:table-cell>
          <table:table-cell table:style-name="ce14" office:value-type="string">
            <text:p>廣隆里辦公處新設廣播系統實施計畫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呂林小鳳</text:p>
          </table:table-cell>
          <table:table-cell table:style-name="ce14" office:value-type="string">
            <text:p>福興里辦公處辦理廣播系統新設設備實施計畫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李曉鐘</text:p>
          </table:table-cell>
          <table:table-cell table:style-name="ce14" office:value-type="string">
            <text:p>資訊融入教學設備建置</text:p>
          </table:table-cell>
          <table:table-cell table:style-name="ce19" office:value-type="string">
            <text:p>菓林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930">
            <text:p>2,93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菓林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舒翠玲</text:p>
          </table:table-cell>
          <table:table-cell table:style-name="ce14" office:value-type="string">
            <text:p>山峰社區活動中心購置桌球檯組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47">
            <text:p>47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閻中傑</text:p>
          </table:table-cell>
          <table:table-cell table:style-name="ce14" office:value-type="string">
            <text:p>佳安里社區照顧關懷據點隧道式血壓計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66">
            <text:p>66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莊玉輝</text:p>
          </table:table-cell>
          <table:table-cell table:style-name="ce14" office:value-type="string">
            <text:p>平鎮義消中隊購置災害救助用裝備器材</text:p>
          </table:table-cell>
          <table:table-cell table:style-name="ce19" office:value-type="string">
            <text:p>消防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600">
            <text:p>6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消防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楊家俍</text:p>
          </table:table-cell>
          <table:table-cell table:style-name="ce14" office:value-type="string">
            <text:p>平鎮義消中隊購置救災及協勤辦公用裝備器材</text:p>
          </table:table-cell>
          <table:table-cell table:style-name="ce19" office:value-type="string">
            <text:p>消防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000">
            <text:p>2,0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消防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閻中傑</text:p>
          </table:table-cell>
          <table:table-cell table:style-name="ce14" office:value-type="string">
            <text:p>三坑里活動中心購置內部設備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54">
            <text:p>354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陳麗莉</text:p>
          </table:table-cell>
          <table:table-cell table:style-name="ce14" office:value-type="string">
            <text:p>司令臺整修工程</text:p>
          </table:table-cell>
          <table:table-cell table:style-name="ce19" office:value-type="string">
            <text:p>海湖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415">
            <text:p>41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海湖國小</text:p>
          </table:table-cell>
          <table:table-cell table:style-name="ce14" office:value-type="string">
            <text:p>公開取得報價單或企劃書</text:p>
          </table:table-cell>
          <table:table-cell table:style-name="ce14" office:value-type="string">
            <text:p>聖豪營造有限公司</text:p>
          </table:table-cell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許清順</text:p>
          </table:table-cell>
          <table:table-cell table:style-name="ce14" office:value-type="string">
            <text:p>採光罩更新工程</text:p>
          </table:table-cell>
          <table:table-cell table:style-name="ce19" office:value-type="string">
            <text:p>新興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410">
            <text:p>41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新興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張肇良</text:p>
          </table:table-cell>
          <table:table-cell table:style-name="ce14" office:value-type="string">
            <text:p>購置大中正社區活動中心辦公設備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5">
            <text:p>7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劉仁照</text:p>
          </table:table-cell>
          <table:table-cell table:style-name="ce14" office:value-type="string">
            <text:p>平鎮義消中隊購置山域及水域用裝備器材</text:p>
          </table:table-cell>
          <table:table-cell table:style-name="ce19" office:value-type="string">
            <text:p>消防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800">
            <text:p>8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消防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呂林小鳳</text:p>
          </table:table-cell>
          <table:table-cell table:style-name="ce14" office:value-type="string">
            <text:p>白鷲里辦公處購置影印機實施計畫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00">
            <text:p>1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楊朝偉</text:p>
          </table:table-cell>
          <table:table-cell table:style-name="ce14" office:value-type="string">
            <text:p>改善及充實環境設備</text:p>
          </table:table-cell>
          <table:table-cell table:style-name="ce19" office:value-type="string">
            <text:p>大溪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224">
            <text:p>1,224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大溪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許清順</text:p>
          </table:table-cell>
          <table:table-cell table:style-name="ce14" office:value-type="string">
            <text:p>106年度充實體育班棒球訓練器材採購</text:p>
          </table:table-cell>
          <table:table-cell table:style-name="ce19" office:value-type="string">
            <text:p>錦興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錦興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劉茂群</text:p>
          </table:table-cell>
          <table:table-cell table:style-name="ce14" office:value-type="string">
            <text:p>大和里辦公處購置護貝機設備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3">
            <text:p>33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淑真</text:p>
          </table:table-cell>
          <table:table-cell table:style-name="ce14" office:value-type="string">
            <text:p>陸光里活動中心購置音響等相關設備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400">
            <text:p>4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舒翠玲</text:p>
          </table:table-cell>
          <table:table-cell table:style-name="ce14" office:value-type="string">
            <text:p>山峰社區活動中心購置LED顯示屏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46">
            <text:p>46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陳麗莉</text:p>
          </table:table-cell>
          <table:table-cell table:style-name="ce14" office:value-type="string">
            <text:p>南崁國小教師用電腦更新</text:p>
          </table:table-cell>
          <table:table-cell table:style-name="ce19" office:value-type="string">
            <text:p>南崁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400">
            <text:p>1,4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南崁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彭俊豪</text:p>
          </table:table-cell>
          <table:table-cell table:style-name="ce14" office:value-type="string">
            <text:p>行政辦公室設備OA化</text:p>
          </table:table-cell>
          <table:table-cell table:style-name="ce19" office:value-type="string">
            <text:p>龍興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880">
            <text:p>88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興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閻中傑</text:p>
          </table:table-cell>
          <table:table-cell table:style-name="ce14" office:value-type="string">
            <text:p>烏林社區活動中心舞台地板修繕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6">
            <text:p>96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范綱祥</text:p>
          </table:table-cell>
          <table:table-cell table:style-name="ce14" office:value-type="string">
            <text:p>窗簾設備採購</text:p>
          </table:table-cell>
          <table:table-cell table:style-name="ce19" office:value-type="string">
            <text:p>東門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405">
            <text:p>40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東門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范綱祥</text:p>
          </table:table-cell>
          <table:table-cell table:style-name="ce14" office:value-type="string">
            <text:p>視聽教室吸隔音改善工程</text:p>
          </table:table-cell>
          <table:table-cell table:style-name="ce19" office:value-type="string">
            <text:p>西門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30">
            <text:p>73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西門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1">
          <table:table-cell table:style-name="ce6" office:value-type="string">
            <text:p>呂淑真</text:p>
          </table:table-cell>
          <table:table-cell table:style-name="ce14" office:value-type="string">
            <text:p>大和里集會所購置廚房設備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4">
            <text:p>34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淑真</text:p>
          </table:table-cell>
          <table:table-cell table:style-name="ce14" office:value-type="string">
            <text:p>購置高明里辦公處彩色影印機設備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70">
            <text:p>17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李曉鐘</text:p>
          </table:table-cell>
          <table:table-cell table:style-name="ce14" office:value-type="string">
            <text:p>建置數位多功能教室設備</text:p>
          </table:table-cell>
          <table:table-cell table:style-name="ce19" office:value-type="string">
            <text:p>北門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290">
            <text:p>1,29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北門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林政賢</text:p>
          </table:table-cell>
          <table:table-cell table:style-name="ce14" office:value-type="string">
            <text:p>校史室設備改善</text:p>
          </table:table-cell>
          <table:table-cell table:style-name="ce19" office:value-type="string">
            <text:p>建德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建德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2">
          <table:table-cell table:style-name="ce6" office:value-type="string">
            <text:p>黃景熙</text:p>
          </table:table-cell>
          <table:table-cell table:style-name="ce14" office:value-type="string">
            <text:p>桃園市國際英語村-文昌村轉型英語教學資源中心實施計畫</text:p>
          </table:table-cell>
          <table:table-cell table:style-name="ce19" office:value-type="string">
            <text:p>文昌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500">
            <text:p>2,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文昌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3">
          <table:table-cell table:style-name="ce6" office:value-type="string">
            <text:p>游吾和</text:p>
          </table:table-cell>
          <table:table-cell table:style-name="ce14" office:value-type="string">
            <text:p>操場旁廁所整修暨周邊環境改善工程</text:p>
          </table:table-cell>
          <table:table-cell table:style-name="ce19" office:value-type="string">
            <text:p>潮音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潮音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3">
          <table:table-cell table:style-name="ce6" office:value-type="string">
            <text:p>劉曾玉春</text:p>
          </table:table-cell>
          <table:table-cell table:style-name="ce14" office:value-type="string">
            <text:p>中壢區永福社區活動中心設施設備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9">
            <text:p>99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3">
          <table:table-cell table:style-name="ce6" office:value-type="string">
            <text:p>呂林小鳳</text:p>
          </table:table-cell>
          <table:table-cell table:style-name="ce14" office:value-type="string">
            <text:p>廣興社區活動中心桌球設備購置案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00">
            <text:p>1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3">
          <table:table-cell table:style-name="ce6" office:value-type="string">
            <text:p>呂林小鳳</text:p>
          </table:table-cell>
          <table:table-cell table:style-name="ce14" office:value-type="string">
            <text:p>茄白社區活動中心雜項設備購置案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1">
            <text:p>91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3">
          <table:table-cell table:style-name="ce6" office:value-type="string">
            <text:p>謝彰文</text:p>
          </table:table-cell>
          <table:table-cell table:style-name="ce14" office:value-type="string">
            <text:p>東社社區活動中心購置飲水機、投影設備、LED顯示屏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46">
            <text:p>146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3">
          <table:table-cell table:style-name="ce6" office:value-type="string">
            <text:p>楊朝偉</text:p>
          </table:table-cell>
          <table:table-cell table:style-name="ce14" office:value-type="string">
            <text:p>僑愛社區老人育樂中心油漆粉刷工程</text:p>
          </table:table-cell>
          <table:table-cell table:style-name="ce19" office:value-type="string">
            <text:p>大溪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24">
            <text:p>224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大溪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彭俊豪</text:p>
          </table:table-cell>
          <table:table-cell table:style-name="ce14" office:value-type="string">
            <text:p>106年學生置物櫃採購</text:p>
          </table:table-cell>
          <table:table-cell table:style-name="ce19" office:value-type="string">
            <text:p>內壢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334">
            <text:p>1,334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內壢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梁為超</text:p>
          </table:table-cell>
          <table:table-cell table:style-name="ce14" office:value-type="string">
            <text:p>龍昌里兒童遊戲中心辦公設備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9">
            <text:p>99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閻中傑</text:p>
          </table:table-cell>
          <table:table-cell table:style-name="ce14" office:value-type="string">
            <text:p>協勤及救災用裝備器材</text:p>
          </table:table-cell>
          <table:table-cell table:style-name="ce19" office:value-type="string">
            <text:p>消防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49">
            <text:p>549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消防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林小鳳</text:p>
          </table:table-cell>
          <table:table-cell table:style-name="ce14" office:value-type="string">
            <text:p>白鷺里廣播系統新設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611">
            <text:p>611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劉仁照</text:p>
          </table:table-cell>
          <table:table-cell table:style-name="ce14" office:value-type="string">
            <text:p>北華里辦公處購置公共用滅火器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98">
            <text:p>19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4">
          <table:table-cell table:style-name="ce6" office:value-type="string">
            <text:p>劉仁照</text:p>
          </table:table-cell>
          <table:table-cell table:style-name="ce14" office:value-type="string">
            <text:p>平鎮里辦公處購置戶外型LED高亮度全彩雙面字幕機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4">
            <text:p>54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徐玉樹</text:p>
          </table:table-cell>
          <table:table-cell table:style-name="ce14" office:value-type="string">
            <text:p>中興里辦公處塑膠椅及會議桌購置案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00">
            <text:p>1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呂淑真</text:p>
          </table:table-cell>
          <table:table-cell table:style-name="ce14" office:value-type="string">
            <text:p>大義社區活動中心大型烤箱購置案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7">
            <text:p>97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邱佳亮</text:p>
          </table:table-cell>
          <table:table-cell table:style-name="ce14" office:value-type="string">
            <text:p>望間里牛角彎5鄰至10鄰道路改善工程</text:p>
          </table:table-cell>
          <table:table-cell table:style-name="ce19" office:value-type="string">
            <text:p>新屋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500">
            <text:p>1,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新屋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楊家俍</text:p>
          </table:table-cell>
          <table:table-cell table:style-name="ce14" office:value-type="string">
            <text:p>龍潭分局新購及汰換辦公設備</text:p>
          </table:table-cell>
          <table:table-cell table:style-name="ce19" office:value-type="string">
            <text:p>警察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警察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淑真</text:p>
          </table:table-cell>
          <table:table-cell table:style-name="ce14" office:value-type="string">
            <text:p>大智里辦公處購置滅火器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50">
            <text:p>15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舒翠玲</text:p>
          </table:table-cell>
          <table:table-cell table:style-name="ce14" office:value-type="string">
            <text:p>106年智慧教室建置及教學設備更新</text:p>
          </table:table-cell>
          <table:table-cell table:style-name="ce19" office:value-type="string">
            <text:p>武漢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970">
            <text:p>3,97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武漢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呂淑真</text:p>
          </table:table-cell>
          <table:table-cell table:style-name="ce14" office:value-type="string">
            <text:p>高明里辦公處新設廣播系統</text:p>
          </table:table-cell>
          <table:table-cell table:style-name="ce19" office:value-type="string">
            <text:p>八德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八德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0">
          <table:table-cell table:style-name="ce6" office:value-type="string">
            <text:p>許清順</text:p>
          </table:table-cell>
          <table:table-cell table:style-name="ce14" office:value-type="string">
            <text:p>山鼻內厝聯合里民活動中心購置廣播(音響)系統</text:p>
          </table:table-cell>
          <table:table-cell table:style-name="ce19" office:value-type="string">
            <text:p>蘆竹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8">
            <text:p>9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蘆竹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彭俊豪</text:p>
          </table:table-cell>
          <table:table-cell table:style-name="ce14" office:value-type="string">
            <text:p>水溝蓋整修工程</text:p>
          </table:table-cell>
          <table:table-cell table:style-name="ce19" office:value-type="string">
            <text:p>山東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85">
            <text:p>8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山東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閻中傑</text:p>
          </table:table-cell>
          <table:table-cell table:style-name="ce14" office:value-type="string">
            <text:p>龍潭分局購置辦公設備</text:p>
          </table:table-cell>
          <table:table-cell table:style-name="ce19" office:value-type="string">
            <text:p>警察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500">
            <text:p>1,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警察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葉明月</text:p>
          </table:table-cell>
          <table:table-cell table:style-name="ce14" office:value-type="string">
            <text:p>和平里廣播系統設備建置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蘇家明</text:p>
          </table:table-cell>
          <table:table-cell table:style-name="ce14" office:value-type="string">
            <text:p>106年度辦公室環境改善採購案</text:p>
          </table:table-cell>
          <table:table-cell table:style-name="ce19" office:value-type="string">
            <text:p>福豐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300">
            <text:p>1,3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福豐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張運炳</text:p>
          </table:table-cell>
          <table:table-cell table:style-name="ce14" office:value-type="string">
            <text:p>福德里廣播系統設備建置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95">
            <text:p>79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張運炳</text:p>
          </table:table-cell>
          <table:table-cell table:style-name="ce14" office:value-type="string">
            <text:p>文化里廣播系統設備建置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99">
            <text:p>999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徐玉樹</text:p>
          </table:table-cell>
          <table:table-cell table:style-name="ce14" office:value-type="string">
            <text:p>石門社區辦公室設備及電視、點唱機購置</text:p>
          </table:table-cell>
          <table:table-cell table:style-name="ce19" office:value-type="string">
            <text:p>龍潭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4">
            <text:p>94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潭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歐炳辰</text:p>
          </table:table-cell>
          <table:table-cell table:style-name="ce14" office:value-type="string">
            <text:p>106年度活動中心冷氣設備與相關管線更新工程</text:p>
          </table:table-cell>
          <table:table-cell table:style-name="ce19" office:value-type="string">
            <text:p>觀音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988">
            <text:p>2,98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觀音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黃敬平</text:p>
          </table:table-cell>
          <table:table-cell table:style-name="ce14" office:value-type="string">
            <text:p>新英里里民活動場所購置飲水機及電視機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47">
            <text:p>47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梁為超</text:p>
          </table:table-cell>
          <table:table-cell table:style-name="ce14" office:value-type="string">
            <text:p>龍慈里租賃里民活動場所建置電子數位資訊看板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9">
            <text:p>99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梁為超</text:p>
          </table:table-cell>
          <table:table-cell table:style-name="ce14" office:value-type="string">
            <text:p>龍慈里租賃里民活動場所購置辦公室設備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9">
            <text:p>99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9">
          <table:table-cell table:style-name="ce6" office:value-type="string">
            <text:p>歐炳辰</text:p>
          </table:table-cell>
          <table:table-cell table:style-name="ce14" office:value-type="string">
            <text:p>體育班專訓燈具及國中部大樓設備</text:p>
          </table:table-cell>
          <table:table-cell table:style-name="ce19" office:value-type="string">
            <text:p>觀音高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800">
            <text:p>8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觀音高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梁為超</text:p>
          </table:table-cell>
          <table:table-cell table:style-name="ce14" office:value-type="string">
            <text:p>龍東里公用滅火器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600">
            <text:p>6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魯明哲</text:p>
          </table:table-cell>
          <table:table-cell table:style-name="ce14" office:value-type="string">
            <text:p>龍岡里公用滅火器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80">
            <text:p>78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3">
          <table:table-cell table:style-name="ce6" office:value-type="string">
            <text:p>張肇良</text:p>
          </table:table-cell>
          <table:table-cell table:style-name="ce14" office:value-type="string">
            <text:p>106年度數位多功能校園廣播設備更新計畫</text:p>
          </table:table-cell>
          <table:table-cell table:style-name="ce19" office:value-type="string">
            <text:p>永福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850">
            <text:p>85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永福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李柏坊</text:p>
          </table:table-cell>
          <table:table-cell table:style-name="ce14" office:value-type="string">
            <text:p>電源線槽改善工程</text:p>
          </table:table-cell>
          <table:table-cell table:style-name="ce19" office:value-type="string">
            <text:p>龍源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98">
            <text:p>98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龍源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范綱祥</text:p>
          </table:table-cell>
          <table:table-cell table:style-name="ce14" office:value-type="string">
            <text:p>音樂班樂器更新</text:p>
          </table:table-cell>
          <table:table-cell table:style-name="ce19" office:value-type="string">
            <text:p>中興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1365">
            <text:p>1,36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興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游吾和</text:p>
          </table:table-cell>
          <table:table-cell table:style-name="ce14" office:value-type="string">
            <text:p>體育班棒球隊訓練計畫</text:p>
          </table:table-cell>
          <table:table-cell table:style-name="ce19" office:value-type="string">
            <text:p>大園國中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大園國中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陳麗莉</text:p>
          </table:table-cell>
          <table:table-cell table:style-name="ce14" office:value-type="string">
            <text:p>太鼓隊樂器採購</text:p>
          </table:table-cell>
          <table:table-cell table:style-name="ce19" office:value-type="string">
            <text:p>大竹國小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800">
            <text:p>8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大竹國小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梁為超</text:p>
          </table:table-cell>
          <table:table-cell table:style-name="ce14" office:value-type="string">
            <text:p>至善里廣播系統設備建置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43">
            <text:p>743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黃傅淑香</text:p>
          </table:table-cell>
          <table:table-cell table:style-name="ce14" office:value-type="string">
            <text:p>普義里廣播系統設備建置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682">
            <text:p>682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邱奕勝</text:p>
          </table:table-cell>
          <table:table-cell table:style-name="ce14" office:value-type="string">
            <text:p>永興里廣播系統設備建置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755">
            <text:p>75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張運炳</text:p>
          </table:table-cell>
          <table:table-cell table:style-name="ce14" office:value-type="string">
            <text:p>福德里購置公用滅火器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455">
            <text:p>45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5">
          <table:table-cell table:style-name="ce6" office:value-type="string">
            <text:p>梁為超</text:p>
          </table:table-cell>
          <table:table-cell table:style-name="ce14" office:value-type="string">
            <text:p>仁祥里公用滅火器購置</text:p>
          </table:table-cell>
          <table:table-cell table:style-name="ce19" office:value-type="string">
            <text:p>中壢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500">
            <text:p>500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中壢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5">
          <table:table-cell table:style-name="ce6" office:value-type="string">
            <text:p>舒翠玲</text:p>
          </table:table-cell>
          <table:table-cell table:style-name="ce14" office:value-type="string">
            <text:p>山峰社區活動中心內部設施整修工程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3">
            <text:p>23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5">
          <table:table-cell table:style-name="ce6" office:value-type="string">
            <text:p>黃敬平</text:p>
          </table:table-cell>
          <table:table-cell table:style-name="ce14" office:value-type="string">
            <text:p>山峰社區活動中心內部設施整修工程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325">
            <text:p>32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5">
          <table:table-cell table:style-name="ce6" office:value-type="string">
            <text:p>劉仁照</text:p>
          </table:table-cell>
          <table:table-cell table:style-name="ce14" office:value-type="string">
            <text:p>山峰社區活動中心內部設施整修工程</text:p>
          </table:table-cell>
          <table:table-cell table:style-name="ce19" office:value-type="string">
            <text:p>平鎮區公所</text:p>
          </table:table-cell>
          <table:table-cell table:style-name="ce22" office:value-type="string" office:string-value="無">
            <text:p><text:s/>無 </text:p>
          </table:table-cell>
          <table:table-cell table:style-name="ce28" office:value-type="float" office:value="215">
            <text:p>215</text:p>
          </table:table-cell>
          <table:table-cell table:style-name="ce32" office:value-type="string">
            <text:p>工務業務-綜合規劃工作</text:p>
          </table:table-cell>
          <table:table-cell table:style-name="ce36" office:value-type="string">
            <text:p>平鎮區公所</text:p>
          </table:table-cell>
          <table:table-cell table:style-name="ce14" office:value-type="string">
            <text:p>辦理中</text:p>
          </table:table-cell>
          <table:table-cell table:style-name="ce14"/>
          <table:table-cell table:style-name="ce46"/>
          <table:table-cell table:number-columns-repeated="1014"/>
        </table:table-row>
        <table:table-row table:style-name="ro16">
          <table:table-cell table:style-name="ce7" office:value-type="string">
            <text:p>楊家俍<text:span text:style-name="T7">楊家俍楊家</text:span><text:span text:style-name="T7">俍楊家俍楊家俍楊</text:span><text:span text:style-name="T7">家俍楊家俍</text:span></text:p>
          </table:table-cell>
          <table:table-cell table:style-name="ce15" office:value-type="string">
            <text:p>北門國小校舍外牆磁磚暨周邊整修工程<text:span text:style-name="T7">北門國小校舍外</text:span><text:span text:style-name="T7">牆磁磚暨周邊整修</text:span><text:span text:style-name="T7">工程北門國小校舍</text:span><text:span text:style-name="T7">外牆磁磚暨周邊整</text:span><text:span text:style-name="T7">修工程北門國小校</text:span><text:span text:style-name="T7">舍外牆磁磚暨周邊</text:span><text:span text:style-name="T7">整修工程北門國小</text:span><text:span text:style-name="T7">校舍外牆磁磚暨周</text:span><text:span text:style-name="T7">邊整修工程北門國</text:span><text:span text:style-name="T7">小校舍外牆磁磚暨</text:span><text:span text:style-name="T7">周邊整修工程北門</text:span><text:span text:style-name="T7">國小校舍外牆磁磚</text:span><text:span text:style-name="T7">暨周邊整修工程</text:span></text:p>
          </table:table-cell>
          <table:table-cell table:style-name="ce20" office:value-type="string">
            <text:p>北門國小<text:span text:style-name="T7">北門國小</text:span><text:span text:style-name="T7">北門國小北門國小</text:span><text:span text:style-name="T7">北門國小北門國小</text:span><text:span text:style-name="T7">北門國小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2405">
            <text:p><text:s/>2,405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建築及設備計畫</text:span><text:span text:style-name="T14">-</text:span><text:span text:style-name="T15">會費</text:span><text:span text:style-name="T15">、捐助、補助、分攤、</text:span><text:span text:style-name="T15">照護、救濟與交流活動</text:span><text:span text:style-name="T15">費</text:span></text:p>
          </table:table-cell>
          <table:table-cell table:style-name="ce20" office:value-type="string">
            <text:p>北門國小<text:span text:style-name="T7">北門國小</text:span><text:span text:style-name="T7">北門國小北門國小</text:span><text:span text:style-name="T7">北門國小北門國小</text:span><text:span text:style-name="T7">北門國小</text:span></text:p>
          </table:table-cell>
          <table:table-cell table:style-name="ce39" office:value-type="string">
            <text:p>辦理中<text:span text:style-name="T7">辦理中辦理</text:span><text:span text:style-name="T7">中辦理中辦理中辦</text:span><text:span text:style-name="T7">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17">
          <table:table-cell table:style-name="ce7" office:value-type="string">
            <text:p>徐其萬<text:span text:style-name="T7">徐其萬徐其</text:span><text:span text:style-name="T7">萬徐其萬徐其萬徐</text:span><text:span text:style-name="T7">其萬徐其萬</text:span></text:p>
          </table:table-cell>
          <table:table-cell table:style-name="ce15" office:value-type="string">
            <text:p>菓林國小教室功課牌改善<text:span text:style-name="T7">菓林國小教</text:span><text:span text:style-name="T7">室功課牌改善菓林</text:span><text:span text:style-name="T7">國小教室功課牌改</text:span><text:span text:style-name="T7">善菓林國小教室功</text:span><text:span text:style-name="T7">課牌改善菓林國小</text:span><text:span text:style-name="T7">教室功課牌改善菓</text:span><text:span text:style-name="T7">林國小教室功課牌</text:span><text:span text:style-name="T7">改善菓林國小教室</text:span><text:span text:style-name="T7">功課牌改善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text:span text:style-name="T7">菓林國小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82">
            <text:p><text:s/>82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一般行政管理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一般行政管</text:span><text:span text:style-name="T15">理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一</text:span><text:span text:style-name="T15">般行政管理計畫</text:span><text:span text:style-name="T14">-</text:span><text:span text:style-name="T15">會費、</text:span><text:span text:style-name="T15">捐助、補助、分攤、照</text:span><text:span text:style-name="T15">護、救濟與交流活動費</text:span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text:span text:style-name="T7">菓林國小</text:span></text:p>
          </table:table-cell>
          <table:table-cell table:style-name="ce39" office:value-type="string">
            <text:p>小額採購逕洽廠商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/text:p>
          </table:table-cell>
          <table:table-cell table:style-name="ce45" office:value-type="string">
            <text:p>勝竣有限公司<text:span text:style-name="T7">勝竣</text:span><text:span text:style-name="T7">有限公司勝竣有限</text:span><text:span text:style-name="T7">公司勝竣有限公司</text:span><text:span text:style-name="T7">勝竣有限公司勝竣</text:span><text:span text:style-name="T7">有限公司勝竣有限</text:span><text:span text:style-name="T7">公司</text:span></text:p>
          </table:table-cell>
          <table:table-cell table:style-name="ce46"/>
          <table:table-cell table:number-columns-repeated="1014"/>
        </table:table-row>
        <table:table-row table:style-name="ro16">
          <table:table-cell table:style-name="ce7" office:value-type="string">
            <text:p>范綱祥<text:span text:style-name="T7">范綱祥范綱</text:span><text:span text:style-name="T7">祥范綱祥范綱祥范</text:span><text:span text:style-name="T7">綱祥范綱祥</text:span></text:p>
          </table:table-cell>
          <table:table-cell table:style-name="ce15" office:value-type="string">
            <text:p>中興國中司令台旗桿整修工程<text:span text:style-name="T7">中興國</text:span><text:span text:style-name="T7">中司令台旗桿整修</text:span><text:span text:style-name="T7">工程中興國中司令</text:span><text:span text:style-name="T7">台旗桿整修工程中</text:span><text:span text:style-name="T7">興國中司令台旗桿</text:span><text:span text:style-name="T7">整修工程中興國中</text:span><text:span text:style-name="T7">司令台旗桿整修工</text:span><text:span text:style-name="T7">程中興國中司令台</text:span><text:span text:style-name="T7">旗桿整修工程中興</text:span><text:span text:style-name="T7">國中司令台旗桿整</text:span><text:span text:style-name="T7">修工程</text:span></text:p>
          </table:table-cell>
          <table:table-cell table:style-name="ce20" office:value-type="string">
            <text:p>中興國中<text:span text:style-name="T7">中興國中</text:span><text:span text:style-name="T7">中興國中中興國中</text:span><text:span text:style-name="T7">中興國中中興國中</text:span><text:span text:style-name="T7">中興國中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160">
            <text:p><text:s/>16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建築及設備計畫</text:span><text:span text:style-name="T14">-</text:span><text:span text:style-name="T15">會費</text:span><text:span text:style-name="T15">、捐助、補助、分攤、</text:span><text:span text:style-name="T15">照護、救濟與交流活動</text:span><text:span text:style-name="T15">費</text:span></text:p>
          </table:table-cell>
          <table:table-cell table:style-name="ce20" office:value-type="string">
            <text:p>中興國中<text:span text:style-name="T7">中興國中</text:span><text:span text:style-name="T7">中興國中中興國中</text:span><text:span text:style-name="T7">中興國中中興國中</text:span><text:span text:style-name="T7">中興國中</text:span></text:p>
          </table:table-cell>
          <table:table-cell table:style-name="ce40" office:value-type="string">
            <text:p>公開取得報價單或企劃書<text:span text:style-name="T7">公開取得報</text:span><text:span text:style-name="T7">價單或企劃書公開</text:span><text:span text:style-name="T7">取得報價單或企劃</text:span><text:span text:style-name="T7">書公開取得報價單</text:span><text:span text:style-name="T7">或企劃書公開取得</text:span><text:span text:style-name="T7">報價單或企劃書公</text:span><text:span text:style-name="T7">開取得報價單或企</text:span><text:span text:style-name="T7">劃書公開取得報價</text:span><text:span text:style-name="T7">單或企劃書</text:span></text:p>
          </table:table-cell>
          <table:table-cell table:style-name="ce45" office:value-type="string">
            <text:p>上嘉室內裝修工程有限公司<text:span text:style-name="T7">上嘉室內</text:span><text:span text:style-name="T7">裝修工程有限公司</text:span><text:span text:style-name="T7">上嘉室內裝修工程</text:span><text:span text:style-name="T7">有限公司上嘉室內</text:span><text:span text:style-name="T7">裝修工程有限公司</text:span><text:span text:style-name="T7">上嘉室內裝修工程</text:span><text:span text:style-name="T7">有限公司上嘉室內</text:span><text:span text:style-name="T7">裝修工程有限公司</text:span><text:span text:style-name="T7">上嘉室內裝修工程</text:span><text:span text:style-name="T7">有限公司</text:span></text:p>
          </table:table-cell>
          <table:table-cell table:style-name="ce46"/>
          <table:table-cell table:number-columns-repeated="1014"/>
        </table:table-row>
        <table:table-row table:style-name="ro16">
          <table:table-cell table:style-name="ce7" office:value-type="string">
            <text:p>游吾和<text:span text:style-name="T7">游吾和游吾</text:span><text:span text:style-name="T7">和游吾和游吾和游</text:span><text:span text:style-name="T7">吾和游吾和</text:span></text:p>
          </table:table-cell>
          <table:table-cell table:style-name="ce15" office:value-type="string">
            <text:p>菓林國小視聽教室修繕及設備工程<text:span text:style-name="T7">菓</text:span><text:span text:style-name="T7">林國小視聽教室修</text:span><text:span text:style-name="T7">繕及設備工程菓林</text:span><text:span text:style-name="T7">國小視聽教室修繕</text:span><text:span text:style-name="T7">及設備工程菓林國</text:span><text:span text:style-name="T7">小視聽教室修繕及</text:span><text:span text:style-name="T7">設備工程菓林國小</text:span><text:span text:style-name="T7">視聽教室修繕及設</text:span><text:span text:style-name="T7">備工程菓林國小視</text:span><text:span text:style-name="T7">聽教室修繕及設備</text:span><text:span text:style-name="T7">工程菓林國小視聽</text:span><text:span text:style-name="T7">教室修繕及設備工</text:span><text:span text:style-name="T7">程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text:span text:style-name="T7">菓林國小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建築及設備計畫</text:span><text:span text:style-name="T14">-</text:span><text:span text:style-name="T15">會費</text:span><text:span text:style-name="T15">、捐助、補助、分攤、</text:span><text:span text:style-name="T15">照護、救濟與交流活動</text:span><text:span text:style-name="T15">費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text:span text:style-name="T7">菓林國小</text:span></text:p>
          </table:table-cell>
          <table:table-cell table:style-name="ce39" office:value-type="string">
            <text:p>公開招標<text:span text:style-name="T7">公開招標</text:span><text:span text:style-name="T7">公開招標公開招標</text:span><text:span text:style-name="T7">公開招標公開招標</text:span><text:span text:style-name="T7">公開招標</text:span></text:p>
          </table:table-cell>
          <table:table-cell table:style-name="ce45" office:value-type="string">
            <text:p>舜菖室內裝修工程有限公司<text:span text:style-name="T7">舜菖室內</text:span><text:span text:style-name="T7">裝修工程有限公司</text:span><text:span text:style-name="T7">舜菖室內裝修工程</text:span><text:span text:style-name="T7">有限公司舜菖室內</text:span><text:span text:style-name="T7">裝修工程有限公司</text:span><text:span text:style-name="T7">舜菖室內裝修工程</text:span><text:span text:style-name="T7">有限公司舜菖室內</text:span><text:span text:style-name="T7">裝修工程有限公司</text:span><text:span text:style-name="T7">舜菖室內裝修工程</text:span><text:span text:style-name="T7">有限公司</text:span></text:p>
          </table:table-cell>
          <table:table-cell table:style-name="ce46"/>
          <table:table-cell table:number-columns-repeated="1014"/>
        </table:table-row>
        <table:table-row table:style-name="ro16">
          <table:table-cell table:style-name="ce7" office:value-type="string">
            <text:p>萬美玲<text:span text:style-name="T7">萬美玲萬美</text:span><text:span text:style-name="T7">玲萬美玲萬美玲萬</text:span><text:span text:style-name="T7">美玲萬美玲</text:span></text:p>
          </table:table-cell>
          <table:table-cell table:style-name="ce15" office:value-type="string">
            <text:p><text:span text:style-name="T7">北門國小</text:span><text:span text:style-name="T11">105</text:span><text:span text:style-name="T12">學年度</text:span><text:span text:style-name="T12">教室環境及教學設</text:span><text:span text:style-name="T12">備改善工程北門國</text:span><text:span text:style-name="T12">小</text:span><text:span text:style-name="T11">105</text:span><text:span text:style-name="T12">學年度教室環</text:span><text:span text:style-name="T12">境及教學設備改善</text:span><text:span text:style-name="T12">工程北門國小</text:span><text:span text:style-name="T11">105</text:span><text:span text:style-name="T12">學</text:span><text:span text:style-name="T12">年度教室環境及教</text:span><text:span text:style-name="T12">學設備改善工程北</text:span><text:span text:style-name="T12">門國小</text:span><text:span text:style-name="T11">105</text:span><text:span text:style-name="T12">學年度教</text:span><text:span text:style-name="T12">室環境及教學設備</text:span><text:span text:style-name="T12">改善工程北門國小</text:span><text:span text:style-name="T11">105</text:span><text:span text:style-name="T12">學年度教室環境</text:span><text:span text:style-name="T12">及教學設備改善工</text:span><text:span text:style-name="T12">程北門國小</text:span><text:span text:style-name="T11">105</text:span><text:span text:style-name="T12">學年</text:span><text:span text:style-name="T12">度教室環境及教學</text:span><text:span text:style-name="T12">設備改善工程北門</text:span><text:span text:style-name="T12">國小</text:span><text:span text:style-name="T11">105</text:span><text:span text:style-name="T12">學年度教室</text:span><text:span text:style-name="T12">環境及教學設備改</text:span><text:span text:style-name="T12">善工程</text:span></text:p>
          </table:table-cell>
          <table:table-cell table:style-name="ce20" office:value-type="string">
            <text:p>北門國小<text:span text:style-name="T7">北門國小</text:span><text:span text:style-name="T7">北門國小北門國小</text:span><text:span text:style-name="T7">北門國小北門國小</text:span><text:span text:style-name="T7">北門國小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3000">
            <text:p><text:s/>3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建築及設備計畫</text:span><text:span text:style-name="T14">-</text:span><text:span text:style-name="T15">會費</text:span><text:span text:style-name="T15">、捐助、補助、分攤、</text:span><text:span text:style-name="T15">照護、救濟與交流活動</text:span><text:span text:style-name="T15">費</text:span></text:p>
          </table:table-cell>
          <table:table-cell table:style-name="ce20" office:value-type="string">
            <text:p>北門國小<text:span text:style-name="T7">北門國小</text:span><text:span text:style-name="T7">北門國小北門國小</text:span><text:span text:style-name="T7">北門國小北門國小</text:span><text:span text:style-name="T7">北門國小</text:span></text:p>
          </table:table-cell>
          <table:table-cell table:style-name="ce39" office:value-type="string">
            <text:p>辦理中<text:span text:style-name="T7">辦理中辦理</text:span><text:span text:style-name="T7">中辦理中辦理中辦</text:span><text:span text:style-name="T7">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16">
          <table:table-cell table:style-name="ce7" office:value-type="string">
            <text:p>徐其萬<text:span text:style-name="T7">徐其萬徐其</text:span><text:span text:style-name="T7">萬徐其萬徐其萬徐</text:span><text:span text:style-name="T7">其萬徐其萬</text:span></text:p>
          </table:table-cell>
          <table:table-cell table:style-name="ce15" office:value-type="string">
            <text:p>菓林國小辦公室資料櫃添購<text:span text:style-name="T7">菓林國小</text:span><text:span text:style-name="T7">辦公室資料櫃添購</text:span><text:span text:style-name="T7">菓林國小辦公室資</text:span><text:span text:style-name="T7">料櫃添購菓林國小</text:span><text:span text:style-name="T7">辦公室資料櫃添購</text:span><text:span text:style-name="T7">菓林國小辦公室資</text:span><text:span text:style-name="T7">料櫃添購菓林國小</text:span><text:span text:style-name="T7">辦公室資料櫃添購</text:span><text:span text:style-name="T7">菓林國小辦公室資</text:span><text:span text:style-name="T7">料櫃添購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text:span text:style-name="T7">菓林國小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96">
            <text:p><text:s/>96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建築及設備計畫</text:span><text:span text:style-name="T14">-</text:span><text:span text:style-name="T15">會費</text:span><text:span text:style-name="T15">、捐助、補助、分攤、</text:span><text:span text:style-name="T15">照護、救濟與交流活動</text:span><text:span text:style-name="T15">費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text:span text:style-name="T7">菓林國小</text:span></text:p>
          </table:table-cell>
          <table:table-cell table:style-name="ce39" office:value-type="string">
            <text:p>小額採購逕洽廠商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/text:p>
          </table:table-cell>
          <table:table-cell table:style-name="ce45" office:value-type="string">
            <text:p>文武匠室內裝修設計工程有限公司<text:span text:style-name="T7">文</text:span><text:span text:style-name="T7">武匠室內裝修設計</text:span><text:span text:style-name="T7">工程有限公司文武</text:span><text:span text:style-name="T7">匠室內裝修設計工</text:span><text:span text:style-name="T7">程有限公司文武匠</text:span><text:span text:style-name="T7">室內裝修設計工程</text:span><text:span text:style-name="T7">有限公司文武匠室</text:span><text:span text:style-name="T7">內裝修設計工程有</text:span><text:span text:style-name="T7">限公司文武匠室內</text:span><text:span text:style-name="T7">裝修設計工程有限</text:span><text:span text:style-name="T7">公司文武匠室內裝</text:span><text:span text:style-name="T7">修設計工程有限公</text:span><text:span text:style-name="T7">司</text:span></text:p>
          </table:table-cell>
          <table:table-cell table:style-name="ce46"/>
          <table:table-cell table:number-columns-repeated="1014"/>
        </table:table-row>
        <table:table-row table:style-name="ro16">
          <table:table-cell table:style-name="ce7" office:value-type="string">
            <text:p>陳瑛<text:span text:style-name="T7">陳瑛陳瑛陳瑛</text:span><text:span text:style-name="T7">陳瑛陳瑛陳瑛</text:span></text:p>
          </table:table-cell>
          <table:table-cell table:style-name="ce15" office:value-type="string">
            <text:p>三光國小戶外教學環境改善工程<text:span text:style-name="T7">三光</text:span><text:span text:style-name="T7">國小戶外教學環境</text:span><text:span text:style-name="T7">改善工程三光國小</text:span><text:span text:style-name="T7">戶外教學環境改善</text:span><text:span text:style-name="T7">工程三光國小戶外</text:span><text:span text:style-name="T7">教學環境改善工程</text:span><text:span text:style-name="T7">三光國小戶外教學</text:span><text:span text:style-name="T7">環境改善工程三光</text:span><text:span text:style-name="T7">國小戶外教學環境</text:span><text:span text:style-name="T7">改善工程三光國小</text:span><text:span text:style-name="T7">戶外教學環境改善</text:span><text:span text:style-name="T7">工程</text:span></text:p>
          </table:table-cell>
          <table:table-cell table:style-name="ce20" office:value-type="string">
            <text:p>三光國小<text:span text:style-name="T7">三光國小</text:span><text:span text:style-name="T7">三光國小三光國小</text:span><text:span text:style-name="T7">三光國小三光國小</text:span><text:span text:style-name="T7">三光國小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782">
            <text:p><text:s/>782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建築及設備計畫</text:span><text:span text:style-name="T14">-</text:span><text:span text:style-name="T15">會費</text:span><text:span text:style-name="T15">、捐助、補助、分攤、</text:span><text:span text:style-name="T15">照護、救濟與交流活動</text:span><text:span text:style-name="T15">費</text:span></text:p>
          </table:table-cell>
          <table:table-cell table:style-name="ce20" office:value-type="string">
            <text:p>三光國小<text:span text:style-name="T7">三光國小</text:span><text:span text:style-name="T7">三光國小三光國小</text:span><text:span text:style-name="T7">三光國小三光國小</text:span><text:span text:style-name="T7">三光國小</text:span></text:p>
          </table:table-cell>
          <table:table-cell table:style-name="ce39" office:value-type="string">
            <text:p>公開招標<text:span text:style-name="T7">公開招標</text:span><text:span text:style-name="T7">公開招標公開招標</text:span><text:span text:style-name="T7">公開招標公開招標</text:span><text:span text:style-name="T7">公開招標</text:span></text:p>
          </table:table-cell>
          <table:table-cell table:style-name="ce45" office:value-type="string">
            <text:p>瑪亨亨實業有限公司<text:span text:style-name="T7">瑪亨亨實業有限</text:span><text:span text:style-name="T7">公司瑪亨亨實業有</text:span><text:span text:style-name="T7">限公司瑪亨亨實業</text:span><text:span text:style-name="T7">有限公司瑪亨亨實</text:span><text:span text:style-name="T7">業有限公司瑪亨亨</text:span><text:span text:style-name="T7">實業有限公司瑪亨</text:span><text:span text:style-name="T7">亨實業有限公司</text:span></text:p>
          </table:table-cell>
          <table:table-cell table:style-name="ce46"/>
          <table:table-cell table:number-columns-repeated="1014"/>
        </table:table-row>
        <table:table-row table:style-name="ro18">
          <table:table-cell table:style-name="ce7" office:value-type="string">
            <text:p>范綱祥<text:span text:style-name="T7">范綱祥范綱</text:span><text:span text:style-name="T7">祥范綱祥范綱祥范</text:span><text:span text:style-name="T7">綱祥范綱祥</text:span></text:p>
          </table:table-cell>
          <table:table-cell table:style-name="ce15" office:value-type="string">
            <text:p>會稽國中更新語言教室設備<text:span text:style-name="T7">會稽國中</text:span><text:span text:style-name="T7">更新語言教室設備</text:span><text:span text:style-name="T7">會稽國中更新語言</text:span><text:span text:style-name="T7">教室設備會稽國中</text:span><text:span text:style-name="T7">更新語言教室設備</text:span><text:span text:style-name="T7">會稽國中更新語言</text:span><text:span text:style-name="T7">教室設備會稽國中</text:span><text:span text:style-name="T7">更新語言教室設備</text:span><text:span text:style-name="T7">會稽國中更新語言</text:span><text:span text:style-name="T7">教室設備</text:span></text:p>
          </table:table-cell>
          <table:table-cell table:style-name="ce20" office:value-type="string">
            <text:p>會稽國中<text:span text:style-name="T7">會稽國中</text:span><text:span text:style-name="T7">會稽國中會稽國中</text:span><text:span text:style-name="T7">會稽國中會稽國中</text:span><text:span text:style-name="T7">會稽國中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1813">
            <text:p><text:s/>1,813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會稽國中<text:span text:style-name="T7">會稽國中</text:span><text:span text:style-name="T7">會稽國中會稽國中</text:span><text:span text:style-name="T7">會稽國中會稽國中</text:span><text:span text:style-name="T7">會稽國中</text:span></text:p>
          </table:table-cell>
          <table:table-cell table:style-name="ce39" office:value-type="string">
            <text:p>共同供應契約<text:span text:style-name="T7">共同</text:span><text:span text:style-name="T7">供應契約共同供應</text:span><text:span text:style-name="T7">契約共同供應契約</text:span><text:span text:style-name="T7">共同供應契約共同</text:span><text:span text:style-name="T7">供應契約共同供應</text:span><text:span text:style-name="T7">契約</text:span></text:p>
          </table:table-cell>
          <table:table-cell table:style-name="ce45" office:value-type="string">
            <text:p>振元資訊有限公司<text:span text:style-name="T7">振元資訊有限公司</text:span><text:span text:style-name="T7">振元資訊有限公司</text:span><text:span text:style-name="T7">振元資訊有限公司</text:span><text:span text:style-name="T7">振元資訊有限公司</text:span><text:span text:style-name="T7">振元資訊有限公司</text:span><text:span text:style-name="T7">振元資訊有限公司</text:span></text:p>
          </table:table-cell>
          <table:table-cell table:style-name="ce46"/>
          <table:table-cell table:number-columns-repeated="1014"/>
        </table:table-row>
        <table:table-row table:style-name="ro18">
          <table:table-cell table:style-name="ce7" office:value-type="string">
            <text:p>范綱祥<text:span text:style-name="T7">范綱祥范綱</text:span><text:span text:style-name="T7">祥范綱祥范綱祥范</text:span><text:span text:style-name="T7">綱祥范綱祥</text:span></text:p>
          </table:table-cell>
          <table:table-cell table:style-name="ce15" office:value-type="string">
            <text:p>會稽國中更新校園廣播系統<text:span text:style-name="T7">會稽國中</text:span><text:span text:style-name="T7">更新校園廣播系統</text:span><text:span text:style-name="T7">會稽國中更新校園</text:span><text:span text:style-name="T7">廣播系統會稽國中</text:span><text:span text:style-name="T7">更新校園廣播系統</text:span><text:span text:style-name="T7">會稽國中更新校園</text:span><text:span text:style-name="T7">廣播系統會稽國中</text:span><text:span text:style-name="T7">更新校園廣播系統</text:span><text:span text:style-name="T7">會稽國中更新校園</text:span><text:span text:style-name="T7">廣播系統</text:span></text:p>
          </table:table-cell>
          <table:table-cell table:style-name="ce20" office:value-type="string">
            <text:p>會稽國中<text:span text:style-name="T7">會稽國中</text:span><text:span text:style-name="T7">會稽國中會稽國中</text:span><text:span text:style-name="T7">會稽國中會稽國中</text:span><text:span text:style-name="T7">會稽國中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388">
            <text:p><text:s/>388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會稽國中<text:span text:style-name="T7">會稽國中</text:span><text:span text:style-name="T7">會稽國中會稽國中</text:span><text:span text:style-name="T7">會稽國中會稽國中</text:span><text:span text:style-name="T7">會稽國中</text:span></text:p>
          </table:table-cell>
          <table:table-cell table:style-name="ce41" office:value-type="string">
            <text:p><text:span text:style-name="T7">共同供應契約</text:span></text:p>
            <text:p><text:span text:style-name="T7">小額採購逕洽廠商</text:span><text:span text:style-name="T7">共同供應契約</text:span></text:p>
            <text:p><text:span text:style-name="T7">小額採購逕洽廠商</text:span><text:span text:style-name="T7">共同供應契約</text:span></text:p>
            <text:p><text:span text:style-name="T7">小額採購逕洽廠商</text:span><text:span text:style-name="T7">共同供應契約</text:span></text:p>
            <text:p><text:span text:style-name="T7">小額採購逕洽廠商</text:span><text:span text:style-name="T7">共同供應契約</text:span></text:p>
            <text:p><text:span text:style-name="T7">小額採購逕洽廠商</text:span><text:span text:style-name="T7">共同供應契約</text:span></text:p>
            <text:p><text:span text:style-name="T7">小額採購逕洽廠商</text:span><text:span text:style-name="T7">共同供應契約</text:span></text:p>
            <text:p><text:span text:style-name="T7">小額採購逕洽廠商</text:span></text:p>
          </table:table-cell>
          <table:table-cell table:style-name="ce44" office:value-type="string">
            <text:p><text:span text:style-name="T7">訊發電子有限公司</text:span></text:p>
            <text:p><text:span text:style-name="T7">智鋼文教企業社訊</text:span><text:span text:style-name="T7">發電子有限公司</text:span></text:p>
            <text:p><text:span text:style-name="T7">智鋼文教企業社訊</text:span><text:span text:style-name="T7">發電子有限公司</text:span></text:p>
            <text:p><text:span text:style-name="T7">智鋼文教企業社訊</text:span><text:span text:style-name="T7">發電子有限公司</text:span></text:p>
            <text:p><text:span text:style-name="T7">智鋼文教企業社訊</text:span><text:span text:style-name="T7">發電子有限公司</text:span></text:p>
            <text:p><text:span text:style-name="T7">智鋼文教企業社訊</text:span><text:span text:style-name="T7">發電子有限公司</text:span></text:p>
            <text:p><text:span text:style-name="T7">智鋼文教企業社訊</text:span><text:span text:style-name="T7">發電子有限公司</text:span></text:p>
            <text:p><text:span text:style-name="T7">智鋼文教企業社</text:span></text:p>
          </table:table-cell>
          <table:table-cell table:style-name="ce46"/>
          <table:table-cell table:number-columns-repeated="1014"/>
        </table:table-row>
        <table:table-row table:style-name="ro16">
          <table:table-cell table:style-name="ce8" office:value-type="string">
            <text:p>萬美玲<text:span text:style-name="T7">萬美玲萬美玲</text:span><text:span text:style-name="T7">萬美玲萬美玲萬美</text:span><text:span text:style-name="T7">玲萬美玲</text:span></text:p>
          </table:table-cell>
          <table:table-cell table:style-name="ce16" office:value-type="string">
            <text:p><text:span text:style-name="T7">中興國中</text:span><text:span text:style-name="T11">106</text:span><text:span text:style-name="T12">年度冷</text:span><text:span text:style-name="T12">氣購置安裝案</text:span><text:span text:style-name="T11">(</text:span><text:span text:style-name="T12">含電</text:span><text:span text:style-name="T12">氣工程</text:span><text:span text:style-name="T11">)</text:span><text:span text:style-name="T12">中興國中</text:span><text:span text:style-name="T11">106</text:span><text:span text:style-name="T12">年度冷氣購置安裝</text:span><text:span text:style-name="T12">案</text:span><text:span text:style-name="T11">(</text:span><text:span text:style-name="T12">含電氣工程</text:span><text:span text:style-name="T11">)</text:span><text:span text:style-name="T12">中興</text:span><text:span text:style-name="T12">國中</text:span><text:span text:style-name="T11">106</text:span><text:span text:style-name="T12">年度冷氣購</text:span><text:span text:style-name="T12">置安裝案</text:span><text:span text:style-name="T11">(</text:span><text:span text:style-name="T12">含電氣工</text:span><text:span text:style-name="T12">程</text:span><text:span text:style-name="T11">)</text:span><text:span text:style-name="T12">中興國中</text:span><text:span text:style-name="T11">106</text:span><text:span text:style-name="T12">年度</text:span><text:span text:style-name="T12">冷氣購置安裝案</text:span><text:span text:style-name="T11">(</text:span><text:span text:style-name="T12">含</text:span><text:span text:style-name="T12">電氣工程</text:span><text:span text:style-name="T11">)</text:span><text:span text:style-name="T12">中興國中</text:span><text:span text:style-name="T11">106</text:span><text:span text:style-name="T12">年度冷氣購置安</text:span><text:span text:style-name="T12">裝案</text:span><text:span text:style-name="T11">(</text:span><text:span text:style-name="T12">含電氣工程</text:span><text:span text:style-name="T11">)</text:span><text:span text:style-name="T12">中</text:span><text:span text:style-name="T12">興國中</text:span><text:span text:style-name="T11">106</text:span><text:span text:style-name="T12">年度冷氣</text:span><text:span text:style-name="T12">購置安裝案</text:span><text:span text:style-name="T11">(</text:span><text:span text:style-name="T12">含電氣</text:span><text:span text:style-name="T12">工程</text:span><text:span text:style-name="T11">)</text:span><text:span text:style-name="T12">中興國中</text:span><text:span text:style-name="T11">106</text:span><text:span text:style-name="T12">年</text:span><text:span text:style-name="T12">度冷氣購置安裝案</text:span><text:span text:style-name="T11">(</text:span><text:span text:style-name="T12">含電氣工程</text:span><text:span text:style-name="T11">)</text:span></text:p>
          </table:table-cell>
          <table:table-cell table:style-name="ce21" office:value-type="string">
            <text:p>中興國中<text:span text:style-name="T7">中興國中中</text:span><text:span text:style-name="T7">興國中中興國中中</text:span><text:span text:style-name="T7">興國中中興國中中</text:span><text:span text:style-name="T7">興國中</text:span></text:p>
          </table:table-cell>
          <table:table-cell table:style-name="ce24" office:value-type="string">
            <text:p>無<text:span text:style-name="T7">無無無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建築及設備計畫</text:span><text:span text:style-name="T14">-</text:span><text:span text:style-name="T15">會費</text:span><text:span text:style-name="T15">、捐助、補助、分攤、</text:span><text:span text:style-name="T15">照護、救濟與交流活動</text:span><text:span text:style-name="T15">費</text:span></text:p>
          </table:table-cell>
          <table:table-cell table:style-name="ce21" office:value-type="string">
            <text:p>中興國中<text:span text:style-name="T7">中興國中中</text:span><text:span text:style-name="T7">興國中中興國中中</text:span><text:span text:style-name="T7">興國中中興國中中</text:span><text:span text:style-name="T7">興國中</text:span></text:p>
          </table:table-cell>
          <table:table-cell table:style-name="ce41" office:value-type="string">
            <text:p>公開招標<text:span text:style-name="T7">公開招標公</text:span><text:span text:style-name="T7">開招標公開招標公</text:span><text:span text:style-name="T7">開招標公開招標公</text:span><text:span text:style-name="T7">開招標</text:span></text:p>
          </table:table-cell>
          <table:table-cell table:style-name="ce44" office:value-type="string">
            <text:p>頂聖水電工程有限公司<text:span text:style-name="T7">頂聖水電工程有</text:span><text:span text:style-name="T7">限公司頂聖水電工</text:span><text:span text:style-name="T7">程有限公司頂聖水</text:span><text:span text:style-name="T7">電工程有限公司頂</text:span><text:span text:style-name="T7">聖水電工程有限公</text:span><text:span text:style-name="T7">司頂聖水電工程有</text:span><text:span text:style-name="T7">限公司頂聖水電工</text:span><text:span text:style-name="T7">程有限公司</text:span></text:p>
          </table:table-cell>
          <table:table-cell table:style-name="ce46"/>
          <table:table-cell table:number-columns-repeated="1014"/>
        </table:table-row>
        <table:table-row table:style-name="ro16">
          <table:table-cell table:style-name="ce8" office:value-type="string">
            <text:p>舒翠玲<text:span text:style-name="T7">舒翠玲舒翠玲</text:span><text:span text:style-name="T7">舒翠玲舒翠玲舒翠</text:span><text:span text:style-name="T7">玲舒翠玲</text:span></text:p>
          </table:table-cell>
          <table:table-cell table:style-name="ce16" office:value-type="string">
            <text:p>大崙國小走廊階梯及教室門改善工程<text:span text:style-name="T7">大崙</text:span><text:span text:style-name="T7">國小走廊階梯及教</text:span><text:span text:style-name="T7">室門改善工程大崙</text:span><text:span text:style-name="T7">國小走廊階梯及教</text:span><text:span text:style-name="T7">室門改善工程大崙</text:span><text:span text:style-name="T7">國小走廊階梯及教</text:span><text:span text:style-name="T7">室門改善工程大崙</text:span><text:span text:style-name="T7">國小走廊階梯及教</text:span><text:span text:style-name="T7">室門改善工程大崙</text:span><text:span text:style-name="T7">國小走廊階梯及教</text:span><text:span text:style-name="T7">室門改善工程大崙</text:span><text:span text:style-name="T7">國小走廊階梯及教</text:span><text:span text:style-name="T7">室門改善工程</text:span></text:p>
          </table:table-cell>
          <table:table-cell table:style-name="ce21" office:value-type="string">
            <text:p>大崙國小<text:span text:style-name="T7">大崙國小大</text:span><text:span text:style-name="T7">崙國小大崙國小大</text:span><text:span text:style-name="T7">崙國小大崙國小大</text:span><text:span text:style-name="T7">崙國小</text:span></text:p>
          </table:table-cell>
          <table:table-cell table:style-name="ce24" office:value-type="string">
            <text:p>無<text:span text:style-name="T7">無無無無無無</text:span></text:p>
          </table:table-cell>
          <table:table-cell table:style-name="ce29" office:value-type="float" office:value="94">
            <text:p><text:s/>94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建築及設備計畫</text:span><text:span text:style-name="T14">-</text:span><text:span text:style-name="T15">會費</text:span><text:span text:style-name="T15">、捐助、補助、分攤、</text:span><text:span text:style-name="T15">照護、救濟與交流活動</text:span><text:span text:style-name="T15">費</text:span></text:p>
          </table:table-cell>
          <table:table-cell table:style-name="ce21" office:value-type="string">
            <text:p>大崙國小<text:span text:style-name="T7">大崙國小大</text:span><text:span text:style-name="T7">崙國小大崙國小大</text:span><text:span text:style-name="T7">崙國小大崙國小大</text:span><text:span text:style-name="T7">崙國小</text:span></text:p>
          </table:table-cell>
          <table:table-cell table:style-name="ce41" office:value-type="string">
            <text:p>辦理中<text:span text:style-name="T7">辦理中辦理中</text:span><text:span text:style-name="T7">辦理中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黃敬平<text:span text:style-name="T7">黃敬平黃敬</text:span><text:span text:style-name="T7">平黃敬平黃敬平黃</text:span><text:span text:style-name="T7">敬平</text:span></text:p>
          </table:table-cell>
          <table:table-cell table:style-name="ce15" office:value-type="string">
            <text:p>山豐國小冷氣設備新設、更新暨電源改善計畫<text:span text:style-name="T7">山豐國小</text:span><text:span text:style-name="T7">冷氣設備新設、更</text:span><text:span text:style-name="T7">新暨電源改善計畫</text:span><text:span text:style-name="T7">山豐國小冷氣設備</text:span><text:span text:style-name="T7">新設、更新暨電源</text:span><text:span text:style-name="T7">改善計畫山豐國小</text:span><text:span text:style-name="T7">冷氣設備新設、更</text:span><text:span text:style-name="T7">新暨電源改善計畫</text:span><text:span text:style-name="T7">山豐國小冷氣設備</text:span><text:span text:style-name="T7">新設、更新暨電源</text:span><text:span text:style-name="T7">改善計畫山豐國小</text:span><text:span text:style-name="T7">冷氣設備新設、更</text:span><text:span text:style-name="T7">新暨電源改善計畫</text:span></text:p>
          </table:table-cell>
          <table:table-cell table:style-name="ce20" office:value-type="string">
            <text:p>山豐國小<text:span text:style-name="T7">山豐國小</text:span><text:span text:style-name="T7">山豐國小山豐國小</text:span><text:span text:style-name="T7">山豐國小山豐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1997">
            <text:p><text:s/>1,997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山豐國小<text:span text:style-name="T7">山豐國小</text:span><text:span text:style-name="T7">山豐國小山豐國小</text:span><text:span text:style-name="T7">山豐國小山豐國小</text:span></text:p>
          </table:table-cell>
          <table:table-cell table:style-name="ce39" office:value-type="string">
            <text:p>辦理中<text:span text:style-name="T7">辦理中辦理</text:span><text:span text:style-name="T7">中辦理中辦理中辦</text:span><text:span text:style-name="T7">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楊進福<text:span text:style-name="T7">楊進福楊進</text:span><text:span text:style-name="T7">福楊進福楊進福楊</text:span><text:span text:style-name="T7">進福</text:span></text:p>
          </table:table-cell>
          <table:table-cell table:style-name="ce15" office:value-type="string">
            <text:p>自強國小建置書法教室工程<text:span text:style-name="T7">自強國小</text:span><text:span text:style-name="T7">建置書法教室工程</text:span><text:span text:style-name="T7">自強國小建置書法</text:span><text:span text:style-name="T7">教室工程自強國小</text:span><text:span text:style-name="T7">建置書法教室工程</text:span><text:span text:style-name="T7">自強國小建置書法</text:span><text:span text:style-name="T7">教室工程自強國小</text:span><text:span text:style-name="T7">建置書法教室工程</text:span></text:p>
          </table:table-cell>
          <table:table-cell table:style-name="ce20" office:value-type="string">
            <text:p>自強國小<text:span text:style-name="T7">自強國小</text:span><text:span text:style-name="T7">自強國小自強國小</text:span><text:span text:style-name="T7">自強國小自強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136">
            <text:p><text:s/>136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自強國小<text:span text:style-name="T7">自強國小</text:span><text:span text:style-name="T7">自強國小自強國小</text:span><text:span text:style-name="T7">自強國小自強國小</text:span></text:p>
          </table:table-cell>
          <table:table-cell table:style-name="ce40" office:value-type="string">
            <text:p>公開取得報價單或企劃書<text:span text:style-name="T7">公開取得報</text:span><text:span text:style-name="T7">價單或企劃書公開</text:span><text:span text:style-name="T7">取得報價單或企劃</text:span><text:span text:style-name="T7">書公開取得報價單</text:span><text:span text:style-name="T7">或企劃書公開取得</text:span><text:span text:style-name="T7">報價單或企劃書公</text:span><text:span text:style-name="T7">開取得報價單或企</text:span><text:span text:style-name="T7">劃書</text:span></text:p>
          </table:table-cell>
          <table:table-cell table:style-name="ce45" office:value-type="string">
            <text:p>金字塔室內裝修工程行<text:span text:style-name="T7">金字塔室內裝</text:span><text:span text:style-name="T7">修工程行金字塔室</text:span><text:span text:style-name="T7">內裝修工程行金字</text:span><text:span text:style-name="T7">塔室內裝修工程行</text:span><text:span text:style-name="T7">金字塔室內裝修工</text:span><text:span text:style-name="T7">程行金字塔室內裝</text:span><text:span text:style-name="T7">修工程行</text:span></text:p>
          </table:table-cell>
          <table:table-cell table:style-name="ce46"/>
          <table:table-cell table:number-columns-repeated="1014"/>
        </table:table-row>
        <table:table-row table:style-name="ro20">
          <table:table-cell table:style-name="ce7" office:value-type="string">
            <text:p>游吾和<text:span text:style-name="T7">游吾和游吾</text:span><text:span text:style-name="T7">和游吾和游吾和游</text:span><text:span text:style-name="T7">吾和</text:span></text:p>
          </table:table-cell>
          <table:table-cell table:style-name="ce15" office:value-type="string">
            <text:p>菓林國小直笛隊樂器<text:span text:style-name="T7">菓林國小直笛隊</text:span><text:span text:style-name="T7">樂器菓林國小直笛</text:span><text:span text:style-name="T7">隊樂器菓林國小直</text:span><text:span text:style-name="T7">笛隊樂器菓林國小</text:span><text:span text:style-name="T7">直笛隊樂器菓林國</text:span><text:span text:style-name="T7">小直笛隊樂器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90">
            <text:p><text:s/>9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/text:p>
          </table:table-cell>
          <table:table-cell table:style-name="ce39" office:value-type="string">
            <text:p>小額採購逕洽廠商<text:span text:style-name="T7">小額採購逕洽廠商</text:span><text:span text:style-name="T7">小額採購逕洽廠商</text:span><text:span text:style-name="T7">小額採購逕洽廠商</text:span><text:span text:style-name="T7">小額採購逕洽廠商</text:span><text:span text:style-name="T7">小額採購逕洽廠商</text:span></text:p>
          </table:table-cell>
          <table:table-cell table:style-name="ce45" office:value-type="string">
            <text:p>高級樂器有限公司<text:span text:style-name="T7">高級樂器有限公司</text:span><text:span text:style-name="T7">高級樂器有限公司</text:span><text:span text:style-name="T7">高級樂器有限公司</text:span><text:span text:style-name="T7">高級樂器有限公司</text:span><text:span text:style-name="T7">高級樂器有限公司</text:span></text:p>
          </table:table-cell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郭麗華<text:span text:style-name="T7">郭麗華郭麗</text:span><text:span text:style-name="T7">華郭麗華郭麗華郭</text:span><text:span text:style-name="T7">麗華</text:span></text:p>
          </table:table-cell>
          <table:table-cell table:style-name="ce15" office:value-type="string">
            <text:p>大竹國小圖書室圖書採購<text:span text:style-name="T7">大竹國小圖</text:span><text:span text:style-name="T7">書室圖書採購大竹</text:span><text:span text:style-name="T7">國小圖書室圖書採</text:span><text:span text:style-name="T7">購大竹國小圖書室</text:span><text:span text:style-name="T7">圖書採購大竹國小</text:span><text:span text:style-name="T7">圖書室圖書採購大</text:span><text:span text:style-name="T7">竹國小圖書室圖書</text:span><text:span text:style-name="T7">採購</text:span></text:p>
          </table:table-cell>
          <table:table-cell table:style-name="ce20" office:value-type="string">
            <text:p>大竹國小<text:span text:style-name="T7">大竹國小</text:span><text:span text:style-name="T7">大竹國小大竹國小</text:span><text:span text:style-name="T7">大竹國小大竹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大竹國小<text:span text:style-name="T7">大竹國小</text:span><text:span text:style-name="T7">大竹國小大竹國小</text:span><text:span text:style-name="T7">大竹國小大竹國小</text:span></text:p>
          </table:table-cell>
          <table:table-cell table:style-name="ce39" office:value-type="string">
            <text:p>公開招標<text:span text:style-name="T7">公開招標</text:span><text:span text:style-name="T7">公開招標公開招標</text:span><text:span text:style-name="T7">公開招標公開招標</text:span></text:p>
          </table:table-cell>
          <table:table-cell table:style-name="ce45" office:value-type="string">
            <text:p>尚華文化事業有限公司<text:span text:style-name="T7">尚華文化事業</text:span><text:span text:style-name="T7">有限公司尚華文化</text:span><text:span text:style-name="T7">事業有限公司尚華</text:span><text:span text:style-name="T7">文化事業有限公司</text:span><text:span text:style-name="T7">尚華文化事業有限</text:span><text:span text:style-name="T7">公司尚華文化事業</text:span><text:span text:style-name="T7">有限公司</text:span></text:p>
          </table:table-cell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歐炳辰<text:span text:style-name="T7">歐炳辰歐炳</text:span><text:span text:style-name="T7">辰歐炳辰歐炳辰歐</text:span><text:span text:style-name="T7">炳辰</text:span></text:p>
          </table:table-cell>
          <table:table-cell table:style-name="ce15" office:value-type="string">
            <text:p>風雨教室新設冷氣採購案<text:span text:style-name="T7">風雨教室新</text:span><text:span text:style-name="T7">設冷氣採購案風雨</text:span><text:span text:style-name="T7">教室新設冷氣採購</text:span><text:span text:style-name="T7">案風雨教室新設冷</text:span><text:span text:style-name="T7">氣採購案風雨教室</text:span><text:span text:style-name="T7">新設冷氣採購案風</text:span><text:span text:style-name="T7">雨教室新設冷氣採</text:span><text:span text:style-name="T7">購案</text:span></text:p>
          </table:table-cell>
          <table:table-cell table:style-name="ce20" office:value-type="string">
            <text:p>崙坪國小<text:span text:style-name="T7">崙坪國小</text:span><text:span text:style-name="T7">崙坪國小崙坪國小</text:span><text:span text:style-name="T7">崙坪國小崙坪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800">
            <text:p><text:s/>8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崙坪國小<text:span text:style-name="T7">崙坪國小</text:span><text:span text:style-name="T7">崙坪國小崙坪國小</text:span><text:span text:style-name="T7">崙坪國小崙坪國小</text:span></text:p>
          </table:table-cell>
          <table:table-cell table:style-name="ce39" office:value-type="string">
            <text:p>辦理中<text:span text:style-name="T7">辦理中辦理</text:span><text:span text:style-name="T7">中辦理中辦理中辦</text:span><text:span text:style-name="T7">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蔡永芳<text:span text:style-name="T7">蔡永芳蔡永</text:span><text:span text:style-name="T7">芳蔡永芳蔡永芳蔡</text:span><text:span text:style-name="T7">永芳</text:span></text:p>
          </table:table-cell>
          <table:table-cell table:style-name="ce15" office:value-type="string">
            <text:p><text:span text:style-name="T7">建國國中</text:span><text:span text:style-name="T11">106</text:span><text:span text:style-name="T12">年改善</text:span><text:span text:style-name="T12">校園環境及教學設</text:span><text:span text:style-name="T12">備採購建國國中</text:span><text:span text:style-name="T11">106</text:span><text:span text:style-name="T12">年改善校園環境及</text:span><text:span text:style-name="T12">教學設備採購建國</text:span><text:span text:style-name="T12">國中</text:span><text:span text:style-name="T11">106</text:span><text:span text:style-name="T12">年改善校園</text:span><text:span text:style-name="T12">環境及教學設備採</text:span><text:span text:style-name="T12">購建國國中</text:span><text:span text:style-name="T11">106</text:span><text:span text:style-name="T12">年改</text:span><text:span text:style-name="T12">善校園環境及教學</text:span><text:span text:style-name="T12">設備採購建國國中</text:span><text:span text:style-name="T11">106</text:span><text:span text:style-name="T12">年改善校園環境</text:span><text:span text:style-name="T12">及教學設備採購建</text:span><text:span text:style-name="T12">國國中</text:span><text:span text:style-name="T11">106</text:span><text:span text:style-name="T12">年改善校</text:span><text:span text:style-name="T12">園環境及教學設備</text:span><text:span text:style-name="T12">採購</text:span></text:p>
          </table:table-cell>
          <table:table-cell table:style-name="ce20" office:value-type="string">
            <text:p>建國國中<text:span text:style-name="T7">建國國中</text:span><text:span text:style-name="T7">建國國中建國國中</text:span><text:span text:style-name="T7">建國國中建國國中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689.801">
            <text:p><text:s/>69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建國國中<text:span text:style-name="T7">建國國中</text:span><text:span text:style-name="T7">建國國中建國國中</text:span><text:span text:style-name="T7">建國國中建國國中</text:span></text:p>
          </table:table-cell>
          <table:table-cell table:style-name="ce39" office:value-type="string">
            <text:p>共同供應契約<text:span text:style-name="T7">共同</text:span><text:span text:style-name="T7">供應契約共同供應</text:span><text:span text:style-name="T7">契約共同供應契約</text:span><text:span text:style-name="T7">共同供應契約共同</text:span><text:span text:style-name="T7">供應契約</text:span></text:p>
          </table:table-cell>
          <table:table-cell table:style-name="ce45" office:value-type="string">
            <text:p>弘德實業有限公司<text:span text:style-name="T7">弘德實業有限公司</text:span><text:span text:style-name="T7">弘德實業有限公司</text:span><text:span text:style-name="T7">弘德實業有限公司</text:span><text:span text:style-name="T7">弘德實業有限公司</text:span><text:span text:style-name="T7">弘德實業有限公司</text:span></text:p>
          </table:table-cell>
          <table:table-cell table:style-name="ce46"/>
          <table:table-cell table:number-columns-repeated="1014"/>
        </table:table-row>
        <table:table-row table:style-name="ro20">
          <table:table-cell table:style-name="ce7" office:value-type="string">
            <text:p>郭麗華<text:span text:style-name="T7">郭麗華郭麗</text:span><text:span text:style-name="T7">華郭麗華郭麗華郭</text:span><text:span text:style-name="T7">麗華</text:span></text:p>
          </table:table-cell>
          <table:table-cell table:style-name="ce15" office:value-type="string">
            <text:p><text:span text:style-name="T7">大竹國中</text:span><text:span text:style-name="T11">106</text:span><text:span text:style-name="T12">年度班</text:span><text:span text:style-name="T12">級教室冷氣設備購</text:span><text:span text:style-name="T12">置大竹國中</text:span><text:span text:style-name="T11">106</text:span><text:span text:style-name="T12">年度</text:span><text:span text:style-name="T12">班級教室冷氣設備</text:span><text:span text:style-name="T12">購置大竹國中</text:span><text:span text:style-name="T11">106</text:span><text:span text:style-name="T12">年</text:span><text:span text:style-name="T12">度班級教室冷氣設</text:span><text:span text:style-name="T12">備購置大竹國中</text:span><text:span text:style-name="T11">106</text:span><text:span text:style-name="T12">年度班級教室冷氣</text:span><text:span text:style-name="T12">設備購置大竹國中</text:span><text:span text:style-name="T11">106</text:span><text:span text:style-name="T12">年度班級教室冷</text:span><text:span text:style-name="T12">氣設備購置大竹國</text:span><text:span text:style-name="T12">中</text:span><text:span text:style-name="T11">106</text:span><text:span text:style-name="T12">年度班級教室</text:span><text:span text:style-name="T12">冷氣設備購置</text:span></text:p>
          </table:table-cell>
          <table:table-cell table:style-name="ce20" office:value-type="string">
            <text:p>大竹國中<text:span text:style-name="T7">大竹國中</text:span><text:span text:style-name="T7">大竹國中大竹國中</text:span><text:span text:style-name="T7">大竹國中大竹國中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1642.788">
            <text:p><text:s/>1,643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大竹國中<text:span text:style-name="T7">大竹國中</text:span><text:span text:style-name="T7">大竹國中大竹國中</text:span><text:span text:style-name="T7">大竹國中大竹國中</text:span></text:p>
          </table:table-cell>
          <table:table-cell table:style-name="ce41" office:value-type="string">
            <text:p><text:span text:style-name="T7">公開取得報價單或</text:span><text:span text:style-name="T7">企劃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</text:span></text:p>
          </table:table-cell>
          <table:table-cell table:style-name="ce45" office:value-type="string">
            <text:p>豪鑫電機有限公司<text:span text:style-name="T7">豪鑫電機有限公司</text:span><text:span text:style-name="T7">豪鑫電機有限公司</text:span><text:span text:style-name="T7">豪鑫電機有限公司</text:span><text:span text:style-name="T7">豪鑫電機有限公司</text:span><text:span text:style-name="T7">豪鑫電機有限公司</text:span></text:p>
          </table:table-cell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陳麗莉<text:span text:style-name="T7">陳麗莉陳麗</text:span><text:span text:style-name="T7">莉陳麗莉陳麗莉陳</text:span><text:span text:style-name="T7">麗莉</text:span></text:p>
          </table:table-cell>
          <table:table-cell table:style-name="ce15" office:value-type="string">
            <text:p>蘆竹國小廚房整修工程<text:span text:style-name="T7">蘆竹國小廚房</text:span><text:span text:style-name="T7">整修工程蘆竹國小</text:span><text:span text:style-name="T7">廚房整修工程蘆竹</text:span><text:span text:style-name="T7">國小廚房整修工程</text:span><text:span text:style-name="T7">蘆竹國小廚房整修</text:span><text:span text:style-name="T7">工程蘆竹國小廚房</text:span><text:span text:style-name="T7">整修工程</text:span></text:p>
          </table:table-cell>
          <table:table-cell table:style-name="ce20" office:value-type="string">
            <text:p>蘆竹國小<text:span text:style-name="T7">蘆竹國小</text:span><text:span text:style-name="T7">蘆竹國小蘆竹國小</text:span><text:span text:style-name="T7">蘆竹國小蘆竹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702">
            <text:p><text:s/>702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蘆竹國小<text:span text:style-name="T7">蘆竹國小</text:span><text:span text:style-name="T7">蘆竹國小蘆竹國小</text:span><text:span text:style-name="T7">蘆竹國小蘆竹國小</text:span></text:p>
          </table:table-cell>
          <table:table-cell table:style-name="ce40" office:value-type="string">
            <text:p>公開取得報價單或企劃書<text:span text:style-name="T7">公開取得報</text:span><text:span text:style-name="T7">價單或企劃書公開</text:span><text:span text:style-name="T7">取得報價單或企劃</text:span><text:span text:style-name="T7">書公開取得報價單</text:span><text:span text:style-name="T7">或企劃書公開取得</text:span><text:span text:style-name="T7">報價單或企劃書公</text:span><text:span text:style-name="T7">開取得報價單或企</text:span><text:span text:style-name="T7">劃書</text:span></text:p>
          </table:table-cell>
          <table:table-cell table:style-name="ce45" office:value-type="string">
            <text:p>營光工程有限公司<text:span text:style-name="T7">營光工程有限公司</text:span><text:span text:style-name="T7">營光工程有限公司</text:span><text:span text:style-name="T7">營光工程有限公司</text:span><text:span text:style-name="T7">營光工程有限公司</text:span><text:span text:style-name="T7">營光工程有限公司</text:span></text:p>
          </table:table-cell>
          <table:table-cell table:style-name="ce46"/>
          <table:table-cell table:number-columns-repeated="1014"/>
        </table:table-row>
        <table:table-row table:style-name="ro21">
          <table:table-cell table:style-name="ce7" office:value-type="string">
            <text:p>梁為超<text:span text:style-name="T7">梁為超梁為</text:span><text:span text:style-name="T7">超梁為超梁為超梁</text:span><text:span text:style-name="T7">為超</text:span></text:p>
          </table:table-cell>
          <table:table-cell table:style-name="ce15" office:value-type="string">
            <text:p><text:span text:style-name="T7">中原國小</text:span><text:span text:style-name="T11">106</text:span><text:span text:style-name="T12">年度體</text:span><text:span text:style-name="T12">育班暨羽球培訓隊</text:span><text:span text:style-name="T12">訓練計畫中原國小</text:span><text:span text:style-name="T11">106</text:span><text:span text:style-name="T12">年度體育班暨羽</text:span><text:span text:style-name="T12">球培訓隊訓練計畫</text:span><text:span text:style-name="T12">中原國小</text:span><text:span text:style-name="T11">106</text:span><text:span text:style-name="T12">年度體</text:span><text:span text:style-name="T12">育班暨羽球培訓隊</text:span><text:span text:style-name="T12">訓練計畫中原國小</text:span><text:span text:style-name="T11">106</text:span><text:span text:style-name="T12">年度體育班暨羽</text:span><text:span text:style-name="T12">球培訓隊訓練計畫</text:span><text:span text:style-name="T12">中原國小</text:span><text:span text:style-name="T11">106</text:span><text:span text:style-name="T12">年度體</text:span><text:span text:style-name="T12">育班暨羽球培訓隊</text:span><text:span text:style-name="T12">訓練計畫中原國小</text:span><text:span text:style-name="T11">106</text:span><text:span text:style-name="T12">年度體育班暨羽</text:span><text:span text:style-name="T12">球培訓隊訓練計畫</text:span></text:p>
          </table:table-cell>
          <table:table-cell table:style-name="ce20" office:value-type="string">
            <text:p>中原國小<text:span text:style-name="T7">中原國小</text:span><text:span text:style-name="T7">中原國小中原國小</text:span><text:span text:style-name="T7">中原國小中原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253.6">
            <text:p><text:s/>254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一般行政管理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一般行政管</text:span><text:span text:style-name="T15">理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一</text:span><text:span text:style-name="T15">般行政管理計畫</text:span><text:span text:style-name="T14">-</text:span><text:span text:style-name="T15">會費、</text:span><text:span text:style-name="T15">捐助、補助、分攤、照</text:span><text:span text:style-name="T15">護、救濟與交流活動費</text:span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中原國小<text:span text:style-name="T7">中原國小</text:span><text:span text:style-name="T7">中原國小中原國小</text:span><text:span text:style-name="T7">中原國小中原國小</text:span></text:p>
          </table:table-cell>
          <table:table-cell table:style-name="ce40" office:value-type="string">
            <text:p>公開取得報價單或企劃書<text:span text:style-name="T7">公開取得報</text:span><text:span text:style-name="T7">價單或企劃書公開</text:span><text:span text:style-name="T7">取得報價單或企劃</text:span><text:span text:style-name="T7">書公開取得報價單</text:span><text:span text:style-name="T7">或企劃書公開取得</text:span><text:span text:style-name="T7">報價單或企劃書公</text:span><text:span text:style-name="T7">開取得報價單或企</text:span><text:span text:style-name="T7">劃書</text:span></text:p>
          </table:table-cell>
          <table:table-cell table:style-name="ce45" office:value-type="string">
            <text:p>寶獅維麒實業有限公司<text:span text:style-name="T7">寶獅維麒實業</text:span><text:span text:style-name="T7">有限公司寶獅維麒</text:span><text:span text:style-name="T7">實業有限公司寶獅</text:span><text:span text:style-name="T7">維麒實業有限公司</text:span><text:span text:style-name="T7">寶獅維麒實業有限</text:span><text:span text:style-name="T7">公司寶獅維麒實業</text:span><text:span text:style-name="T7">有限公司</text:span></text:p>
          </table:table-cell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徐其萬<text:span text:style-name="T7">徐其萬徐其</text:span><text:span text:style-name="T7">萬徐其萬徐其萬徐</text:span><text:span text:style-name="T7">其萬</text:span></text:p>
          </table:table-cell>
          <table:table-cell table:style-name="ce15" office:value-type="string">
            <text:p>菓林國小藝文廊道工程<text:span text:style-name="T7">菓林國小藝文</text:span><text:span text:style-name="T7">廊道工程菓林國小</text:span><text:span text:style-name="T7">藝文廊道工程菓林</text:span><text:span text:style-name="T7">國小藝文廊道工程</text:span><text:span text:style-name="T7">菓林國小藝文廊道</text:span><text:span text:style-name="T7">工程菓林國小藝文</text:span><text:span text:style-name="T7">廊道工程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600">
            <text:p><text:s/>6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/text:p>
          </table:table-cell>
          <table:table-cell table:style-name="ce39" office:value-type="string">
            <text:p>公開招標<text:span text:style-name="T7">公開招標</text:span><text:span text:style-name="T7">公開招標公開招標</text:span><text:span text:style-name="T7">公開招標公開招標</text:span></text:p>
          </table:table-cell>
          <table:table-cell table:style-name="ce45" office:value-type="string">
            <text:p>舜菖室內裝修工程有限公司<text:span text:style-name="T7">舜菖室內</text:span><text:span text:style-name="T7">裝修工程有限公司</text:span><text:span text:style-name="T7">舜菖室內裝修工程</text:span><text:span text:style-name="T7">有限公司舜菖室內</text:span><text:span text:style-name="T7">裝修工程有限公司</text:span><text:span text:style-name="T7">舜菖室內裝修工程</text:span><text:span text:style-name="T7">有限公司舜菖室內</text:span><text:span text:style-name="T7">裝修工程有限公司</text:span></text:p>
          </table:table-cell>
          <table:table-cell table:style-name="ce46"/>
          <table:table-cell table:number-columns-repeated="1014"/>
        </table:table-row>
        <table:table-row table:style-name="ro20">
          <table:table-cell table:style-name="ce7" office:value-type="string">
            <text:p>游吾和<text:span text:style-name="T7">游吾和游吾</text:span><text:span text:style-name="T7">和游吾和游吾和游</text:span><text:span text:style-name="T7">吾和</text:span></text:p>
          </table:table-cell>
          <table:table-cell table:style-name="ce15" office:value-type="string">
            <text:p><text:span text:style-name="T7">菓林國小</text:span><text:span text:style-name="T11">106</text:span><text:span text:style-name="T12">年度視</text:span><text:span text:style-name="T12">聽教學設備菓林國</text:span><text:span text:style-name="T12">小</text:span><text:span text:style-name="T11">106</text:span><text:span text:style-name="T12">年度視聽教學</text:span><text:span text:style-name="T12">設備菓林國小</text:span><text:span text:style-name="T11">106</text:span><text:span text:style-name="T12">年</text:span><text:span text:style-name="T12">度視聽教學設備菓</text:span><text:span text:style-name="T12">林國小</text:span><text:span text:style-name="T11">106</text:span><text:span text:style-name="T12">年度視聽</text:span><text:span text:style-name="T12">教學設備菓林國小</text:span><text:span text:style-name="T11">106</text:span><text:span text:style-name="T12">年度視聽教學設</text:span><text:span text:style-name="T12">備菓林國小</text:span><text:span text:style-name="T11">106</text:span><text:span text:style-name="T12">年度</text:span><text:span text:style-name="T12">視聽教學設備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400">
            <text:p><text:s/>4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text:span text:style-name="T7">菓林國小菓林國小</text:span></text:p>
          </table:table-cell>
          <table:table-cell table:style-name="ce40" office:value-type="string">
            <text:p>公開取得報價單或企劃書<text:span text:style-name="T7">公開取得報</text:span><text:span text:style-name="T7">價單或企劃書公開</text:span><text:span text:style-name="T7">取得報價單或企劃</text:span><text:span text:style-name="T7">書公開取得報價單</text:span><text:span text:style-name="T7">或企劃書公開取得</text:span><text:span text:style-name="T7">報價單或企劃書公</text:span><text:span text:style-name="T7">開取得報價單或企</text:span><text:span text:style-name="T7">劃書</text:span></text:p>
          </table:table-cell>
          <table:table-cell table:style-name="ce45" office:value-type="string">
            <text:p>震翰電腦事務設備社<text:span text:style-name="T7">震翰電腦事務設</text:span><text:span text:style-name="T7">備社震翰電腦事務</text:span><text:span text:style-name="T7">設備社震翰電腦事</text:span><text:span text:style-name="T7">務設備社震翰電腦</text:span><text:span text:style-name="T7">事務設備社震翰電</text:span><text:span text:style-name="T7">腦事務設備社</text:span></text:p>
          </table:table-cell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劉仁照<text:span text:style-name="T7">劉仁照劉仁</text:span><text:span text:style-name="T7">照劉仁照劉仁照劉</text:span><text:span text:style-name="T7">仁照</text:span></text:p>
          </table:table-cell>
          <table:table-cell table:style-name="ce15" office:value-type="string">
            <text:p>北勢國小專科教室整修工程<text:span text:style-name="T7">北勢國小</text:span><text:span text:style-name="T7">專科教室整修工程</text:span><text:span text:style-name="T7">北勢國小專科教室</text:span><text:span text:style-name="T7">整修工程北勢國小</text:span><text:span text:style-name="T7">專科教室整修工程</text:span><text:span text:style-name="T7">北勢國小專科教室</text:span><text:span text:style-name="T7">整修工程北勢國小</text:span><text:span text:style-name="T7">專科教室整修工程</text:span></text:p>
          </table:table-cell>
          <table:table-cell table:style-name="ce20" office:value-type="string">
            <text:p>北勢國小<text:span text:style-name="T7">北勢國小</text:span><text:span text:style-name="T7">北勢國小北勢國小</text:span><text:span text:style-name="T7">北勢國小北勢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916">
            <text:p><text:s/>916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北勢國小<text:span text:style-name="T7">北勢國小</text:span><text:span text:style-name="T7">北勢國小北勢國小</text:span><text:span text:style-name="T7">北勢國小北勢國小</text:span></text:p>
          </table:table-cell>
          <table:table-cell table:style-name="ce39" office:value-type="string">
            <text:p>辦理中<text:span text:style-name="T7">辦理中辦理</text:span><text:span text:style-name="T7">中辦理中辦理中辦</text:span><text:span text:style-name="T7">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0">
          <table:table-cell table:style-name="ce7" office:value-type="string">
            <text:p>梁為超<text:span text:style-name="T7">梁為超梁為</text:span><text:span text:style-name="T7">超梁為超梁為超梁</text:span><text:span text:style-name="T7">為超</text:span></text:p>
          </table:table-cell>
          <table:table-cell table:style-name="ce15" office:value-type="string">
            <text:p>忠福國小午餐廚房設備更新暨危險遊戲器材拆除<text:span text:style-name="T7">忠福國</text:span><text:span text:style-name="T7">小午餐廚房設備更</text:span><text:span text:style-name="T7">新暨危險遊戲器材</text:span><text:span text:style-name="T7">拆除忠福國小午餐</text:span><text:span text:style-name="T7">廚房設備更新暨危</text:span><text:span text:style-name="T7">險遊戲器材拆除忠</text:span><text:span text:style-name="T7">福國小午餐廚房設</text:span><text:span text:style-name="T7">備更新暨危險遊戲</text:span><text:span text:style-name="T7">器材拆除忠福國小</text:span><text:span text:style-name="T7">午餐廚房設備更新</text:span><text:span text:style-name="T7">暨危險遊戲器材拆</text:span><text:span text:style-name="T7">除忠福國小午餐廚</text:span><text:span text:style-name="T7">房設備更新暨危險</text:span><text:span text:style-name="T7">遊戲器材拆除</text:span></text:p>
          </table:table-cell>
          <table:table-cell table:style-name="ce20" office:value-type="string">
            <text:p>忠福國小<text:span text:style-name="T7">忠福國小</text:span><text:span text:style-name="T7">忠福國小忠福國小</text:span><text:span text:style-name="T7">忠福國小忠福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285">
            <text:p><text:s/>285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忠福國小<text:span text:style-name="T7">忠福國小</text:span><text:span text:style-name="T7">忠福國小忠福國小</text:span><text:span text:style-name="T7">忠福國小忠福國小</text:span></text:p>
          </table:table-cell>
          <table:table-cell table:style-name="ce39" office:value-type="string">
            <text:p>辦理中<text:span text:style-name="T7">辦理中辦理</text:span><text:span text:style-name="T7">中辦理中辦理中辦</text:span><text:span text:style-name="T7">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19">
          <table:table-cell table:style-name="ce7" office:value-type="string">
            <text:p>游吾和<text:span text:style-name="T7">游吾和游吾</text:span><text:span text:style-name="T7">和游吾和游吾和游</text:span><text:span text:style-name="T7">吾和</text:span></text:p>
          </table:table-cell>
          <table:table-cell table:style-name="ce15" office:value-type="string">
            <text:p><text:span text:style-name="T7">埔心國小多媒體教</text:span><text:span text:style-name="T7">室</text:span><text:span text:style-name="T11">(</text:span><text:span text:style-name="T12">一</text:span><text:span text:style-name="T11">)</text:span><text:span text:style-name="T12">整修工程埔心</text:span><text:span text:style-name="T12">國小多媒體教室</text:span><text:span text:style-name="T11">(</text:span><text:span text:style-name="T12">一</text:span><text:span text:style-name="T11">)</text:span><text:span text:style-name="T12">整修工程埔心國小</text:span><text:span text:style-name="T12">多媒體教室</text:span><text:span text:style-name="T11">(</text:span><text:span text:style-name="T12">一</text:span><text:span text:style-name="T11">)</text:span><text:span text:style-name="T12">整修</text:span><text:span text:style-name="T12">工程埔心國小多媒</text:span><text:span text:style-name="T12">體教室</text:span><text:span text:style-name="T11">(</text:span><text:span text:style-name="T12">一</text:span><text:span text:style-name="T11">)</text:span><text:span text:style-name="T12">整修工程</text:span><text:span text:style-name="T12">埔心國小多媒體教</text:span><text:span text:style-name="T12">室</text:span><text:span text:style-name="T11">(</text:span><text:span text:style-name="T12">一</text:span><text:span text:style-name="T11">)</text:span><text:span text:style-name="T12">整修工程埔心</text:span><text:span text:style-name="T12">國小多媒體教室</text:span><text:span text:style-name="T11">(</text:span><text:span text:style-name="T12">一</text:span><text:span text:style-name="T11">)</text:span><text:span text:style-name="T12">整修工程</text:span></text:p>
          </table:table-cell>
          <table:table-cell table:style-name="ce20" office:value-type="string">
            <text:p>埔心國小<text:span text:style-name="T7">埔心國小</text:span><text:span text:style-name="T7">埔心國小埔心國小</text:span><text:span text:style-name="T7">埔心國小埔心國小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埔心國小<text:span text:style-name="T7">埔心國小</text:span><text:span text:style-name="T7">埔心國小埔心國小</text:span><text:span text:style-name="T7">埔心國小埔心國小</text:span></text:p>
          </table:table-cell>
          <table:table-cell table:style-name="ce39" office:value-type="string">
            <text:p>辦理中<text:span text:style-name="T7">辦理中辦理</text:span><text:span text:style-name="T7">中辦理中辦理中辦</text:span><text:span text:style-name="T7">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19">
          <table:table-cell table:style-name="ce8" office:value-type="string">
            <text:p>彭俊豪<text:span text:style-name="T7">彭俊豪彭俊豪</text:span><text:span text:style-name="T7">彭俊豪彭俊豪彭俊</text:span><text:span text:style-name="T7">豪</text:span></text:p>
          </table:table-cell>
          <table:table-cell table:style-name="ce16" office:value-type="string">
            <text:p>中平國小學童安全遊具設施建置<text:span text:style-name="T7">中平國小</text:span><text:span text:style-name="T7">學童安全遊具設施</text:span><text:span text:style-name="T7">建置中平國小學童</text:span><text:span text:style-name="T7">安全遊具設施建置</text:span><text:span text:style-name="T7">中平國小學童安全</text:span><text:span text:style-name="T7">遊具設施建置中平</text:span><text:span text:style-name="T7">國小學童安全遊具</text:span><text:span text:style-name="T7">設施建置中平國小</text:span><text:span text:style-name="T7">學童安全遊具設施</text:span><text:span text:style-name="T7">建置</text:span></text:p>
          </table:table-cell>
          <table:table-cell table:style-name="ce21" office:value-type="string">
            <text:p>中平國小<text:span text:style-name="T7">中平國小中</text:span><text:span text:style-name="T7">平國小中平國小中</text:span><text:span text:style-name="T7">平國小中平國小</text:span></text:p>
          </table:table-cell>
          <table:table-cell table:style-name="ce24" office:value-type="string">
            <text:p>無<text:span text:style-name="T7">無無無無無</text:span></text:p>
          </table:table-cell>
          <table:table-cell table:style-name="ce29" office:value-type="float" office:value="400">
            <text:p><text:s/>40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桃園市政府</text:span><text:span text:style-name="T15">地方教育發展基金</text:span><text:span text:style-name="T14">-</text:span><text:span text:style-name="T15">建築</text:span><text:span text:style-name="T15">及設備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1" office:value-type="string">
            <text:p>中平國小<text:span text:style-name="T7">中平國小中</text:span><text:span text:style-name="T7">平國小中平國小中</text:span><text:span text:style-name="T7">平國小中平國小</text:span></text:p>
          </table:table-cell>
          <table:table-cell table:style-name="ce42" office:value-type="string">
            <text:p>公開取得報價單或企劃書<text:span text:style-name="T7">公開取得報價單</text:span><text:span text:style-name="T7">或企劃書公開取得</text:span><text:span text:style-name="T7">報價單或企劃書公</text:span><text:span text:style-name="T7">開取得報價單或企</text:span><text:span text:style-name="T7">劃書公開取得報價</text:span><text:span text:style-name="T7">單或企劃書公開取</text:span><text:span text:style-name="T7">得報價單或企劃書</text:span></text:p>
          </table:table-cell>
          <table:table-cell table:style-name="ce44" office:value-type="string">
            <text:p>寶頡有限公司<text:span text:style-name="T7">寶頡有</text:span><text:span text:style-name="T7">限公司寶頡有限公</text:span><text:span text:style-name="T7">司寶頡有限公司寶</text:span><text:span text:style-name="T7">頡有限公司寶頡有</text:span><text:span text:style-name="T7">限公司</text:span></text:p>
          </table:table-cell>
          <table:table-cell table:style-name="ce46"/>
          <table:table-cell table:number-columns-repeated="1014"/>
        </table:table-row>
        <table:table-row table:style-name="ro20">
          <table:table-cell table:style-name="ce8" office:value-type="string">
            <text:p>葉明月<text:span text:style-name="T7">葉明月葉明月</text:span><text:span text:style-name="T7">葉明月葉明月葉明</text:span><text:span text:style-name="T7">月</text:span></text:p>
          </table:table-cell>
          <table:table-cell table:style-name="ce16" office:value-type="string">
            <text:p>忠福國小一樓教室紗門窗裝設工程及教室資訊設備更新<text:span text:style-name="T7">忠福國</text:span><text:span text:style-name="T7">小一樓教室紗門窗</text:span><text:span text:style-name="T7">裝設工程及教室資</text:span><text:span text:style-name="T7">訊設備更新忠福國</text:span><text:span text:style-name="T7">小一樓教室紗門窗</text:span><text:span text:style-name="T7">裝設工程及教室資</text:span><text:span text:style-name="T7">訊設備更新忠福國</text:span><text:span text:style-name="T7">小一樓教室紗門窗</text:span><text:span text:style-name="T7">裝設工程及教室資</text:span><text:span text:style-name="T7">訊設備更新忠福國</text:span><text:span text:style-name="T7">小一樓教室紗門窗</text:span><text:span text:style-name="T7">裝設工程及教室資</text:span><text:span text:style-name="T7">訊設備更新忠福國</text:span><text:span text:style-name="T7">小一樓教室紗門窗</text:span><text:span text:style-name="T7">裝設工程及教室資</text:span><text:span text:style-name="T7">訊設備更新</text:span></text:p>
          </table:table-cell>
          <table:table-cell table:style-name="ce21" office:value-type="string">
            <text:p>忠福國小<text:span text:style-name="T7">忠福國小忠</text:span><text:span text:style-name="T7">福國小忠福國小忠</text:span><text:span text:style-name="T7">福國小忠福國小</text:span></text:p>
          </table:table-cell>
          <table:table-cell table:style-name="ce24" office:value-type="string">
            <text:p>無<text:span text:style-name="T7">無無無無無</text:span></text:p>
          </table:table-cell>
          <table:table-cell table:style-name="ce29" table:formula="of:=165+603.192" office:value-type="float" office:value="768.192">
            <text:p><text:s/>768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1" office:value-type="string">
            <text:p>忠福國小<text:span text:style-name="T7">忠福國小忠</text:span><text:span text:style-name="T7">福國小忠福國小忠</text:span><text:span text:style-name="T7">福國小忠福國小</text:span></text:p>
          </table:table-cell>
          <table:table-cell table:style-name="ce41" office:value-type="string">
            <text:p><text:span text:style-name="T7">公開取得報價單或</text:span><text:span text:style-name="T7">企劃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</text:span></text:p>
          </table:table-cell>
          <table:table-cell table:style-name="ce44" office:value-type="string">
            <text:p><text:span text:style-name="T7">兆鈜工程有限公司</text:span></text:p>
            <text:p><text:span text:style-name="T7">振元資訊有限公司</text:span><text:span text:style-name="T7">兆鈜工程有限公司</text:span></text:p>
            <text:p><text:span text:style-name="T7">振元資訊有限公司</text:span><text:span text:style-name="T7">兆鈜工程有限公司</text:span></text:p>
            <text:p><text:span text:style-name="T7">振元資訊有限公司</text:span><text:span text:style-name="T7">兆鈜工程有限公司</text:span></text:p>
            <text:p><text:span text:style-name="T7">振元資訊有限公司</text:span><text:span text:style-name="T7">兆鈜工程有限公司</text:span></text:p>
            <text:p><text:span text:style-name="T7">振元資訊有限公司</text:span><text:span text:style-name="T7">兆鈜工程有限公司</text:span></text:p>
            <text:p><text:span text:style-name="T7">振元資訊有限公司</text:span></text:p>
          </table:table-cell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邱奕勝<text:span text:style-name="T7">邱奕勝邱奕</text:span><text:span text:style-name="T7">勝邱奕勝邱奕勝</text:span></text:p>
          </table:table-cell>
          <table:table-cell table:style-name="ce15" office:value-type="string">
            <text:p>大崙國中行政大樓屋頂防水隔熱整修工程<text:span text:style-name="T7">大崙國中行政</text:span><text:span text:style-name="T7">大樓屋頂防水隔熱</text:span><text:span text:style-name="T7">整修工程大崙國中</text:span><text:span text:style-name="T7">行政大樓屋頂防水</text:span><text:span text:style-name="T7">隔熱整修工程大崙</text:span><text:span text:style-name="T7">國中行政大樓屋頂</text:span><text:span text:style-name="T7">防水隔熱整修工程</text:span><text:span text:style-name="T7">大崙國中行政大樓</text:span><text:span text:style-name="T7">屋頂防水隔熱整修</text:span><text:span text:style-name="T7">工程</text:span></text:p>
          </table:table-cell>
          <table:table-cell table:style-name="ce20" office:value-type="string">
            <text:p>大崙國中<text:span text:style-name="T7">大崙國中</text:span><text:span text:style-name="T7">大崙國中大崙國中</text:span><text:span text:style-name="T7">大崙國中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1267">
            <text:p><text:s/>1,267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大崙國中<text:span text:style-name="T7">大崙國中</text:span><text:span text:style-name="T7">大崙國中大崙國中</text:span><text:span text:style-name="T7">大崙國中</text:span></text:p>
          </table:table-cell>
          <table:table-cell table:style-name="ce39" office:value-type="string">
            <text:p>公開招標<text:span text:style-name="T7">公開招標</text:span><text:span text:style-name="T7">公開招標公開招標</text:span><text:span text:style-name="T7">公開招標</text:span></text:p>
          </table:table-cell>
          <table:table-cell table:style-name="ce45" office:value-type="string">
            <text:p>禾加園營造有限公司<text:span text:style-name="T7">禾加園營造有限</text:span><text:span text:style-name="T7">公司禾加園營造有</text:span><text:span text:style-name="T7">限公司禾加園營造</text:span><text:span text:style-name="T7">有限公司禾加園營</text:span><text:span text:style-name="T7">造有限公司</text:span></text:p>
          </table:table-cell>
          <table:table-cell table:style-name="ce46"/>
          <table:table-cell table:number-columns-repeated="1014"/>
        </table:table-row>
        <table:table-row table:style-name="ro23">
          <table:table-cell table:style-name="ce7" office:value-type="string">
            <text:p>林俐玲<text:span text:style-name="T7">林俐玲林俐</text:span><text:span text:style-name="T7">玲林俐玲林俐玲</text:span></text:p>
          </table:table-cell>
          <table:table-cell table:style-name="ce15" office:value-type="string">
            <text:p>幸福國中中庭集合、教室暨校園音響廣播系統更新<text:span text:style-name="T7">幸福</text:span><text:span text:style-name="T7">國中中庭集合、教</text:span><text:span text:style-name="T7">室暨校園音響廣播</text:span><text:span text:style-name="T7">系統更新幸福國中</text:span><text:span text:style-name="T7">中庭集合、教室暨</text:span><text:span text:style-name="T7">校園音響廣播系統</text:span><text:span text:style-name="T7">更新幸福國中中庭</text:span><text:span text:style-name="T7">集合、教室暨校園</text:span><text:span text:style-name="T7">音響廣播系統更新</text:span><text:span text:style-name="T7">幸福國中中庭集合</text:span><text:span text:style-name="T7">、教室暨校園音響</text:span><text:span text:style-name="T7">廣播系統更新</text:span></text:p>
          </table:table-cell>
          <table:table-cell table:style-name="ce20" office:value-type="string">
            <text:p>幸福國中<text:span text:style-name="T7">幸福國中</text:span><text:span text:style-name="T7">幸福國中幸福國中</text:span><text:span text:style-name="T7">幸福國中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2500">
            <text:p><text:s/>2,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幸福國中<text:span text:style-name="T7">幸福國中</text:span><text:span text:style-name="T7">幸福國中幸福國中</text:span><text:span text:style-name="T7">幸福國中</text:span></text:p>
          </table:table-cell>
          <table:table-cell table:style-name="ce41" office:value-type="string">
            <text:p><text:span text:style-name="T7">公開取得報價單或</text:span><text:span text:style-name="T7">企劃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公開</text:span><text:span text:style-name="T7">取得報價單或企劃</text:span><text:span text:style-name="T7">書</text:span></text:p>
            <text:p><text:span text:style-name="T7">共同供應契約</text:span></text:p>
          </table:table-cell>
          <table:table-cell table:style-name="ce44" office:value-type="string">
            <text:p><text:span text:style-name="T7">展綱企業有限公司</text:span></text:p>
            <text:p><text:span text:style-name="T7">點石科技有限公司</text:span><text:span text:style-name="T7">展綱企業有限公司</text:span></text:p>
            <text:p><text:span text:style-name="T7">點石科技有限公司</text:span><text:span text:style-name="T7">展綱企業有限公司</text:span></text:p>
            <text:p><text:span text:style-name="T7">點石科技有限公司</text:span><text:span text:style-name="T7">展綱企業有限公司</text:span></text:p>
            <text:p><text:span text:style-name="T7">點石科技有限公司</text:span><text:span text:style-name="T7">展綱企業有限公司</text:span></text:p>
            <text:p><text:span text:style-name="T7">點石科技有限公司</text:span></text:p>
          </table:table-cell>
          <table:table-cell table:style-name="ce46"/>
          <table:table-cell table:number-columns-repeated="1014"/>
        </table:table-row>
        <table:table-row table:style-name="ro24">
          <table:table-cell table:style-name="ce7" office:value-type="string">
            <text:p>閻中傑<text:span text:style-name="T7">閻中傑閻中</text:span><text:span text:style-name="T7">傑閻中傑閻中傑</text:span></text:p>
          </table:table-cell>
          <table:table-cell table:style-name="ce15" office:value-type="string">
            <text:p>石門國小教室節能循環設備改善<text:span text:style-name="T7">石門</text:span><text:span text:style-name="T7">國小教室節能循環</text:span><text:span text:style-name="T7">設備改善石門國小</text:span><text:span text:style-name="T7">教室節能循環設備</text:span><text:span text:style-name="T7">改善石門國小教室</text:span><text:span text:style-name="T7">節能循環設備改善</text:span><text:span text:style-name="T7">石門國小教室節能</text:span><text:span text:style-name="T7">循環設備改善</text:span></text:p>
          </table:table-cell>
          <table:table-cell table:style-name="ce20" office:value-type="string">
            <text:p>石門國中<text:span text:style-name="T7">石門國中</text:span><text:span text:style-name="T7">石門國中石門國中</text:span><text:span text:style-name="T7">石門國中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700">
            <text:p><text:s/>7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一般行政管理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一般行政管</text:span><text:span text:style-name="T15">理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一</text:span><text:span text:style-name="T15">般行政管理計畫</text:span><text:span text:style-name="T14">-</text:span><text:span text:style-name="T15">會費、</text:span><text:span text:style-name="T15">捐助、補助、分攤、照</text:span><text:span text:style-name="T15">護、救濟與交流活動費</text:span></text:p>
          </table:table-cell>
          <table:table-cell table:style-name="ce20" office:value-type="string">
            <text:p>石門國中<text:span text:style-name="T7">石門國中</text:span><text:span text:style-name="T7">石門國中石門國中</text:span><text:span text:style-name="T7">石門國中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游吾和<text:span text:style-name="T7">游吾和游吾</text:span><text:span text:style-name="T7">和游吾和游吾和</text:span></text:p>
          </table:table-cell>
          <table:table-cell table:style-name="ce15" office:value-type="string">
            <text:p>竹圍國中校園排水管路改善工程<text:span text:style-name="T7">竹圍</text:span><text:span text:style-name="T7">國中校園排水管路</text:span><text:span text:style-name="T7">改善工程竹圍國中</text:span><text:span text:style-name="T7">校園排水管路改善</text:span><text:span text:style-name="T7">工程竹圍國中校園</text:span><text:span text:style-name="T7">排水管路改善工程</text:span><text:span text:style-name="T7">竹圍國中校園排水</text:span><text:span text:style-name="T7">管路改善工程</text:span></text:p>
          </table:table-cell>
          <table:table-cell table:style-name="ce20" office:value-type="string">
            <text:p>竹圍國中<text:span text:style-name="T7">竹圍國中</text:span><text:span text:style-name="T7">竹圍國中竹圍國中</text:span><text:span text:style-name="T7">竹圍國中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竹圍國中<text:span text:style-name="T7">竹圍國中</text:span><text:span text:style-name="T7">竹圍國中竹圍國中</text:span><text:span text:style-name="T7">竹圍國中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李柏坊<text:span text:style-name="T7">李柏坊李柏</text:span><text:span text:style-name="T7">坊李柏坊李柏坊</text:span></text:p>
          </table:table-cell>
          <table:table-cell table:style-name="ce15" office:value-type="string">
            <text:p>員樹林國小教職員廁所暨周邊環境改善工程<text:span text:style-name="T7">員樹林國小</text:span><text:span text:style-name="T7">教職員廁所暨周邊</text:span><text:span text:style-name="T7">環境改善工程員樹</text:span><text:span text:style-name="T7">林國小教職員廁所</text:span><text:span text:style-name="T7">暨周邊環境改善工</text:span><text:span text:style-name="T7">程員樹林國小教職</text:span><text:span text:style-name="T7">員廁所暨周邊環境</text:span><text:span text:style-name="T7">改善工程員樹林國</text:span><text:span text:style-name="T7">小教職員廁所暨周</text:span><text:span text:style-name="T7">邊環境改善工程</text:span></text:p>
          </table:table-cell>
          <table:table-cell table:style-name="ce20" office:value-type="string">
            <text:p>員樹林國小<text:span text:style-name="T7">員樹林</text:span><text:span text:style-name="T7">國小員樹林國小員</text:span><text:span text:style-name="T7">樹林國小員樹林國</text:span><text:span text:style-name="T7">小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1500">
            <text:p><text:s/>1,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員樹林國小<text:span text:style-name="T7">員樹林</text:span><text:span text:style-name="T7">國小員樹林國小員</text:span><text:span text:style-name="T7">樹林國小員樹林國</text:span><text:span text:style-name="T7">小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梁為超<text:span text:style-name="T7">梁為超梁為</text:span><text:span text:style-name="T7">超梁為超梁為超</text:span></text:p>
          </table:table-cell>
          <table:table-cell table:style-name="ce15" office:value-type="string">
            <text:p><text:span text:style-name="T7">東興國中空調設備</text:span><text:span text:style-name="T7">更新改善</text:span><text:span text:style-name="T11">-</text:span><text:span text:style-name="T12">學生活動</text:span><text:span text:style-name="T12">中心空調汰舊換新</text:span><text:span text:style-name="T12">東興國中空調設備</text:span><text:span text:style-name="T12">更新改善</text:span><text:span text:style-name="T11">-</text:span><text:span text:style-name="T12">學生活動</text:span><text:span text:style-name="T12">中心空調汰舊換新</text:span><text:span text:style-name="T12">東興國中空調設備</text:span><text:span text:style-name="T12">更新改善</text:span><text:span text:style-name="T11">-</text:span><text:span text:style-name="T12">學生活動</text:span><text:span text:style-name="T12">中心空調汰舊換新</text:span><text:span text:style-name="T12">東興國中空調設備</text:span><text:span text:style-name="T12">更新改善</text:span><text:span text:style-name="T11">-</text:span><text:span text:style-name="T12">學生活動</text:span><text:span text:style-name="T12">中心空調汰舊換新</text:span><text:span text:style-name="T12">東興國中空調設備</text:span><text:span text:style-name="T12">更新改善</text:span><text:span text:style-name="T11">-</text:span><text:span text:style-name="T12">學生活動</text:span><text:span text:style-name="T12">中心空調汰舊換新</text:span></text:p>
          </table:table-cell>
          <table:table-cell table:style-name="ce20" office:value-type="string">
            <text:p>東興國中<text:span text:style-name="T7">東興國中</text:span><text:span text:style-name="T7">東興國中東興國中</text:span><text:span text:style-name="T7">東興國中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987.55">
            <text:p><text:s/>988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東興國中<text:span text:style-name="T7">東興國中</text:span><text:span text:style-name="T7">東興國中東興國中</text:span><text:span text:style-name="T7">東興國中</text:span></text:p>
          </table:table-cell>
          <table:table-cell table:style-name="ce39" office:value-type="string">
            <text:p>公開招標<text:span text:style-name="T7">公開招標</text:span><text:span text:style-name="T7">公開招標公開招標</text:span><text:span text:style-name="T7">公開招標</text:span></text:p>
          </table:table-cell>
          <table:table-cell table:style-name="ce45" office:value-type="string">
            <text:p>佶興工程行<text:span text:style-name="T7">佶興工</text:span><text:span text:style-name="T7">程行佶興工程行佶</text:span><text:span text:style-name="T7">興工程行佶興工程</text:span><text:span text:style-name="T7">行</text:span></text:p>
          </table:table-cell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歐炳辰<text:span text:style-name="T7">歐炳辰歐炳</text:span><text:span text:style-name="T7">辰歐炳辰歐炳辰</text:span></text:p>
          </table:table-cell>
          <table:table-cell table:style-name="ce15" office:value-type="string">
            <text:p><text:span text:style-name="T7">崙坪國小風雨教室</text:span><text:span text:style-name="T7">環境改善工程</text:span><text:span text:style-name="T11">-</text:span><text:span text:style-name="T12">增設</text:span><text:span text:style-name="T12">吸音板工程崙坪國</text:span><text:span text:style-name="T12">小風雨教室環境改</text:span><text:span text:style-name="T12">善工程</text:span><text:span text:style-name="T11">-</text:span><text:span text:style-name="T12">增設吸音板</text:span><text:span text:style-name="T12">工程崙坪國小風雨</text:span><text:span text:style-name="T12">教室環境改善工程</text:span><text:span text:style-name="T11">-</text:span><text:span text:style-name="T12">增設吸音板工程崙</text:span><text:span text:style-name="T12">坪國小風雨教室環</text:span><text:span text:style-name="T12">境改善工程</text:span><text:span text:style-name="T11">-</text:span><text:span text:style-name="T12">增設吸</text:span><text:span text:style-name="T12">音板工程崙坪國小</text:span><text:span text:style-name="T12">風雨教室環境改善</text:span><text:span text:style-name="T12">工程</text:span><text:span text:style-name="T11">-</text:span><text:span text:style-name="T12">增設吸音板工</text:span><text:span text:style-name="T12">程</text:span></text:p>
          </table:table-cell>
          <table:table-cell table:style-name="ce20" office:value-type="string">
            <text:p>崙坪國小<text:span text:style-name="T7">崙坪國小</text:span><text:span text:style-name="T7">崙坪國小崙坪國小</text:span><text:span text:style-name="T7">崙坪國小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2000">
            <text:p><text:s/>2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崙坪國小<text:span text:style-name="T7">崙坪國小</text:span><text:span text:style-name="T7">崙坪國小崙坪國小</text:span><text:span text:style-name="T7">崙坪國小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蔡永芳<text:span text:style-name="T7">蔡永芳蔡永</text:span><text:span text:style-name="T7">芳蔡永芳蔡永芳</text:span></text:p>
          </table:table-cell>
          <table:table-cell table:style-name="ce15" office:value-type="string">
            <text:p><text:span text:style-name="T7">大勇國小</text:span><text:span text:style-name="T11">106</text:span><text:span text:style-name="T12">年校園</text:span><text:span text:style-name="T12">內庭排水溝及尊師</text:span><text:span text:style-name="T12">樓一樓地坪更新改</text:span><text:span text:style-name="T12">善工程大勇國小</text:span><text:span text:style-name="T11">106</text:span><text:span text:style-name="T12">年校園內庭排水溝</text:span><text:span text:style-name="T12">及尊師樓一樓地坪</text:span><text:span text:style-name="T12">更新改善工程大勇</text:span><text:span text:style-name="T12">國小</text:span><text:span text:style-name="T11">106</text:span><text:span text:style-name="T12">年校園內庭</text:span><text:span text:style-name="T12">排水溝及尊師樓一</text:span><text:span text:style-name="T12">樓地坪更新改善工</text:span><text:span text:style-name="T12">程大勇國小</text:span><text:span text:style-name="T11">106</text:span><text:span text:style-name="T12">年校</text:span><text:span text:style-name="T12">園內庭排水溝及尊</text:span><text:span text:style-name="T12">師樓一樓地坪更新</text:span><text:span text:style-name="T12">改善工程大勇國小</text:span><text:span text:style-name="T11">106</text:span><text:span text:style-name="T12">年校園內庭排水</text:span><text:span text:style-name="T12">溝及尊師樓一樓地</text:span><text:span text:style-name="T12">坪更新改善工程</text:span></text:p>
          </table:table-cell>
          <table:table-cell table:style-name="ce20" office:value-type="string">
            <text:p>大勇國小<text:span text:style-name="T7">大勇國小</text:span><text:span text:style-name="T7">大勇國小大勇國小</text:span><text:span text:style-name="T7">大勇國小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800">
            <text:p><text:s/>8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大勇國小<text:span text:style-name="T7">大勇國小</text:span><text:span text:style-name="T7">大勇國小大勇國小</text:span><text:span text:style-name="T7">大勇國小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劉勝全<text:span text:style-name="T7">劉勝全劉勝</text:span><text:span text:style-name="T7">全劉勝全劉勝全</text:span></text:p>
          </table:table-cell>
          <table:table-cell table:style-name="ce15" office:value-type="string">
            <text:p>蘆竹國小禮堂修繕及設備更新工程<text:span text:style-name="T7">蘆</text:span><text:span text:style-name="T7">竹國小禮堂修繕及</text:span><text:span text:style-name="T7">設備更新工程蘆竹</text:span><text:span text:style-name="T7">國小禮堂修繕及設</text:span><text:span text:style-name="T7">備更新工程蘆竹國</text:span><text:span text:style-name="T7">小禮堂修繕及設備</text:span><text:span text:style-name="T7">更新工程蘆竹國小</text:span><text:span text:style-name="T7">禮堂修繕及設備更</text:span><text:span text:style-name="T7">新工程</text:span></text:p>
          </table:table-cell>
          <table:table-cell table:style-name="ce20" office:value-type="string">
            <text:p>蘆竹國小<text:span text:style-name="T7">蘆竹國小</text:span><text:span text:style-name="T7">蘆竹國小蘆竹國小</text:span><text:span text:style-name="T7">蘆竹國小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2430">
            <text:p><text:s/>2,43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蘆竹國小<text:span text:style-name="T7">蘆竹國小</text:span><text:span text:style-name="T7">蘆竹國小蘆竹國小</text:span><text:span text:style-name="T7">蘆竹國小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游吾和<text:span text:style-name="T7">游吾和游吾</text:span><text:span text:style-name="T7">和游吾和游吾和</text:span></text:p>
          </table:table-cell>
          <table:table-cell table:style-name="ce15" office:value-type="string">
            <text:p><text:span text:style-name="T7">青埔國中</text:span><text:span text:style-name="T11">106</text:span><text:span text:style-name="T12">年度教</text:span><text:span text:style-name="T12">室暨專科教室空調</text:span><text:span text:style-name="T12">設備需求青埔國中</text:span><text:span text:style-name="T11">106</text:span><text:span text:style-name="T12">年度教室暨專科</text:span><text:span text:style-name="T12">教室空調設備需求</text:span><text:span text:style-name="T12">青埔國中</text:span><text:span text:style-name="T11">106</text:span><text:span text:style-name="T12">年度教</text:span><text:span text:style-name="T12">室暨專科教室空調</text:span><text:span text:style-name="T12">設備需求青埔國中</text:span><text:span text:style-name="T11">106</text:span><text:span text:style-name="T12">年度教室暨專科</text:span><text:span text:style-name="T12">教室空調設備需求</text:span><text:span text:style-name="T12">青埔國中</text:span><text:span text:style-name="T11">106</text:span><text:span text:style-name="T12">年度教</text:span><text:span text:style-name="T12">室暨專科教室空調</text:span><text:span text:style-name="T12">設備需求</text:span></text:p>
          </table:table-cell>
          <table:table-cell table:style-name="ce20" office:value-type="string">
            <text:p>青埔國中<text:span text:style-name="T7">青埔國中</text:span><text:span text:style-name="T7">青埔國中青埔國中</text:span><text:span text:style-name="T7">青埔國中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青埔國中<text:span text:style-name="T7">青埔國中</text:span><text:span text:style-name="T7">青埔國中青埔國中</text:span><text:span text:style-name="T7">青埔國中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許清順<text:span text:style-name="T7">許清順許清</text:span><text:span text:style-name="T7">順許清順許清順</text:span></text:p>
          </table:table-cell>
          <table:table-cell table:style-name="ce15" office:value-type="string">
            <text:p><text:span text:style-name="T7">南崁高中</text:span><text:span text:style-name="T11">105</text:span><text:span text:style-name="T12">學年度</text:span><text:span text:style-name="T12">辦理音樂聯招樂器</text:span><text:span text:style-name="T12">設備採購計畫南崁</text:span><text:span text:style-name="T12">高中</text:span><text:span text:style-name="T11">105</text:span><text:span text:style-name="T12">學年度辦理</text:span><text:span text:style-name="T12">音樂聯招樂器設備</text:span><text:span text:style-name="T12">採購計畫南崁高中</text:span><text:span text:style-name="T11">105</text:span><text:span text:style-name="T12">學年度辦理音樂</text:span><text:span text:style-name="T12">聯招樂器設備採購</text:span><text:span text:style-name="T12">計畫南崁高中</text:span><text:span text:style-name="T11">105</text:span><text:span text:style-name="T12">學</text:span><text:span text:style-name="T12">年度辦理音樂聯招</text:span><text:span text:style-name="T12">樂器設備採購計畫</text:span><text:span text:style-name="T12">南崁高中</text:span><text:span text:style-name="T11">105</text:span><text:span text:style-name="T12">學年度</text:span><text:span text:style-name="T12">辦理音樂聯招樂器</text:span><text:span text:style-name="T12">設備採購計畫</text:span></text:p>
          </table:table-cell>
          <table:table-cell table:style-name="ce20" office:value-type="string">
            <text:p>南崁高中<text:span text:style-name="T7">南崁高中</text:span><text:span text:style-name="T7">南崁高中南崁高中</text:span><text:span text:style-name="T7">南崁高中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南崁高中<text:span text:style-name="T7">南崁高中</text:span><text:span text:style-name="T7">南崁高中南崁高中</text:span><text:span text:style-name="T7">南崁高中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詹江村<text:span text:style-name="T7">詹江村詹江</text:span><text:span text:style-name="T7">村詹江村詹江村</text:span></text:p>
          </table:table-cell>
          <table:table-cell table:style-name="ce15" office:value-type="string">
            <text:p>西門國小綠園增設躲避球場整修工程<text:span text:style-name="T7">西門國小綠園增設</text:span><text:span text:style-name="T7">躲避球場整修工程</text:span><text:span text:style-name="T7">西門國小綠園增設</text:span><text:span text:style-name="T7">躲避球場整修工程</text:span><text:span text:style-name="T7">西門國小綠園增設</text:span><text:span text:style-name="T7">躲避球場整修工程</text:span><text:span text:style-name="T7">西門國小綠園增設</text:span><text:span text:style-name="T7">躲避球場整修工程</text:span></text:p>
          </table:table-cell>
          <table:table-cell table:style-name="ce20" office:value-type="string">
            <text:p>西門國小<text:span text:style-name="T7">西門國小</text:span><text:span text:style-name="T7">西門國小西門國小</text:span><text:span text:style-name="T7">西門國小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1500">
            <text:p><text:s/>1,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西門國小<text:span text:style-name="T7">西門國小</text:span><text:span text:style-name="T7">西門國小西門國小</text:span><text:span text:style-name="T7">西門國小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范綱祥<text:span text:style-name="T7">范綱祥范綱</text:span><text:span text:style-name="T7">祥范綱祥范綱祥</text:span></text:p>
          </table:table-cell>
          <table:table-cell table:style-name="ce15" office:value-type="string">
            <text:p>新埔國小教室暨辦公室冷氣設備<text:span text:style-name="T7">新埔</text:span><text:span text:style-name="T7">國小教室暨辦公室</text:span><text:span text:style-name="T7">冷氣設備新埔國小</text:span><text:span text:style-name="T7">教室暨辦公室冷氣</text:span><text:span text:style-name="T7">設備新埔國小教室</text:span><text:span text:style-name="T7">暨辦公室冷氣設備</text:span><text:span text:style-name="T7">新埔國小教室暨辦</text:span><text:span text:style-name="T7">公室冷氣設備</text:span></text:p>
          </table:table-cell>
          <table:table-cell table:style-name="ce20" office:value-type="string">
            <text:p>新埔國小<text:span text:style-name="T7">新埔國小</text:span><text:span text:style-name="T7">新埔國小新埔國小</text:span><text:span text:style-name="T7">新埔國小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2400">
            <text:p><text:s/>2,4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新埔國小<text:span text:style-name="T7">新埔國小</text:span><text:span text:style-name="T7">新埔國小新埔國小</text:span><text:span text:style-name="T7">新埔國小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7" office:value-type="string">
            <text:p>萬美玲<text:span text:style-name="T7">萬美玲萬美</text:span><text:span text:style-name="T7">玲萬美玲萬美玲</text:span></text:p>
          </table:table-cell>
          <table:table-cell table:style-name="ce15" office:value-type="string">
            <text:p>中興國中管樂團團練教室整修工程<text:span text:style-name="T7">中</text:span><text:span text:style-name="T7">興國中管樂團團練</text:span><text:span text:style-name="T7">教室整修工程中興</text:span><text:span text:style-name="T7">國中管樂團團練教</text:span><text:span text:style-name="T7">室整修工程中興國</text:span><text:span text:style-name="T7">中管樂團團練教室</text:span><text:span text:style-name="T7">整修工程中興國中</text:span><text:span text:style-name="T7">管樂團團練教室整</text:span><text:span text:style-name="T7">修工程</text:span></text:p>
          </table:table-cell>
          <table:table-cell table:style-name="ce20" office:value-type="string">
            <text:p>中興國中<text:span text:style-name="T7">中興國中</text:span><text:span text:style-name="T7">中興國中中興國中</text:span><text:span text:style-name="T7">中興國中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0" office:value-type="string">
            <text:p>中興國中<text:span text:style-name="T7">中興國中</text:span><text:span text:style-name="T7">中興國中中興國中</text:span><text:span text:style-name="T7">中興國中</text:span></text:p>
          </table:table-cell>
          <table:table-cell table:style-name="ce39" office:value-type="string">
            <text:p>辦理中<text:span text:style-name="T7">辦理中辦理</text:span><text:span text:style-name="T7">中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3">
          <table:table-cell table:style-name="ce8" office:value-type="string">
            <text:p>楊家俍<text:span text:style-name="T7">楊家俍楊家俍</text:span><text:span text:style-name="T7">楊家俍楊家俍</text:span></text:p>
          </table:table-cell>
          <table:table-cell table:style-name="ce16" office:value-type="string">
            <text:p>平興國小教師辦公備課室充實設備<text:span text:style-name="T7">平興國</text:span><text:span text:style-name="T7">小教師辦公備課室</text:span><text:span text:style-name="T7">充實設備平興國小</text:span><text:span text:style-name="T7">教師辦公備課室充</text:span><text:span text:style-name="T7">實設備平興國小教</text:span><text:span text:style-name="T7">師辦公備課室充實</text:span><text:span text:style-name="T7">設備平興國小教師</text:span><text:span text:style-name="T7">辦公備課室充實設</text:span><text:span text:style-name="T7">備</text:span></text:p>
          </table:table-cell>
          <table:table-cell table:style-name="ce21" office:value-type="string">
            <text:p>平興國小<text:span text:style-name="T7">平興國小平</text:span><text:span text:style-name="T7">興國小平興國小平</text:span><text:span text:style-name="T7">興國小</text:span></text:p>
          </table:table-cell>
          <table:table-cell table:style-name="ce24" office:value-type="string">
            <text:p>無<text:span text:style-name="T7">無無無無</text:span></text:p>
          </table:table-cell>
          <table:table-cell table:style-name="ce29" office:value-type="float" office:value="464">
            <text:p><text:s/>464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1" office:value-type="string">
            <text:p>平興國小<text:span text:style-name="T7">平興國小平</text:span><text:span text:style-name="T7">興國小平興國小平</text:span><text:span text:style-name="T7">興國小</text:span></text:p>
          </table:table-cell>
          <table:table-cell table:style-name="ce41" office:value-type="string">
            <text:p>辦理中<text:span text:style-name="T7">辦理中辦理中</text:span><text:span text:style-name="T7">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8" office:value-type="string">
            <text:p>許清順<text:span text:style-name="T7">許清順許清順</text:span><text:span text:style-name="T7">許清順許清順</text:span></text:p>
          </table:table-cell>
          <table:table-cell table:style-name="ce16" office:value-type="string">
            <text:p><text:span text:style-name="T7">大竹國中</text:span><text:span text:style-name="T11">106</text:span><text:span text:style-name="T12">年度活</text:span><text:span text:style-name="T12">動中心地板更新及</text:span><text:span text:style-name="T12">相關設備工程大竹</text:span><text:span text:style-name="T12">國中</text:span><text:span text:style-name="T11">106</text:span><text:span text:style-name="T12">年度活動中</text:span><text:span text:style-name="T12">心地板更新及相關</text:span><text:span text:style-name="T12">設備工程大竹國中</text:span><text:span text:style-name="T11">106</text:span><text:span text:style-name="T12">年度活動中心地</text:span><text:span text:style-name="T12">板更新及相關設備</text:span><text:span text:style-name="T12">工程大竹國中</text:span><text:span text:style-name="T11">106</text:span><text:span text:style-name="T12">年</text:span><text:span text:style-name="T12">度活動中心地板更</text:span><text:span text:style-name="T12">新及相關設備工程</text:span><text:span text:style-name="T12">大竹國中</text:span><text:span text:style-name="T11">106</text:span><text:span text:style-name="T12">年度活</text:span><text:span text:style-name="T12">動中心地板更新及</text:span><text:span text:style-name="T12">相關設備工程</text:span></text:p>
          </table:table-cell>
          <table:table-cell table:style-name="ce21" office:value-type="string">
            <text:p>大竹國中<text:span text:style-name="T7">大竹國中大</text:span><text:span text:style-name="T7">竹國中大竹國中大</text:span><text:span text:style-name="T7">竹國中</text:span></text:p>
          </table:table-cell>
          <table:table-cell table:style-name="ce24" office:value-type="string">
            <text:p>無<text:span text:style-name="T7">無無無無</text:span></text:p>
          </table:table-cell>
          <table:table-cell table:style-name="ce29" office:value-type="float" office:value="623">
            <text:p><text:s/>623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建築及設備</text:span><text:span text:style-name="T15">計畫</text:span><text:span text:style-name="T14">-</text:span><text:span text:style-name="T15">會費、捐助、補助</text:span><text:span text:style-name="T15">、分攤、照護、救濟與</text:span><text:span text:style-name="T15">交流活動費</text:span></text:p>
          </table:table-cell>
          <table:table-cell table:style-name="ce21" office:value-type="string">
            <text:p>大竹國中<text:span text:style-name="T7">大竹國中大</text:span><text:span text:style-name="T7">竹國中大竹國中大</text:span><text:span text:style-name="T7">竹國中</text:span></text:p>
          </table:table-cell>
          <table:table-cell table:style-name="ce41" office:value-type="string">
            <text:p>公開招標<text:span text:style-name="T7">公開招標公</text:span><text:span text:style-name="T7">開招標公開招標公</text:span><text:span text:style-name="T7">開招標</text:span></text:p>
          </table:table-cell>
          <table:table-cell table:style-name="ce44" office:value-type="string">
            <text:p>城海室內裝修企業社<text:span text:style-name="T7">城海室內裝修企業</text:span><text:span text:style-name="T7">社城海室內裝修企</text:span><text:span text:style-name="T7">業社城海室內裝修</text:span><text:span text:style-name="T7">企業社城海室內裝</text:span><text:span text:style-name="T7">修企業社</text:span></text:p>
          </table:table-cell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徐其萬<text:span text:style-name="T7">徐其萬徐其</text:span><text:span text:style-name="T7">萬徐其萬</text:span></text:p>
          </table:table-cell>
          <table:table-cell table:style-name="ce15" office:value-type="string">
            <text:p>菓林國小會議室視聽教室教學相關設備添購<text:span text:style-name="T7">菓林國小會</text:span><text:span text:style-name="T7">議室視聽教室教學</text:span><text:span text:style-name="T7">相關設備添購菓林</text:span><text:span text:style-name="T7">國小會議室視聽教</text:span><text:span text:style-name="T7">室教學相關設備添</text:span><text:span text:style-name="T7">購菓林國小會議室</text:span><text:span text:style-name="T7">視聽教室教學相關</text:span><text:span text:style-name="T7">設備添購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67">
            <text:p><text:s/>67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一般行政管理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一般行政管</text:span><text:span text:style-name="T15">理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菓林國小<text:span text:style-name="T7">菓林國小</text:span><text:span text:style-name="T7">菓林國小菓林國小</text:span></text:p>
          </table:table-cell>
          <table:table-cell table:style-name="ce39" office:value-type="string">
            <text:p>小額採購逕洽廠商<text:span text:style-name="T7">小額採購逕洽廠商</text:span><text:span text:style-name="T7">小額採購逕洽廠商</text:span><text:span text:style-name="T7">小額採購逕洽廠商</text:span></text:p>
          </table:table-cell>
          <table:table-cell table:style-name="ce45" office:value-type="string">
            <text:p>亞治企業有限公司<text:span text:style-name="T7">亞治企業有限公司</text:span><text:span text:style-name="T7">亞治企業有限公司</text:span><text:span text:style-name="T7">亞治企業有限公司</text:span></text:p>
          </table:table-cell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游吾和<text:span text:style-name="T7">游吾和游吾</text:span><text:span text:style-name="T7">和游吾和</text:span></text:p>
          </table:table-cell>
          <table:table-cell table:style-name="ce15" office:value-type="string">
            <text:p>五權國小球場周邊地坪暨綠能農園整修工程<text:span text:style-name="T7">五權國小球</text:span><text:span text:style-name="T7">場周邊地坪暨綠能</text:span><text:span text:style-name="T7">農園整修工程五權</text:span><text:span text:style-name="T7">國小球場周邊地坪</text:span><text:span text:style-name="T7">暨綠能農園整修工</text:span><text:span text:style-name="T7">程五權國小球場周</text:span><text:span text:style-name="T7">邊地坪暨綠能農園</text:span><text:span text:style-name="T7">整修工程</text:span></text:p>
          </table:table-cell>
          <table:table-cell table:style-name="ce20" office:value-type="string">
            <text:p>五權國小<text:span text:style-name="T7">五權國小</text:span><text:span text:style-name="T7">五權國小五權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350">
            <text:p><text:s/>35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五權國小<text:span text:style-name="T7">五權國小</text:span><text:span text:style-name="T7">五權國小五權國小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林政賢<text:span text:style-name="T7">林政賢林政</text:span><text:span text:style-name="T7">賢林政賢</text:span></text:p>
          </table:table-cell>
          <table:table-cell table:style-name="ce15" office:value-type="string">
            <text:p>山頂國小改善教學環境汰換冷氣設備<text:span text:style-name="T7">山頂國小改善教學</text:span><text:span text:style-name="T7">環境汰換冷氣設備</text:span><text:span text:style-name="T7">山頂國小改善教學</text:span><text:span text:style-name="T7">環境汰換冷氣設備</text:span><text:span text:style-name="T7">山頂國小改善教學</text:span><text:span text:style-name="T7">環境汰換冷氣設備</text:span></text:p>
          </table:table-cell>
          <table:table-cell table:style-name="ce20" office:value-type="string">
            <text:p>山頂國小<text:span text:style-name="T7">山頂國小</text:span><text:span text:style-name="T7">山頂國小山頂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234.9">
            <text:p><text:s/>235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山頂國小<text:span text:style-name="T7">山頂國小</text:span><text:span text:style-name="T7">山頂國小山頂國小</text:span></text:p>
          </table:table-cell>
          <table:table-cell table:style-name="ce40" office:value-type="string">
            <text:p>公開取得報價單或企劃書<text:span text:style-name="T7">公開取得報</text:span><text:span text:style-name="T7">價單或企劃書公開</text:span><text:span text:style-name="T7">取得報價單或企劃</text:span><text:span text:style-name="T7">書公開取得報價單</text:span><text:span text:style-name="T7">或企劃書</text:span></text:p>
          </table:table-cell>
          <table:table-cell table:style-name="ce45" office:value-type="string">
            <text:p>明洋電子專賣店<text:span text:style-name="T7">明</text:span><text:span text:style-name="T7">洋電子專賣店明洋</text:span><text:span text:style-name="T7">電子專賣店明洋電</text:span><text:span text:style-name="T7">子專賣店</text:span></text:p>
          </table:table-cell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張運炳<text:span text:style-name="T7">張運炳張運</text:span><text:span text:style-name="T7">炳張運炳</text:span></text:p>
          </table:table-cell>
          <table:table-cell table:style-name="ce15" office:value-type="string">
            <text:p>內壢國中勵志樓冷氣電源幹線增設工程<text:span text:style-name="T7">內壢國中勵志樓</text:span><text:span text:style-name="T7">冷氣電源幹線增設</text:span><text:span text:style-name="T7">工程內壢國中勵志</text:span><text:span text:style-name="T7">樓冷氣電源幹線增</text:span><text:span text:style-name="T7">設工程內壢國中勵</text:span><text:span text:style-name="T7">志樓冷氣電源幹線</text:span><text:span text:style-name="T7">增設工程</text:span></text:p>
          </table:table-cell>
          <table:table-cell table:style-name="ce20" office:value-type="string">
            <text:p>內壢國中<text:span text:style-name="T7">內壢國中</text:span><text:span text:style-name="T7">內壢國中內壢國中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內壢國中<text:span text:style-name="T7">內壢國中</text:span><text:span text:style-name="T7">內壢國中內壢國中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黃婉如<text:span text:style-name="T7">黃婉如黃婉</text:span><text:span text:style-name="T7">如黃婉如</text:span></text:p>
          </table:table-cell>
          <table:table-cell table:style-name="ce15" office:value-type="string">
            <text:p>東門國小綜合大樓暨博愛樓電梯汰換更新工程<text:span text:style-name="T7">東門國小</text:span><text:span text:style-name="T7">綜合大樓暨博愛樓</text:span><text:span text:style-name="T7">電梯汰換更新工程</text:span><text:span text:style-name="T7">東門國小綜合大樓</text:span><text:span text:style-name="T7">暨博愛樓電梯汰換</text:span><text:span text:style-name="T7">更新工程東門國小</text:span><text:span text:style-name="T7">綜合大樓暨博愛樓</text:span><text:span text:style-name="T7">電梯汰換更新工程</text:span></text:p>
          </table:table-cell>
          <table:table-cell table:style-name="ce20" office:value-type="string">
            <text:p>東門國小<text:span text:style-name="T7">東門國小</text:span><text:span text:style-name="T7">東門國小東門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東門國小<text:span text:style-name="T7">東門國小</text:span><text:span text:style-name="T7">東門國小東門國小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6">
          <table:table-cell table:style-name="ce7" office:value-type="string">
            <text:p>楊家俍<text:span text:style-name="T7">楊家俍楊家</text:span><text:span text:style-name="T7">俍楊家俍</text:span></text:p>
          </table:table-cell>
          <table:table-cell table:style-name="ce15" office:value-type="string">
            <text:p>平南國中教室冷氣建置計畫<text:span text:style-name="T7">平南國中</text:span><text:span text:style-name="T7">教室冷氣建置計畫</text:span><text:span text:style-name="T7">平南國中教室冷氣</text:span><text:span text:style-name="T7">建置計畫平南國中</text:span><text:span text:style-name="T7">教室冷氣建置計畫</text:span></text:p>
          </table:table-cell>
          <table:table-cell table:style-name="ce20" office:value-type="string">
            <text:p>平南國中<text:span text:style-name="T7">平南國中</text:span><text:span text:style-name="T7">平南國中平南國中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1500">
            <text:p><text:s/>1,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平南國中<text:span text:style-name="T7">平南國中</text:span><text:span text:style-name="T7">平南國中平南國中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閻中傑<text:span text:style-name="T7">閻中傑閻中</text:span><text:span text:style-name="T7">傑閻中傑</text:span></text:p>
          </table:table-cell>
          <table:table-cell table:style-name="ce15" office:value-type="string">
            <text:p>武漢國小校園前庭修繕美化工程<text:span text:style-name="T7">武漢</text:span><text:span text:style-name="T7">國小校園前庭修繕</text:span><text:span text:style-name="T7">美化工程武漢國小</text:span><text:span text:style-name="T7">校園前庭修繕美化</text:span><text:span text:style-name="T7">工程武漢國小校園</text:span><text:span text:style-name="T7">前庭修繕美化工程</text:span></text:p>
          </table:table-cell>
          <table:table-cell table:style-name="ce20" office:value-type="string">
            <text:p>武漢國小<text:span text:style-name="T7">武漢國小</text:span><text:span text:style-name="T7">武漢國小武漢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774.4">
            <text:p><text:s/>774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武漢國小<text:span text:style-name="T7">武漢國小</text:span><text:span text:style-name="T7">武漢國小武漢國小</text:span></text:p>
          </table:table-cell>
          <table:table-cell table:style-name="ce40" office:value-type="string">
            <text:p>公開取得報價單或企劃書<text:span text:style-name="T7">公開取得報</text:span><text:span text:style-name="T7">價單或企劃書公開</text:span><text:span text:style-name="T7">取得報價單或企劃</text:span><text:span text:style-name="T7">書公開取得報價單</text:span><text:span text:style-name="T7">或企劃書</text:span></text:p>
          </table:table-cell>
          <table:table-cell table:style-name="ce45" office:value-type="string">
            <text:p>九邑土木包工業<text:span text:style-name="T7">九</text:span><text:span text:style-name="T7">邑土木包工業九邑</text:span><text:span text:style-name="T7">土木包工業九邑土</text:span><text:span text:style-name="T7">木包工業</text:span></text:p>
          </table:table-cell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徐其萬<text:span text:style-name="T7">徐其萬徐其</text:span><text:span text:style-name="T7">萬徐其萬</text:span></text:p>
          </table:table-cell>
          <table:table-cell table:style-name="ce15" office:value-type="string">
            <text:p>內海國小教室新增門窗紗門窗工程<text:span text:style-name="T7">內</text:span><text:span text:style-name="T7">海國小教室新增門</text:span><text:span text:style-name="T7">窗紗門窗工程內海</text:span><text:span text:style-name="T7">國小教室新增門窗</text:span><text:span text:style-name="T7">紗門窗工程內海國</text:span><text:span text:style-name="T7">小教室新增門窗紗</text:span><text:span text:style-name="T7">門窗工程</text:span></text:p>
          </table:table-cell>
          <table:table-cell table:style-name="ce20" office:value-type="string">
            <text:p>內海國小<text:span text:style-name="T7">內海國小</text:span><text:span text:style-name="T7">內海國小內海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77">
            <text:p><text:s/>77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一般行政管理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桃園市政府地方教</text:span><text:span text:style-name="T15">育發展基金</text:span><text:span text:style-name="T14">-</text:span><text:span text:style-name="T15">一般行政管</text:span><text:span text:style-name="T15">理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內海國小<text:span text:style-name="T7">內海國小</text:span><text:span text:style-name="T7">內海國小內海國小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陳瑛<text:span text:style-name="T7">陳瑛陳瑛陳瑛</text:span></text:p>
          </table:table-cell>
          <table:table-cell table:style-name="ce15" office:value-type="string">
            <text:p>大成國小幼兒園通學通道及雨遮改善工程<text:span text:style-name="T7">大成國小幼兒</text:span><text:span text:style-name="T7">園通學通道及雨遮</text:span><text:span text:style-name="T7">改善工程大成國小</text:span><text:span text:style-name="T7">幼兒園通學通道及</text:span><text:span text:style-name="T7">雨遮改善工程大成</text:span><text:span text:style-name="T7">國小幼兒園通學通</text:span><text:span text:style-name="T7">道及雨遮改善工程</text:span></text:p>
          </table:table-cell>
          <table:table-cell table:style-name="ce20" office:value-type="string">
            <text:p>大成國小<text:span text:style-name="T7">大成國小</text:span><text:span text:style-name="T7">大成國小大成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750">
            <text:p><text:s/>75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大成國小<text:span text:style-name="T7">大成國小</text:span><text:span text:style-name="T7">大成國小大成國小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張運炳<text:span text:style-name="T7">張運炳張運</text:span><text:span text:style-name="T7">炳張運炳</text:span></text:p>
          </table:table-cell>
          <table:table-cell table:style-name="ce15" office:value-type="string">
            <text:p><text:span text:style-name="T7">內壢國中</text:span><text:span text:style-name="T11">106</text:span><text:span text:style-name="T12">學年度</text:span><text:span text:style-name="T12">藝術才能音樂班特</text:span><text:span text:style-name="T12">色班</text:span><text:span text:style-name="T11">(</text:span><text:span text:style-name="T12">管樂組</text:span><text:span text:style-name="T11">)</text:span><text:span text:style-name="T12">充實教</text:span><text:span text:style-name="T12">學設備採購內壢國</text:span><text:span text:style-name="T12">中</text:span><text:span text:style-name="T11">106</text:span><text:span text:style-name="T12">學年度藝術才</text:span><text:span text:style-name="T12">能音樂班特色班</text:span><text:span text:style-name="T11">(</text:span><text:span text:style-name="T12">管</text:span><text:span text:style-name="T12">樂組</text:span><text:span text:style-name="T11">)</text:span><text:span text:style-name="T12">充實教學設備</text:span><text:span text:style-name="T12">採購內壢國中</text:span><text:span text:style-name="T11">106</text:span><text:span text:style-name="T12">學</text:span><text:span text:style-name="T12">年度藝術才能音樂</text:span><text:span text:style-name="T12">班特色班</text:span><text:span text:style-name="T11">(</text:span><text:span text:style-name="T12">管樂組</text:span><text:span text:style-name="T11">)</text:span><text:span text:style-name="T12">充</text:span><text:span text:style-name="T12">實教學設備採購內</text:span><text:span text:style-name="T12">壢國中</text:span><text:span text:style-name="T11">106</text:span><text:span text:style-name="T12">學年度藝</text:span><text:span text:style-name="T12">術才能音樂班特色</text:span><text:span text:style-name="T12">班</text:span><text:span text:style-name="T11">(</text:span><text:span text:style-name="T12">管樂組</text:span><text:span text:style-name="T11">)</text:span><text:span text:style-name="T12">充實教學</text:span><text:span text:style-name="T12">設備採購</text:span></text:p>
          </table:table-cell>
          <table:table-cell table:style-name="ce20" office:value-type="string">
            <text:p>內壢國中<text:span text:style-name="T7">內壢國中</text:span><text:span text:style-name="T7">內壢國中內壢國中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2236">
            <text:p><text:s/>2,236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內壢國中<text:span text:style-name="T7">內壢國中</text:span><text:span text:style-name="T7">內壢國中內壢國中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6">
          <table:table-cell table:style-name="ce7" office:value-type="string">
            <text:p>陳麗莉<text:span text:style-name="T7">陳麗莉陳麗</text:span><text:span text:style-name="T7">莉陳麗莉</text:span></text:p>
          </table:table-cell>
          <table:table-cell table:style-name="ce15" office:value-type="string">
            <text:p>南崁國小數位樂器融入教學實驗計畫<text:span text:style-name="T7">南崁國小數位樂器</text:span><text:span text:style-name="T7">融入教學實驗計畫</text:span><text:span text:style-name="T7">南崁國小數位樂器</text:span><text:span text:style-name="T7">融入教學實驗計畫</text:span><text:span text:style-name="T7">南崁國小數位樂器</text:span><text:span text:style-name="T7">融入教學實驗計畫</text:span></text:p>
          </table:table-cell>
          <table:table-cell table:style-name="ce20" office:value-type="string">
            <text:p>南崁國小<text:span text:style-name="T7">南崁國小</text:span><text:span text:style-name="T7">南崁國小南崁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550">
            <text:p><text:s/>55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南崁國小<text:span text:style-name="T7">南崁國小</text:span><text:span text:style-name="T7">南崁國小南崁國小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6" office:value-type="string">
            <text:p>呂林小鳳</text:p>
          </table:table-cell>
          <table:table-cell table:style-name="ce15" office:value-type="string">
            <text:p><text:span text:style-name="T7">大勇國小</text:span><text:span text:style-name="T11">106</text:span><text:span text:style-name="T12">年尊師</text:span><text:span text:style-name="T12">樓西側外牆牆面改</text:span><text:span text:style-name="T12">善工程大勇國小</text:span><text:span text:style-name="T11">106</text:span><text:span text:style-name="T12">年尊師樓西側外牆</text:span><text:span text:style-name="T12">牆面改善工程大勇</text:span><text:span text:style-name="T12">國小</text:span><text:span text:style-name="T11">106</text:span><text:span text:style-name="T12">年尊師樓西</text:span><text:span text:style-name="T12">側外牆牆面改善工</text:span><text:span text:style-name="T12">程大勇國小</text:span><text:span text:style-name="T11">106</text:span><text:span text:style-name="T12">年尊</text:span><text:span text:style-name="T12">師樓西側外牆牆面</text:span><text:span text:style-name="T12">改善工程</text:span></text:p>
          </table:table-cell>
          <table:table-cell table:style-name="ce20" office:value-type="string">
            <text:p>大勇國小<text:span text:style-name="T7">大勇國小</text:span><text:span text:style-name="T7">大勇國小大勇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800">
            <text:p><text:s/>8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大勇國小<text:span text:style-name="T7">大勇國小</text:span><text:span text:style-name="T7">大勇國小大勇國小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陳瑛<text:span text:style-name="T7">陳瑛陳瑛陳瑛</text:span></text:p>
          </table:table-cell>
          <table:table-cell table:style-name="ce15" office:value-type="string">
            <text:p>三民國小後棟教室禮堂門窗更新工程<text:span text:style-name="T7">三民國小後棟教室</text:span><text:span text:style-name="T7">禮堂門窗更新工程</text:span><text:span text:style-name="T7">三民國小後棟教室</text:span><text:span text:style-name="T7">禮堂門窗更新工程</text:span><text:span text:style-name="T7">三民國小後棟教室</text:span><text:span text:style-name="T7">禮堂門窗更新工程</text:span></text:p>
          </table:table-cell>
          <table:table-cell table:style-name="ce20" office:value-type="string">
            <text:p>三民國小<text:span text:style-name="T7">三民國小</text:span><text:span text:style-name="T7">三民國小三民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480">
            <text:p><text:s/>48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三民國小<text:span text:style-name="T7">三民國小</text:span><text:span text:style-name="T7">三民國小三民國小</text:span></text:p>
          </table:table-cell>
          <table:table-cell table:style-name="ce39" office:value-type="string">
            <text:p>辦理中<text:span text:style-name="T7">辦理中辦理</text:span><text:span text:style-name="T7">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范綱祥<text:span text:style-name="T7">范綱祥范綱</text:span><text:span text:style-name="T7">祥范綱祥</text:span></text:p>
          </table:table-cell>
          <table:table-cell table:style-name="ce15" office:value-type="string">
            <text:p>會稽國小活動中心地坪整修工程<text:span text:style-name="T7">會稽</text:span><text:span text:style-name="T7">國小活動中心地坪</text:span><text:span text:style-name="T7">整修工程會稽國小</text:span><text:span text:style-name="T7">活動中心地坪整修</text:span><text:span text:style-name="T7">工程會稽國小活動</text:span><text:span text:style-name="T7">中心地坪整修工程</text:span></text:p>
          </table:table-cell>
          <table:table-cell table:style-name="ce20" office:value-type="string">
            <text:p>會稽國小<text:span text:style-name="T7">會稽國小</text:span><text:span text:style-name="T7">會稽國小會稽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29" office:value-type="float" office:value="239">
            <text:p><text:s/>239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會稽國小<text:span text:style-name="T7">會稽國小</text:span><text:span text:style-name="T7">會稽國小會稽國小</text:span></text:p>
          </table:table-cell>
          <table:table-cell table:style-name="ce39" office:value-type="string">
            <text:p>公開招標<text:span text:style-name="T7">公開招標</text:span><text:span text:style-name="T7">公開招標公開招標</text:span></text:p>
          </table:table-cell>
          <table:table-cell table:style-name="ce45" office:value-type="string">
            <text:p>祿寶營造有限公司<text:span text:style-name="T7">祿寶營造有限公司</text:span><text:span text:style-name="T7">祿寶營造有限公司</text:span><text:span text:style-name="T7">祿寶營造有限公司</text:span></text:p>
          </table:table-cell>
          <table:table-cell table:style-name="ce46"/>
          <table:table-cell table:number-columns-repeated="1014"/>
        </table:table-row>
        <table:table-row table:style-name="ro26">
          <table:table-cell table:style-name="ce8" office:value-type="string">
            <text:p>陳美梅<text:span text:style-name="T7">陳美梅陳美梅</text:span><text:span text:style-name="T7">陳美梅</text:span></text:p>
          </table:table-cell>
          <table:table-cell table:style-name="ce16" office:value-type="string">
            <text:p>西門國小綜合教室暨教學設備採購<text:span text:style-name="T7">西門國</text:span><text:span text:style-name="T7">小綜合教室暨教學</text:span><text:span text:style-name="T7">設備採購西門國小</text:span><text:span text:style-name="T7">綜合教室暨教學設</text:span><text:span text:style-name="T7">備採購西門國小綜</text:span><text:span text:style-name="T7">合教室暨教學設備</text:span><text:span text:style-name="T7">採購</text:span></text:p>
          </table:table-cell>
          <table:table-cell table:style-name="ce21" office:value-type="string">
            <text:p>西門國小<text:span text:style-name="T7">西門國小西</text:span><text:span text:style-name="T7">門國小西門國小</text:span></text:p>
          </table:table-cell>
          <table:table-cell table:style-name="ce24" office:value-type="string">
            <text:p>無<text:span text:style-name="T7">無無無</text:span></text:p>
          </table:table-cell>
          <table:table-cell table:style-name="ce29" office:value-type="float" office:value="500">
            <text:p><text:s/>50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1" office:value-type="string">
            <text:p>西門國小<text:span text:style-name="T7">西門國小西</text:span><text:span text:style-name="T7">門國小西門國小</text:span></text:p>
          </table:table-cell>
          <table:table-cell table:style-name="ce41" office:value-type="string">
            <text:p>辦理中<text:span text:style-name="T7">辦理中辦理中</text:span>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8" office:value-type="string">
            <text:p>李雲強<text:span text:style-name="T7">李雲強李雲強</text:span><text:span text:style-name="T7">李雲強</text:span></text:p>
          </table:table-cell>
          <table:table-cell table:style-name="ce16" office:value-type="string">
            <text:p>迴龍國中小會議室及警衛室屋頂防水工程<text:span text:style-name="T7">迴龍國中小會議室</text:span><text:span text:style-name="T7">及警衛室屋頂防水</text:span><text:span text:style-name="T7">工程迴龍國中小會</text:span><text:span text:style-name="T7">議室及警衛室屋頂</text:span><text:span text:style-name="T7">防水工程迴龍國中</text:span><text:span text:style-name="T7">小會議室及警衛室</text:span><text:span text:style-name="T7">屋頂防水工程</text:span></text:p>
          </table:table-cell>
          <table:table-cell table:style-name="ce21" office:value-type="string">
            <text:p>迴龍國中小<text:span text:style-name="T7">迴龍國中</text:span><text:span text:style-name="T7">小迴龍國中小迴龍</text:span><text:span text:style-name="T7">國中小</text:span></text:p>
          </table:table-cell>
          <table:table-cell table:style-name="ce24" office:value-type="string">
            <text:p>無<text:span text:style-name="T7">無無無</text:span></text:p>
          </table:table-cell>
          <table:table-cell table:style-name="ce29" office:value-type="float" office:value="1250">
            <text:p><text:s/>1,25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桃</text:span><text:span text:style-name="T15">園市政府地方教育發展</text:span><text:span text:style-name="T15">基金</text:span><text:span text:style-name="T14">-</text:span><text:span text:style-name="T15">建築及設備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1" office:value-type="string">
            <text:p>迴龍國中小<text:span text:style-name="T7">迴龍國中</text:span><text:span text:style-name="T7">小迴龍國中小迴龍</text:span><text:span text:style-name="T7">國中小</text:span></text:p>
          </table:table-cell>
          <table:table-cell table:style-name="ce41" office:value-type="string">
            <text:p>辦理中<text:span text:style-name="T7">辦理中辦理中</text:span>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1">
          <table:table-cell table:style-name="ce7" office:value-type="string">
            <text:p>張肇良<text:span text:style-name="T7">張肇良張肇</text:span><text:span text:style-name="T7">良</text:span></text:p>
          </table:table-cell>
          <table:table-cell table:style-name="ce15" office:value-type="string">
            <text:p><text:span text:style-name="T7">東興國中</text:span><text:span text:style-name="T11">E</text:span><text:span text:style-name="T12">化教室教</text:span><text:span text:style-name="T12">學用設備東興國中</text:span><text:span text:style-name="T11">E</text:span><text:span text:style-name="T12">化教室教學用設備</text:span><text:span text:style-name="T12">東興國中</text:span><text:span text:style-name="T11">E</text:span><text:span text:style-name="T12">化教室教</text:span><text:span text:style-name="T12">學用設備</text:span></text:p>
          </table:table-cell>
          <table:table-cell table:style-name="ce20" office:value-type="string">
            <text:p>東興國中<text:span text:style-name="T7">東興國中</text:span><text:span text:style-name="T7">東興國中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table:formula="of:=679.718+1289.5" office:value-type="float" office:value="1969.218">
            <text:p><text:s/>1,969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東興國中<text:span text:style-name="T7">東興國中</text:span><text:span text:style-name="T7">東興國中</text:span></text:p>
          </table:table-cell>
          <table:table-cell table:style-name="ce41" office:value-type="string">
            <text:p><text:span text:style-name="T7">共同供應契約</text:span></text:p>
            <text:p><text:span text:style-name="T7">公開招標共同供應</text:span><text:span text:style-name="T7">契約</text:span></text:p>
            <text:p><text:span text:style-name="T7">公開招標共同供應</text:span><text:span text:style-name="T7">契約</text:span></text:p>
            <text:p><text:span text:style-name="T7">公開招標</text:span></text:p>
          </table:table-cell>
          <table:table-cell table:style-name="ce45" office:value-type="string">
            <text:p>旭威電腦資訊有限公司<text:span text:style-name="T7">旭威電腦資訊</text:span><text:span text:style-name="T7">有限公司旭威電腦</text:span><text:span text:style-name="T7">資訊有限公司</text:span></text:p>
          </table:table-cell>
          <table:table-cell table:style-name="ce46"/>
          <table:table-cell table:number-columns-repeated="1014"/>
        </table:table-row>
        <table:table-row table:style-name="ro27">
          <table:table-cell table:style-name="ce7" office:value-type="string">
            <text:p>徐玉樹<text:span text:style-name="T7">徐玉樹徐玉</text:span><text:span text:style-name="T7">樹</text:span></text:p>
          </table:table-cell>
          <table:table-cell table:style-name="ce15" office:value-type="string">
            <text:p><text:span text:style-name="T7">雙龍國小</text:span><text:span text:style-name="T11">106</text:span><text:span text:style-name="T12">年度照</text:span><text:span text:style-name="T12">明設備改善計畫雙</text:span><text:span text:style-name="T12">龍國小</text:span><text:span text:style-name="T11">106</text:span><text:span text:style-name="T12">年度照明</text:span><text:span text:style-name="T12">設備改善計畫雙龍</text:span><text:span text:style-name="T12">國小</text:span><text:span text:style-name="T11">106</text:span><text:span text:style-name="T12">年度照明設</text:span><text:span text:style-name="T12">備改善計畫</text:span></text:p>
          </table:table-cell>
          <table:table-cell table:style-name="ce20" office:value-type="string">
            <text:p>雙龍國小<text:span text:style-name="T7">雙龍國小</text:span><text:span text:style-name="T7">雙龍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953">
            <text:p><text:s/>953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一般行政管理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雙龍國小<text:span text:style-name="T7">雙龍國小</text:span><text:span text:style-name="T7">雙龍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1">
          <table:table-cell table:style-name="ce7" office:value-type="string">
            <text:p>王浩宇<text:span text:style-name="T7">王浩宇王浩</text:span><text:span text:style-name="T7">宇</text:span></text:p>
          </table:table-cell>
          <table:table-cell table:style-name="ce15" office:value-type="string">
            <text:p>富台國小廚房環境改善<text:span text:style-name="T7">富台國小廚房</text:span><text:span text:style-name="T7">環境改善富台國小</text:span><text:span text:style-name="T7">廚房環境改善</text:span></text:p>
          </table:table-cell>
          <table:table-cell table:style-name="ce20" office:value-type="string">
            <text:p>富台國小<text:span text:style-name="T7">富台國小</text:span><text:span text:style-name="T7">富台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1200">
            <text:p><text:s/>1,2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富台國小<text:span text:style-name="T7">富台國小</text:span><text:span text:style-name="T7">富台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1">
          <table:table-cell table:style-name="ce7" office:value-type="string">
            <text:p>閻中傑<text:span text:style-name="T7">閻中傑閻中</text:span><text:span text:style-name="T7">傑</text:span></text:p>
          </table:table-cell>
          <table:table-cell table:style-name="ce16" office:value-type="string">
            <text:p>106<text:span text:style-name="T7">年度室內遮陽、</text:span><text:span text:style-name="T7">隔熱及降溫設備</text:span><text:span text:style-name="T11">(</text:span><text:span text:style-name="T12">購</text:span><text:span text:style-name="T12">置冷氣</text:span><text:span text:style-name="T11">)106</text:span><text:span text:style-name="T12">年度室內</text:span><text:span text:style-name="T12">遮陽、隔熱及降溫</text:span><text:span text:style-name="T12">設備</text:span><text:span text:style-name="T11">(</text:span><text:span text:style-name="T12">購置冷氣</text:span><text:span text:style-name="T11">)106</text:span><text:span text:style-name="T12">年度室內遮陽、隔</text:span><text:span text:style-name="T12">熱及降溫設備</text:span><text:span text:style-name="T11">(</text:span><text:span text:style-name="T12">購置</text:span><text:span text:style-name="T12">冷氣</text:span><text:span text:style-name="T11">)</text:span></text:p>
          </table:table-cell>
          <table:table-cell table:style-name="ce20" office:value-type="string">
            <text:p>武漢國中<text:span text:style-name="T7">武漢國中</text:span><text:span text:style-name="T7">武漢國中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700">
            <text:p><text:s/>7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武漢國中<text:span text:style-name="T7">武漢國中</text:span><text:span text:style-name="T7">武漢國中</text:span></text:p>
          </table:table-cell>
          <table:table-cell table:style-name="ce39" office:value-type="string">
            <text:p>共同供應契約<text:span text:style-name="T7">共同</text:span><text:span text:style-name="T7">供應契約共同供應</text:span><text:span text:style-name="T7">契約</text:span></text:p>
          </table:table-cell>
          <table:table-cell table:style-name="ce45" office:value-type="string">
            <text:p>年富電器有限公司<text:span text:style-name="T7">年富電器有限公司</text:span><text:span text:style-name="T7">年富電器有限公司</text:span></text:p>
          </table:table-cell>
          <table:table-cell table:style-name="ce46"/>
          <table:table-cell table:number-columns-repeated="1014"/>
        </table:table-row>
        <table:table-row table:style-name="ro27">
          <table:table-cell table:style-name="ce7" office:value-type="string">
            <text:p>梁為超<text:span text:style-name="T7">梁為超梁為</text:span><text:span text:style-name="T7">超</text:span></text:p>
          </table:table-cell>
          <table:table-cell table:style-name="ce15" office:value-type="string">
            <text:p><text:span text:style-name="T7">普仁國小</text:span><text:span text:style-name="T11">106</text:span><text:span text:style-name="T12">年度校</text:span><text:span text:style-name="T12">史室整修工程普仁</text:span><text:span text:style-name="T12">國小</text:span><text:span text:style-name="T11">106</text:span><text:span text:style-name="T12">年度校史室</text:span><text:span text:style-name="T12">整修工程普仁國小</text:span><text:span text:style-name="T11">106</text:span><text:span text:style-name="T12">年度校史室整修</text:span><text:span text:style-name="T12">工程</text:span></text:p>
          </table:table-cell>
          <table:table-cell table:style-name="ce20" office:value-type="string">
            <text:p>普仁國小<text:span text:style-name="T7">普仁國小</text:span><text:span text:style-name="T7">普仁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770">
            <text:p><text:s/>77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</text:span></text:p>
          </table:table-cell>
          <table:table-cell table:style-name="ce20" office:value-type="string">
            <text:p>普仁國小<text:span text:style-name="T7">普仁國小</text:span><text:span text:style-name="T7">普仁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7">
          <table:table-cell table:style-name="ce7" office:value-type="string">
            <text:p>彭俊豪<text:span text:style-name="T7">彭俊豪彭俊</text:span><text:span text:style-name="T7">豪</text:span></text:p>
          </table:table-cell>
          <table:table-cell table:style-name="ce15" office:value-type="string">
            <text:p>過嶺國中普通教室及專科教室空調設備、電力管理節能系統<text:span text:style-name="T7">過嶺國中普通</text:span><text:span text:style-name="T7">教室及專科教室空</text:span><text:span text:style-name="T7">調設備、電力管理</text:span><text:span text:style-name="T7">節能系統過嶺國中</text:span><text:span text:style-name="T7">普通教室及專科教</text:span><text:span text:style-name="T7">室空調設備、電力</text:span><text:span text:style-name="T7">管理節能系統</text:span></text:p>
          </table:table-cell>
          <table:table-cell table:style-name="ce20" office:value-type="string">
            <text:p>過嶺國中<text:span text:style-name="T7">過嶺國中</text:span><text:span text:style-name="T7">過嶺國中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2268">
            <text:p><text:s/>2,268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</text:span></text:p>
          </table:table-cell>
          <table:table-cell table:style-name="ce20" office:value-type="string">
            <text:p>過嶺國中<text:span text:style-name="T7">過嶺國中</text:span><text:span text:style-name="T7">過嶺國中</text:span></text:p>
          </table:table-cell>
          <table:table-cell table:style-name="ce40" office:value-type="string">
            <text:p>公開取得報價單或企劃書<text:span text:style-name="T7">公開取得報</text:span><text:span text:style-name="T7">價單或企劃書公開</text:span><text:span text:style-name="T7">取得報價單或企劃</text:span><text:span text:style-name="T7">書</text:span></text:p>
          </table:table-cell>
          <table:table-cell table:style-name="ce44" office:value-type="string">
            <text:p><text:span text:style-name="T7">年高企業有限公司</text:span></text:p>
            <text:p><text:span text:style-name="T7">台科電科技股份有</text:span><text:span text:style-name="T7">限公司年高企業有</text:span><text:span text:style-name="T7">限公司</text:span></text:p>
            <text:p><text:span text:style-name="T7">台科電科技股份有</text:span><text:span text:style-name="T7">限公司年高企業有</text:span><text:span text:style-name="T7">限公司</text:span></text:p>
            <text:p><text:span text:style-name="T7">台科電科技股份有</text:span><text:span text:style-name="T7">限公司</text:span></text:p>
          </table:table-cell>
          <table:table-cell table:style-name="ce46"/>
          <table:table-cell table:number-columns-repeated="1014"/>
        </table:table-row>
        <table:table-row table:style-name="ro27">
          <table:table-cell table:style-name="ce7" office:value-type="string">
            <text:p>彭俊豪<text:span text:style-name="T7">彭俊豪彭俊</text:span><text:span text:style-name="T7">豪</text:span></text:p>
          </table:table-cell>
          <table:table-cell table:style-name="ce15" office:value-type="string">
            <text:p><text:span text:style-name="T7">自立國小</text:span><text:span text:style-name="T11">106</text:span><text:span text:style-name="T12">年度推</text:span><text:span text:style-name="T12">動機器人課程自立</text:span><text:span text:style-name="T12">國小</text:span><text:span text:style-name="T11">106</text:span><text:span text:style-name="T12">年度推動機</text:span><text:span text:style-name="T12">器人課程自立國小</text:span><text:span text:style-name="T11">106</text:span><text:span text:style-name="T12">年度推動機器人</text:span><text:span text:style-name="T12">課程</text:span></text:p>
          </table:table-cell>
          <table:table-cell table:style-name="ce20" office:value-type="string">
            <text:p>自立國小<text:span text:style-name="T7">自立國小</text:span><text:span text:style-name="T7">自立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110">
            <text:p><text:s/>11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一般行政管理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自立國小<text:span text:style-name="T7">自立國小</text:span><text:span text:style-name="T7">自立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7">
          <table:table-cell table:style-name="ce6" office:value-type="string">
            <text:p>呂林小鳳</text:p>
          </table:table-cell>
          <table:table-cell table:style-name="ce15" office:value-type="string">
            <text:p><text:span text:style-name="T7">霄裡國小</text:span><text:span text:style-name="T11">106</text:span><text:span text:style-name="T12">年度司</text:span><text:span text:style-name="T12">令台改建暨球場鋪</text:span><text:span text:style-name="T12">設工程霄裡國小</text:span><text:span text:style-name="T11">106</text:span><text:span text:style-name="T12">年度司令台改建暨</text:span><text:span text:style-name="T12">球場鋪設工程霄裡</text:span><text:span text:style-name="T12">國小</text:span><text:span text:style-name="T11">106</text:span><text:span text:style-name="T12">年度司令台</text:span><text:span text:style-name="T12">改建暨球場鋪設工</text:span><text:span text:style-name="T12">程</text:span></text:p>
          </table:table-cell>
          <table:table-cell table:style-name="ce20" office:value-type="string">
            <text:p>霄裡國小<text:span text:style-name="T7">霄裡國小</text:span><text:span text:style-name="T7">霄裡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1596">
            <text:p><text:s/>1,596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</text:span></text:p>
          </table:table-cell>
          <table:table-cell table:style-name="ce20" office:value-type="string">
            <text:p>霄裡國小<text:span text:style-name="T7">霄裡國小</text:span><text:span text:style-name="T7">霄裡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1">
          <table:table-cell table:style-name="ce7" office:value-type="string">
            <text:p>蘇家明<text:span text:style-name="T7">蘇家明蘇家</text:span><text:span text:style-name="T7">明</text:span></text:p>
          </table:table-cell>
          <table:table-cell table:style-name="ce15" office:value-type="string">
            <text:p><text:span text:style-name="T7">大成國中</text:span><text:span text:style-name="T11">RFID</text:span><text:span text:style-name="T12">圖書</text:span><text:span text:style-name="T12">安全防盜系統、教</text:span><text:span text:style-name="T12">學單槍投影機及視</text:span><text:span text:style-name="T12">訊攝影機等設備購</text:span><text:span text:style-name="T12">置大成國中</text:span><text:span text:style-name="T11">RFID</text:span><text:span text:style-name="T12">圖</text:span><text:span text:style-name="T12">書安全防盜系統、</text:span><text:span text:style-name="T12">教學單槍投影機及</text:span><text:span text:style-name="T12">視訊攝影機等設備</text:span><text:span text:style-name="T12">購置大成國中</text:span><text:span text:style-name="T11">RFID</text:span><text:span text:style-name="T12">圖書安全防盜系統</text:span><text:span text:style-name="T12">、教學單槍投影機</text:span><text:span text:style-name="T12">及視訊攝影機等設</text:span><text:span text:style-name="T12">備購置</text:span></text:p>
          </table:table-cell>
          <table:table-cell table:style-name="ce20" office:value-type="string">
            <text:p>大成國中<text:span text:style-name="T7">大成國中</text:span><text:span text:style-name="T7">大成國中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大成國中<text:span text:style-name="T7">大成國中</text:span><text:span text:style-name="T7">大成國中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7">
          <table:table-cell table:style-name="ce7" office:value-type="string">
            <text:p>邱素芬<text:span text:style-name="T7">邱素芬邱素</text:span><text:span text:style-name="T7">芬</text:span></text:p>
          </table:table-cell>
          <table:table-cell table:style-name="ce15" office:value-type="string">
            <text:p>北門國小直笛隊隊服之服裝更新<text:span text:style-name="T7">北門</text:span><text:span text:style-name="T7">國小直笛隊隊服之</text:span><text:span text:style-name="T7">服裝更新北門國小</text:span><text:span text:style-name="T7">直笛隊隊服之服裝</text:span><text:span text:style-name="T7">更新</text:span></text:p>
          </table:table-cell>
          <table:table-cell table:style-name="ce20" office:value-type="string">
            <text:p>北門國小<text:span text:style-name="T7">北門國小</text:span><text:span text:style-name="T7">北門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99">
            <text:p><text:s/>99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桃園</text:span><text:span text:style-name="T15">市政府地方教育發展基</text:span><text:span text:style-name="T15">金</text:span><text:span text:style-name="T14">-</text:span><text:span text:style-name="T15">一般行政管理計畫</text:span><text:span text:style-name="T14">-</text:span><text:span text:style-name="T15">會</text:span><text:span text:style-name="T15">費、捐助、補助、分攤</text:span><text:span text:style-name="T15">、照護、救濟與交流活</text:span><text:span text:style-name="T15">動費</text:span></text:p>
          </table:table-cell>
          <table:table-cell table:style-name="ce20" office:value-type="string">
            <text:p>北門國小<text:span text:style-name="T7">北門國小</text:span><text:span text:style-name="T7">北門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1">
          <table:table-cell table:style-name="ce7" office:value-type="string">
            <text:p>閻中傑<text:span text:style-name="T7">閻中傑閻中</text:span><text:span text:style-name="T7">傑</text:span></text:p>
          </table:table-cell>
          <table:table-cell table:style-name="ce15" office:value-type="string">
            <text:p>雙龍國小二樓教師研究室裝修工程<text:span text:style-name="T7">雙</text:span><text:span text:style-name="T7">龍國小二樓教師研</text:span><text:span text:style-name="T7">究室裝修工程雙龍</text:span><text:span text:style-name="T7">國小二樓教師研究</text:span><text:span text:style-name="T7">室裝修工程</text:span></text:p>
          </table:table-cell>
          <table:table-cell table:style-name="ce20" office:value-type="string">
            <text:p>雙龍國小<text:span text:style-name="T7">雙龍國小</text:span><text:span text:style-name="T7">雙龍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800">
            <text:p><text:s/>8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雙龍國小<text:span text:style-name="T7">雙龍國小</text:span><text:span text:style-name="T7">雙龍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7">
          <table:table-cell table:style-name="ce7" office:value-type="string">
            <text:p>許清順<text:span text:style-name="T7">許清順許清</text:span><text:span text:style-name="T7">順</text:span></text:p>
          </table:table-cell>
          <table:table-cell table:style-name="ce15" office:value-type="string">
            <text:p>南崁國小推動資訊科技融入教學<text:span text:style-name="T7">南崁</text:span><text:span text:style-name="T7">國小推動資訊科技</text:span><text:span text:style-name="T7">融入教學南崁國小</text:span><text:span text:style-name="T7">推動資訊科技融入</text:span><text:span text:style-name="T7">教學</text:span></text:p>
          </table:table-cell>
          <table:table-cell table:style-name="ce20" office:value-type="string">
            <text:p>南崁國小<text:span text:style-name="T7">南崁國小</text:span><text:span text:style-name="T7">南崁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350">
            <text:p><text:s/>35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</text:span></text:p>
          </table:table-cell>
          <table:table-cell table:style-name="ce20" office:value-type="string">
            <text:p>南崁國小<text:span text:style-name="T7">南崁國小</text:span><text:span text:style-name="T7">南崁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7">
          <table:table-cell table:style-name="ce7" office:value-type="string">
            <text:p>徐其萬<text:span text:style-name="T7">徐其萬徐其</text:span><text:span text:style-name="T7">萬</text:span></text:p>
          </table:table-cell>
          <table:table-cell table:style-name="ce15" office:value-type="string">
            <text:p>內海國小教學設備改善採購<text:span text:style-name="T7">內海國小</text:span><text:span text:style-name="T7">教學設備改善採購</text:span><text:span text:style-name="T7">內海國小教學設備</text:span><text:span text:style-name="T7">改善採購</text:span></text:p>
          </table:table-cell>
          <table:table-cell table:style-name="ce20" office:value-type="string">
            <text:p>內海國小<text:span text:style-name="T7">內海國小</text:span><text:span text:style-name="T7">內海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210">
            <text:p><text:s/>21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</text:span></text:p>
          </table:table-cell>
          <table:table-cell table:style-name="ce20" office:value-type="string">
            <text:p>內海國小<text:span text:style-name="T7">內海國小</text:span><text:span text:style-name="T7">內海國小</text:span></text:p>
          </table:table-cell>
          <table:table-cell table:style-name="ce39" office:value-type="string">
            <text:p>辦理中<text:span text:style-name="T7">辦理中辦理</text:span><text:span text:style-name="T7">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7">
          <table:table-cell table:style-name="ce7" office:value-type="string">
            <text:p>邱佳亮<text:span text:style-name="T7">邱佳亮邱佳</text:span><text:span text:style-name="T7">亮</text:span></text:p>
          </table:table-cell>
          <table:table-cell table:style-name="ce15" office:value-type="string">
            <text:p><text:span text:style-name="T7">永安國中</text:span><text:span text:style-name="T11">106</text:span><text:span text:style-name="T12">年校園</text:span><text:span text:style-name="T12">路面整修永安國中</text:span><text:span text:style-name="T11">106</text:span><text:span text:style-name="T12">年校園路面整修</text:span><text:span text:style-name="T12">永安國中</text:span><text:span text:style-name="T11">106</text:span><text:span text:style-name="T12">年校園</text:span><text:span text:style-name="T12">路面整修</text:span></text:p>
          </table:table-cell>
          <table:table-cell table:style-name="ce20" office:value-type="string">
            <text:p>永安國中<text:span text:style-name="T7">永安國中</text:span><text:span text:style-name="T7">永安國中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29" office:value-type="float" office:value="250">
            <text:p><text:s/>25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</text:span></text:p>
          </table:table-cell>
          <table:table-cell table:style-name="ce20" office:value-type="string">
            <text:p>永安國中<text:span text:style-name="T7">永安國中</text:span><text:span text:style-name="T7">永安國中</text:span></text:p>
          </table:table-cell>
          <table:table-cell table:style-name="ce39" office:value-type="string">
            <text:p>公開招標<text:span text:style-name="T7">公開招標</text:span><text:span text:style-name="T7">公開招標</text:span></text:p>
          </table:table-cell>
          <table:table-cell table:style-name="ce45" office:value-type="string">
            <text:p>翔皓工程有限公司<text:span text:style-name="T7">翔皓工程有限公司</text:span><text:span text:style-name="T7">翔皓工程有限公司</text:span></text:p>
          </table:table-cell>
          <table:table-cell table:style-name="ce46"/>
          <table:table-cell table:number-columns-repeated="1014"/>
        </table:table-row>
        <table:table-row table:style-name="ro27">
          <table:table-cell table:style-name="ce8" office:value-type="string">
            <text:p>游吾和<text:span text:style-name="T7">游吾和游吾和</text:span></text:p>
          </table:table-cell>
          <table:table-cell table:style-name="ce16" office:value-type="string">
            <text:p><text:span text:style-name="T7">大竹國中</text:span><text:span text:style-name="T11">106</text:span><text:span text:style-name="T12">年度綜</text:span><text:span text:style-name="T12">合教室空調系統改</text:span><text:span text:style-name="T12">善工程大竹國中</text:span><text:span text:style-name="T11">106</text:span><text:span text:style-name="T12">年度綜合教室空調</text:span><text:span text:style-name="T12">系統改善工程大竹</text:span><text:span text:style-name="T12">國中</text:span><text:span text:style-name="T11">106</text:span><text:span text:style-name="T12">年度綜合教</text:span><text:span text:style-name="T12">室空調系統改善工</text:span><text:span text:style-name="T12">程</text:span></text:p>
          </table:table-cell>
          <table:table-cell table:style-name="ce21" office:value-type="string">
            <text:p>大竹國中<text:span text:style-name="T7">大竹國中大</text:span><text:span text:style-name="T7">竹國中</text:span></text:p>
          </table:table-cell>
          <table:table-cell table:style-name="ce24" office:value-type="string">
            <text:p>無<text:span text:style-name="T7">無無</text:span></text:p>
          </table:table-cell>
          <table:table-cell table:style-name="ce29" office:value-type="float" office:value="150">
            <text:p><text:s/>15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</text:span></text:p>
          </table:table-cell>
          <table:table-cell table:style-name="ce21" office:value-type="string">
            <text:p>大竹國中<text:span text:style-name="T7">大竹國中大</text:span><text:span text:style-name="T7">竹國中</text:span></text:p>
          </table:table-cell>
          <table:table-cell table:style-name="ce41" office:value-type="string">
            <text:p>辦理中<text:span text:style-name="T7">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7">
          <table:table-cell table:style-name="ce8" office:value-type="string">
            <text:p>陳瑛<text:span text:style-name="T7">陳瑛陳瑛</text:span></text:p>
          </table:table-cell>
          <table:table-cell table:style-name="ce16" office:value-type="string">
            <text:p>霞雲國小圍牆及球場整修工程<text:span text:style-name="T7">霞雲國小圍</text:span><text:span text:style-name="T7">牆及球場整修工程</text:span><text:span text:style-name="T7">霞雲國小圍牆及球</text:span><text:span text:style-name="T7">場整修工程</text:span></text:p>
          </table:table-cell>
          <table:table-cell table:style-name="ce21" office:value-type="string">
            <text:p>霞雲國小<text:span text:style-name="T7">霞雲國小霞</text:span><text:span text:style-name="T7">雲國小</text:span></text:p>
          </table:table-cell>
          <table:table-cell table:style-name="ce24" office:value-type="string">
            <text:p>無<text:span text:style-name="T7">無無</text:span></text:p>
          </table:table-cell>
          <table:table-cell table:style-name="ce29" office:value-type="float" office:value="1200">
            <text:p><text:s/>1,20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桃園市政</text:span><text:span text:style-name="T15">府地方教育發展基金</text:span><text:span text:style-name="T14">-</text:span><text:span text:style-name="T15">建</text:span><text:span text:style-name="T15">築及設備計畫</text:span><text:span text:style-name="T14">-</text:span><text:span text:style-name="T15">會費、捐</text:span><text:span text:style-name="T15">助、補助、分攤、照護</text:span><text:span text:style-name="T15">、救濟與交流活動費</text:span></text:p>
          </table:table-cell>
          <table:table-cell table:style-name="ce21" office:value-type="string">
            <text:p>霞雲國小<text:span text:style-name="T7">霞雲國小霞</text:span><text:span text:style-name="T7">雲國小</text:span></text:p>
          </table:table-cell>
          <table:table-cell table:style-name="ce41" office:value-type="string">
            <text:p>辦理中<text:span text:style-name="T7">辦理中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陳瑛<text:span text:style-name="T7">陳瑛</text:span></text:p>
          </table:table-cell>
          <table:table-cell table:style-name="ce15" office:value-type="string">
            <text:p>義盛國小改善教學環境暨設備建置<text:span text:style-name="T7">義</text:span><text:span text:style-name="T7">盛國小改善教學環</text:span><text:span text:style-name="T7">境暨設備建置</text:span></text:p>
          </table:table-cell>
          <table:table-cell table:style-name="ce20" office:value-type="string">
            <text:p>義盛國小<text:span text:style-name="T7">義盛國小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500">
            <text:p><text:s/>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義盛國小<text:span text:style-name="T7">義盛國小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許清順<text:span text:style-name="T7">許清順</text:span></text:p>
          </table:table-cell>
          <table:table-cell table:style-name="ce15" office:value-type="string">
            <text:p>南崁國小推動擴增實境行動學習<text:span text:style-name="T7">南崁</text:span><text:span text:style-name="T7">國小推動擴增實境</text:span><text:span text:style-name="T7">行動學習</text:span></text:p>
          </table:table-cell>
          <table:table-cell table:style-name="ce20" office:value-type="string">
            <text:p>南崁國小<text:span text:style-name="T7">南崁國小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700">
            <text:p><text:s/>7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南崁國小<text:span text:style-name="T7">南崁國小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林志強<text:span text:style-name="T7">林志強</text:span></text:p>
          </table:table-cell>
          <table:table-cell table:style-name="ce15" office:value-type="string">
            <text:p><text:span text:style-name="T7">僑愛國小</text:span><text:span text:style-name="T11">106</text:span><text:span text:style-name="T12">年度「</text:span><text:span text:style-name="T12">地坪整修工程」僑</text:span><text:span text:style-name="T12">愛國小</text:span><text:span text:style-name="T11">106</text:span><text:span text:style-name="T12">年度「地</text:span><text:span text:style-name="T12">坪整修工程」</text:span></text:p>
          </table:table-cell>
          <table:table-cell table:style-name="ce20" office:value-type="string">
            <text:p>僑愛國小<text:span text:style-name="T7">僑愛國小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2000">
            <text:p><text:s/>2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僑愛國小<text:span text:style-name="T7">僑愛國小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黃婉如<text:span text:style-name="T7">黃婉如</text:span></text:p>
          </table:table-cell>
          <table:table-cell table:style-name="ce15" office:value-type="string">
            <text:p>經國國中停車場地坪改善工程<text:span text:style-name="T7">經國國</text:span><text:span text:style-name="T7">中停車場地坪改善</text:span><text:span text:style-name="T7">工程</text:span></text:p>
          </table:table-cell>
          <table:table-cell table:style-name="ce20" office:value-type="string">
            <text:p>經國國中<text:span text:style-name="T7">經國國中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1000">
            <text:p><text:s/>1,0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經國國中<text:span text:style-name="T7">經國國中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邱素芬<text:span text:style-name="T7">邱素芬</text:span></text:p>
          </table:table-cell>
          <table:table-cell table:style-name="ce15" office:value-type="string">
            <text:p><text:span text:style-name="T7">會稽國中風雨教室</text:span><text:span text:style-name="T7">多功能設備</text:span><text:span text:style-name="T11">-</text:span><text:span text:style-name="T12">音響更</text:span><text:span text:style-name="T12">新會稽國中風雨教</text:span><text:span text:style-name="T12">室多功能設備</text:span><text:span text:style-name="T11">-</text:span><text:span text:style-name="T12">音響</text:span><text:span text:style-name="T12">更新</text:span></text:p>
          </table:table-cell>
          <table:table-cell table:style-name="ce20" office:value-type="string">
            <text:p>會稽國中<text:span text:style-name="T7">會稽國中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942">
            <text:p><text:s/>942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會稽國中<text:span text:style-name="T7">會稽國中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許清順<text:span text:style-name="T7">許清順</text:span></text:p>
          </table:table-cell>
          <table:table-cell table:style-name="ce15" office:value-type="string">
            <text:p><text:span text:style-name="T7">福豐國中</text:span><text:span text:style-name="T11">106</text:span><text:span text:style-name="T12">國樂社</text:span><text:span text:style-name="T12">團教室設備採購案</text:span><text:span text:style-name="T12">福豐國中</text:span><text:span text:style-name="T11">106</text:span><text:span text:style-name="T12">國樂社</text:span><text:span text:style-name="T12">團教室設備採購案</text:span></text:p>
          </table:table-cell>
          <table:table-cell table:style-name="ce20" office:value-type="string">
            <text:p>福豐國中<text:span text:style-name="T7">福豐國中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500">
            <text:p><text:s/>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福豐國中<text:span text:style-name="T7">福豐國中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蘇家明<text:span text:style-name="T7">蘇家明</text:span></text:p>
          </table:table-cell>
          <table:table-cell table:style-name="ce15" office:value-type="string">
            <text:p><text:span text:style-name="T7">文昌國中桃園市國</text:span><text:span text:style-name="T7">際英語村</text:span><text:span text:style-name="T11">-</text:span><text:span text:style-name="T12">文昌村轉</text:span><text:span text:style-name="T12">型英語教學資源中</text:span><text:span text:style-name="T12">心實施計畫文昌國</text:span><text:span text:style-name="T12">中桃園市國際英語</text:span><text:span text:style-name="T12">村</text:span><text:span text:style-name="T11">-</text:span><text:span text:style-name="T12">文昌村轉型英語</text:span><text:span text:style-name="T12">教學資源中心實施</text:span><text:span text:style-name="T12">計畫</text:span></text:p>
          </table:table-cell>
          <table:table-cell table:style-name="ce20" office:value-type="string">
            <text:p>文昌國中<text:span text:style-name="T7">文昌國中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2500">
            <text:p><text:s/>2,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文昌國中<text:span text:style-name="T7">文昌國中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楊進福<text:span text:style-name="T7">楊進福</text:span></text:p>
          </table:table-cell>
          <table:table-cell table:style-name="ce15" office:value-type="string">
            <text:p><text:span text:style-name="T7">幸福國中幸福樓</text:span><text:span text:style-name="T11">1</text:span><text:span text:style-name="T12">至</text:span><text:span text:style-name="T11">5</text:span><text:span text:style-name="T12">樓廁所設備及內部</text:span><text:span text:style-name="T12">環境修繕等改善工</text:span><text:span text:style-name="T12">程幸福國中幸福樓</text:span><text:span text:style-name="T11">1</text:span><text:span text:style-name="T12">至</text:span><text:span text:style-name="T11">5</text:span><text:span text:style-name="T12">樓廁所設備及內</text:span><text:span text:style-name="T12">部環境修繕等改善</text:span><text:span text:style-name="T12">工程</text:span></text:p>
          </table:table-cell>
          <table:table-cell table:style-name="ce20" office:value-type="string">
            <text:p>幸福國中<text:span text:style-name="T7">幸福國中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1900">
            <text:p><text:s/>1,9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幸福國中<text:span text:style-name="T7">幸福國中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陳麗莉<text:span text:style-name="T7">陳麗莉</text:span></text:p>
          </table:table-cell>
          <table:table-cell table:style-name="ce15" office:value-type="string">
            <text:p><text:span text:style-name="T7">光明國中</text:span><text:span text:style-name="T11">106</text:span><text:span text:style-name="T12">年度體</text:span><text:span text:style-name="T12">育班羽球隊訓練器</text:span><text:span text:style-name="T12">材設備光明國中</text:span><text:span text:style-name="T11">106</text:span><text:span text:style-name="T12">年度體育班羽球隊</text:span><text:span text:style-name="T12">訓練器材設備</text:span></text:p>
          </table:table-cell>
          <table:table-cell table:style-name="ce20" office:value-type="string">
            <text:p>光明國中<text:span text:style-name="T7">光明國中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300">
            <text:p><text:s/>3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光明國中<text:span text:style-name="T7">光明國中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黃敬平<text:span text:style-name="T7">黃敬平</text:span></text:p>
          </table:table-cell>
          <table:table-cell table:style-name="ce15" office:value-type="string">
            <text:p>宋屋國小洗手台雨遮、教室窗簾及機車棚防漏水改善工程案<text:span text:style-name="T7">宋屋國小洗手</text:span><text:span text:style-name="T7">台雨遮、教室窗簾</text:span><text:span text:style-name="T7">及機車棚防漏水改</text:span><text:span text:style-name="T7">善工程案</text:span></text:p>
          </table:table-cell>
          <table:table-cell table:style-name="ce20" office:value-type="string">
            <text:p>宋屋國小<text:span text:style-name="T7">宋屋國小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750">
            <text:p><text:s/>75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宋屋國小<text:span text:style-name="T7">宋屋國小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閻中傑<text:span text:style-name="T7">閻中傑</text:span></text:p>
          </table:table-cell>
          <table:table-cell table:style-name="ce15" office:value-type="string">
            <text:p><text:span text:style-name="T7">三坑國小</text:span><text:span text:style-name="T11">106</text:span><text:span text:style-name="T12">年度學</text:span><text:span text:style-name="T12">校空調設備採購三</text:span><text:span text:style-name="T12">坑國小</text:span><text:span text:style-name="T11">106</text:span><text:span text:style-name="T12">年度學校</text:span><text:span text:style-name="T12">空調設備採購</text:span></text:p>
          </table:table-cell>
          <table:table-cell table:style-name="ce20" office:value-type="string">
            <text:p>三坑國小<text:span text:style-name="T7">三坑國小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350">
            <text:p><text:s/>35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三坑國小<text:span text:style-name="T7">三坑國小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蔡永芳<text:span text:style-name="T7">蔡永芳</text:span></text:p>
          </table:table-cell>
          <table:table-cell table:style-name="ce15" office:value-type="string">
            <text:p><text:span text:style-name="T7">大勇國小</text:span><text:span text:style-name="T11">106</text:span><text:span text:style-name="T12">年普通</text:span><text:span text:style-name="T12">教室及辦公室節能</text:span><text:span text:style-name="T12">照明設備改善更新</text:span><text:span text:style-name="T12">採購大勇國小</text:span><text:span text:style-name="T11">106</text:span><text:span text:style-name="T12">年</text:span><text:span text:style-name="T12">普通教室及辦公室</text:span><text:span text:style-name="T12">節能照明設備改善</text:span><text:span text:style-name="T12">更新採購</text:span></text:p>
          </table:table-cell>
          <table:table-cell table:style-name="ce20" office:value-type="string">
            <text:p>大勇國小<text:span text:style-name="T7">大勇國小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1500">
            <text:p><text:s/>1,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一般行</text:span><text:span text:style-name="T15">政管理計畫</text:span><text:span text:style-name="T14">-</text:span><text:span text:style-name="T15">會費、捐助</text:span><text:span text:style-name="T15">、補助、分攤、照護、</text:span><text:span text:style-name="T15">救濟與交流活動費</text:span></text:p>
          </table:table-cell>
          <table:table-cell table:style-name="ce20" office:value-type="string">
            <text:p>大勇國小<text:span text:style-name="T7">大勇國小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7" office:value-type="string">
            <text:p>閻中傑<text:span text:style-name="T7">閻中傑</text:span></text:p>
          </table:table-cell>
          <table:table-cell table:style-name="ce16" office:value-type="string">
            <text:p>106<text:span text:style-name="T7">年度桃園市立龍</text:span><text:span text:style-name="T7">潭幼兒園教室空調</text:span><text:span text:style-name="T7">換氣設備</text:span><text:span text:style-name="T7">106</text:span><text:span text:style-name="T7">年度桃</text:span><text:span text:style-name="T7">園市立龍潭幼兒園</text:span><text:span text:style-name="T7">教室空調換氣設備</text:span></text:p>
          </table:table-cell>
          <table:table-cell table:style-name="ce20" office:value-type="string">
            <text:p>龍潭幼兒園<text:span text:style-name="T7">龍潭幼</text:span><text:span text:style-name="T7">兒園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300">
            <text:p><text:s/>3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0" office:value-type="string">
            <text:p>龍潭幼兒園<text:span text:style-name="T7">龍潭幼</text:span><text:span text:style-name="T7">兒園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7" office:value-type="string">
            <text:p>李家興<text:span text:style-name="T7">李家興</text:span></text:p>
          </table:table-cell>
          <table:table-cell table:style-name="ce15" office:value-type="string">
            <text:p>水美國小學校辦公環境改善<text:span text:style-name="T7">水美國小</text:span><text:span text:style-name="T7">學校辦公環境改善</text:span></text:p>
          </table:table-cell>
          <table:table-cell table:style-name="ce20" office:value-type="string">
            <text:p>水美國小<text:span text:style-name="T7">水美國小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29" office:value-type="float" office:value="500">
            <text:p><text:s/>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0" office:value-type="string">
            <text:p>水美國小<text:span text:style-name="T7">水美國小</text:span></text:p>
          </table:table-cell>
          <table:table-cell table:style-name="ce39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8" office:value-type="string">
            <text:p>陳志謀<text:span text:style-name="T7">陳志謀</text:span></text:p>
          </table:table-cell>
          <table:table-cell table:style-name="ce16" office:value-type="string">
            <text:p><text:span text:style-name="T7">迴龍國中小</text:span><text:span text:style-name="T11">106</text:span><text:span text:style-name="T12">年度</text:span><text:span text:style-name="T12">充實暨智慧教室教</text:span><text:span text:style-name="T12">學設備迴龍國中小</text:span><text:span text:style-name="T11">106</text:span><text:span text:style-name="T12">年度充實暨智慧</text:span><text:span text:style-name="T12">教室教學設備</text:span></text:p>
          </table:table-cell>
          <table:table-cell table:style-name="ce21" office:value-type="string">
            <text:p>迴龍國中小<text:span text:style-name="T7">迴龍國中</text:span><text:span text:style-name="T7">小</text:span></text:p>
          </table:table-cell>
          <table:table-cell table:style-name="ce24" office:value-type="string">
            <text:p>無<text:span text:style-name="T7">無</text:span></text:p>
          </table:table-cell>
          <table:table-cell table:style-name="ce29" office:value-type="float" office:value="1000">
            <text:p><text:s/>1,00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桃園市政府地方</text:span><text:span text:style-name="T15">教育發展基金</text:span><text:span text:style-name="T14">-</text:span><text:span text:style-name="T15">建築及設</text:span><text:span text:style-name="T15">備計畫</text:span><text:span text:style-name="T14">-</text:span><text:span text:style-name="T15">會費、捐助、補</text:span><text:span text:style-name="T15">助、分攤、照護、救濟</text:span><text:span text:style-name="T15">與交流活動費</text:span></text:p>
          </table:table-cell>
          <table:table-cell table:style-name="ce21" office:value-type="string">
            <text:p>迴龍國中小<text:span text:style-name="T7">迴龍國中</text:span><text:span text:style-name="T7">小</text:span></text:p>
          </table:table-cell>
          <table:table-cell table:style-name="ce41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5">
          <table:table-cell table:style-name="ce8" office:value-type="string">
            <text:p>楊進福<text:span text:style-name="T7">楊進福</text:span></text:p>
          </table:table-cell>
          <table:table-cell table:style-name="ce16" office:value-type="string">
            <text:p><text:span text:style-name="T7">迴龍國中小</text:span><text:span text:style-name="T11">106</text:span><text:span text:style-name="T12">年度</text:span><text:span text:style-name="T12">充實暨智慧教室教</text:span><text:span text:style-name="T12">學設備迴龍國中小</text:span><text:span text:style-name="T11">106</text:span><text:span text:style-name="T12">年度充實暨智慧</text:span><text:span text:style-name="T12">教室教學設備</text:span></text:p>
          </table:table-cell>
          <table:table-cell table:style-name="ce21" office:value-type="string">
            <text:p>迴龍國中小<text:span text:style-name="T7">迴龍國中</text:span><text:span text:style-name="T7">小</text:span></text:p>
          </table:table-cell>
          <table:table-cell table:style-name="ce24" office:value-type="string">
            <text:p>無<text:span text:style-name="T7">無</text:span></text:p>
          </table:table-cell>
          <table:table-cell table:style-name="ce29" office:value-type="float" office:value="1900">
            <text:p><text:s/>1,90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桃園市政府地</text:span><text:span text:style-name="T15">方教育發展基金</text:span><text:span text:style-name="T14">-</text:span><text:span text:style-name="T15">建築及</text:span><text:span text:style-name="T15">設備計畫</text:span><text:span text:style-name="T14">-</text:span><text:span text:style-name="T15">會費、捐助、</text:span><text:span text:style-name="T15">補助、分攤、照護、救</text:span><text:span text:style-name="T15">濟與交流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1" office:value-type="string">
            <text:p>迴龍國中小<text:span text:style-name="T7">迴龍國中</text:span><text:span text:style-name="T7">小</text:span></text:p>
          </table:table-cell>
          <table:table-cell table:style-name="ce41" office:value-type="string">
            <text:p>辦理中<text:span text:style-name="T7">辦理中</text:span>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9">
          <table:table-cell table:style-name="ce7" office:value-type="string">
            <text:p>徐其萬</text:p>
          </table:table-cell>
          <table:table-cell table:style-name="ce15" office:value-type="string">
            <text:p>埔心國小圍牆改善工程</text:p>
          </table:table-cell>
          <table:table-cell table:style-name="ce20" office:value-type="string">
            <text:p>埔心國小</text:p>
          </table:table-cell>
          <table:table-cell table:style-name="ce23" office:value-type="string">
            <text:p>無</text:p>
          </table:table-cell>
          <table:table-cell table:style-name="ce29" office:value-type="float" office:value="1500">
            <text:p><text:s/>1,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</table:table-cell>
          <table:table-cell table:style-name="ce20" office:value-type="string">
            <text:p>埔心國小</text:p>
          </table:table-cell>
          <table:table-cell table:style-name="ce39" office:value-type="string">
            <text:p>辦理中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9">
          <table:table-cell table:style-name="ce7" office:value-type="string">
            <text:p>周玉琴</text:p>
          </table:table-cell>
          <table:table-cell table:style-name="ce15" office:value-type="string">
            <text:p><text:span text:style-name="T7">上田國小</text:span><text:span text:style-name="T11">106</text:span><text:span text:style-name="T12">年度老</text:span><text:span text:style-name="T12">舊廁所改善工程</text:span></text:p>
          </table:table-cell>
          <table:table-cell table:style-name="ce20" office:value-type="string">
            <text:p>上田國小</text:p>
          </table:table-cell>
          <table:table-cell table:style-name="ce23" office:value-type="string">
            <text:p>無</text:p>
          </table:table-cell>
          <table:table-cell table:style-name="ce29" office:value-type="float" office:value="700">
            <text:p><text:s/>7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</table:table-cell>
          <table:table-cell table:style-name="ce20" office:value-type="string">
            <text:p>上田國小</text:p>
          </table:table-cell>
          <table:table-cell table:style-name="ce39" office:value-type="string">
            <text:p>辦理中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9">
          <table:table-cell table:style-name="ce7" office:value-type="string">
            <text:p>李柏坊</text:p>
          </table:table-cell>
          <table:table-cell table:style-name="ce15" office:value-type="string">
            <text:p><text:span text:style-name="T7">大溪國小</text:span><text:span text:style-name="T11">106</text:span><text:span text:style-name="T12">年度校</text:span><text:span text:style-name="T12">園環境改善暨綠美</text:span><text:span text:style-name="T12">化工程</text:span></text:p>
          </table:table-cell>
          <table:table-cell table:style-name="ce20" office:value-type="string">
            <text:p>大溪國小</text:p>
          </table:table-cell>
          <table:table-cell table:style-name="ce23" office:value-type="string">
            <text:p>無</text:p>
          </table:table-cell>
          <table:table-cell table:style-name="ce29" office:value-type="float" office:value="1500">
            <text:p><text:s/>1,5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</table:table-cell>
          <table:table-cell table:style-name="ce20" office:value-type="string">
            <text:p>大溪國小</text:p>
          </table:table-cell>
          <table:table-cell table:style-name="ce39" office:value-type="string">
            <text:p>辦理中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9">
          <table:table-cell table:style-name="ce7" office:value-type="string">
            <text:p>周玉琴</text:p>
          </table:table-cell>
          <table:table-cell table:style-name="ce15" office:value-type="string">
            <text:p><text:span text:style-name="T7">水美國小</text:span><text:span text:style-name="T11">105</text:span><text:span text:style-name="T12">年度第</text:span><text:span text:style-name="T11">4</text:span><text:span text:style-name="T12">階段校舍補強工程</text:span><text:span text:style-name="T11">-</text:span><text:span text:style-name="T12">前棟</text:span><text:span text:style-name="T11">(</text:span><text:span text:style-name="T12">門窗更新</text:span><text:span text:style-name="T11">)</text:span></text:p>
          </table:table-cell>
          <table:table-cell table:style-name="ce20" office:value-type="string">
            <text:p>水美國小</text:p>
          </table:table-cell>
          <table:table-cell table:style-name="ce23" office:value-type="string">
            <text:p>無</text:p>
          </table:table-cell>
          <table:table-cell table:style-name="ce29" office:value-type="float" office:value="1100">
            <text:p><text:s/>1,100 </text:p>
          </table:table-cell>
          <table:table-cell table:style-name="ce33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</table:table-cell>
          <table:table-cell table:style-name="ce20" office:value-type="string">
            <text:p>水美國小</text:p>
          </table:table-cell>
          <table:table-cell table:style-name="ce39" office:value-type="string">
            <text:p>辦理中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28">
          <table:table-cell table:style-name="ce8" office:value-type="string">
            <text:p>歐炳辰</text:p>
          </table:table-cell>
          <table:table-cell table:style-name="ce16" office:value-type="string">
            <text:p>觀音高中體育班專訓燈具及國中部大樓設備</text:p>
          </table:table-cell>
          <table:table-cell table:style-name="ce21" office:value-type="string">
            <text:p>觀音高中</text:p>
          </table:table-cell>
          <table:table-cell table:style-name="ce24" office:value-type="string">
            <text:p>無</text:p>
          </table:table-cell>
          <table:table-cell table:style-name="ce29" office:value-type="float" office:value="2200">
            <text:p><text:s/>2,200 </text:p>
          </table:table-cell>
          <table:table-cell table:style-name="ce34" office:value-type="string">
            <text:p><text:span text:style-name="T13">桃園市政府地方教育發</text:span><text:span text:style-name="T13">展基金</text:span><text:span text:style-name="T14">-</text:span><text:span text:style-name="T15">建築及設備計畫</text:span><text:span text:style-name="T14">-</text:span><text:span text:style-name="T15">會費、捐助、補助、分</text:span><text:span text:style-name="T15">攤、照護、救濟與交流</text:span><text:span text:style-name="T15">活動費</text:span></text:p>
            <text:p><text:span text:style-name="T15">桃園市政府地方教育發</text:span><text:span text:style-name="T15">展基金</text:span><text:span text:style-name="T14">-</text:span><text:span text:style-name="T15">一般行政管理計</text:span><text:span text:style-name="T15">畫</text:span><text:span text:style-name="T14">-</text:span><text:span text:style-name="T15">會費、捐助、補助、</text:span><text:span text:style-name="T15">分攤、照護、救濟與交</text:span><text:span text:style-name="T15">流活動費</text:span></text:p>
          </table:table-cell>
          <table:table-cell table:style-name="ce21" office:value-type="string">
            <text:p>觀音高中</text:p>
          </table:table-cell>
          <table:table-cell table:style-name="ce41" office:value-type="string">
            <text:p>辦理中</text:p>
          </table:table-cell>
          <table:table-cell table:style-name="ce44"/>
          <table:table-cell table:style-name="ce46"/>
          <table:table-cell table:number-columns-repeated="1014"/>
        </table:table-row>
        <table:table-row table:style-name="ro30">
          <table:table-cell table:style-name="ce9" office:value-type="string" table:number-columns-spanned="3" table:number-rows-spanned="1">
            <text:p><text:span text:style-name="T4">合</text:span><text:span text:style-name="T5"> <text:s text:c="9"/></text:span><text:span text:style-name="T6">計</text:span></text:p>
          </table:table-cell>
          <table:covered-table-cell table:style-name="ce17"/>
          <table:covered-table-cell table:style-name="ce9"/>
          <table:table-cell table:style-name="ce25"/>
          <table:table-cell table:style-name="ce30" table:formula="of:=SUM([.E6:.E229])" office:value-type="float" office:value="187382.449">
            <text:p><text:s/>187,382 </text:p>
          </table:table-cell>
          <table:table-cell table:style-name="ce35" table:number-columns-spanned="4" table:number-rows-spanned="1"/>
          <table:covered-table-cell table:number-columns-repeated="3" table:style-name="ce35"/>
          <table:table-cell table:number-columns-repeated="1015"/>
        </table:table-row>
        <table:table-row table:style-name="ro31" table:number-rows-repeated="1048345">
          <table:table-cell table:number-columns-repeated="1024"/>
        </table:table-row>
        <table:table-row table:style-name="ro31">
          <table:table-cell table:number-columns-repeated="1024"/>
        </table:table-row>
      </table:table>
      <table:named-expressions>
        <table:named-range table:name="_xlnm._FilterDatabase" table:base-cell-address="$明細彙整.$A$1" table:cell-range-address="$明細彙整.$E$5:.$I$230"/>
        <table:named-range table:name="_xlnm.Print_Area" table:base-cell-address="$明細彙整.$A$1" table:cell-range-address="$明細彙整.$A$1:.$I$230" table:range-usable-as="print-range"/>
        <table:named-range table:name="_xlnm.Print_Titles" table:base-cell-address="$明細彙整.$A$1" table:cell-range-address="$明細彙整.$A$1:.$AMJ$5" table:range-usable-as="repeat-column repeat-row"/>
        <table:named-expression table:name="預算來源" table:base-cell-address="$明細彙整.$A$1" table:expression="#REF!"/>
      </table:named-expressions>
      <table:database-ranges>
        <table:database-range table:name="_xlnm._FilterDatabase" table:target-range-address="明細彙整.E5:明細彙整.I23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新細明體1" svg:font-family="新細明體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5000" number:language="zh" number:country="TW">
      <number:number number:min-integer-digits="1"/>
    </number:number-style>
    <number:percentage-style style:name="N5010" number:language="zh" number:country="TW">
      <number:number number:decimal-places="0" number:min-integer-digits="1"/>
      <number:text>%</number:text>
    </number:percentage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 number:grouping="true"/>
      <number:text> </number:text>
    </number:number-style>
    <number:number-style style:name="N121">
      <number:number number:decimal-places="0" number:min-integer-digits="0" number:grouping="true"/>
    </number:number-style>
    <number:currency-style style:name="N5117P0" style:volatile="true" number:language="zh" number:country="TW">
      <number:text>$</number:text>
      <number:number number:decimal-places="0" number:min-integer-digits="1" number:grouping="true"/>
    </number:currency-style>
    <number:currency-style style:name="N5117" number:language="zh" number:country="TW">
      <number:text>-$</number:text>
      <number:number number:decimal-places="0" number:min-integer-digits="1" number:grouping="true"/>
      <style:map style:condition="value()&gt;=0" style:apply-style-name="N5117P0"/>
    </number:currency-style>
    <number:currency-style style:name="N5118P0" style:volatile="true" number:language="zh" number:country="TW">
      <number:text>$</number:text>
      <number:number number:decimal-places="0" number:min-integer-digits="1" number:grouping="true"/>
    </number:currency-style>
    <number:currency-style style:name="N5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18P0"/>
    </number:currency-style>
    <number:currency-style style:name="N5119P0" style:volatile="true" number:language="zh" number:country="TW">
      <number:text>$</number:text>
      <number:number number:decimal-places="2" number:min-integer-digits="1" number:grouping="true"/>
    </number:currency-style>
    <number:currency-style style:name="N5119" number:language="zh" number:country="TW">
      <number:text>-$</number:text>
      <number:number number:decimal-places="2" number:min-integer-digits="1" number:grouping="true"/>
      <style:map style:condition="value()&gt;=0" style:apply-style-name="N5119P0"/>
    </number:currency-style>
    <number:currency-style style:name="N5120P0" style:volatile="true" number:language="zh" number:country="TW">
      <number:text>$</number:text>
      <number:number number:decimal-places="2" number:min-integer-digits="1" number:grouping="true"/>
    </number:currency-style>
    <number:currency-style style:name="N5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20P0"/>
    </number:currency-style>
    <number:date-style style:name="N5121" number:language="zh" number:country="TW">
      <number:day/>
      <number:text>-</number:text>
      <number:month number:textual="true"/>
      <number:text>-</number:text>
      <number:year/>
    </number:date-style>
    <number:date-style style:name="N5122" number:language="zh" number:country="TW">
      <number:day/>
      <number:text>-</number:text>
      <number:month number:textual="true"/>
    </number:date-style>
    <number:date-style style:name="N5123" number:language="zh" number:country="TW">
      <number:month number:textual="true"/>
      <number:text>-</number:text>
      <number:year/>
    </number:date-style>
    <number:time-style style:name="N5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TW">
      <number:number number:decimal-places="0" number:min-integer-digits="1" number:grouping="true"/>
    </number:number-style>
    <number:number-style style:name="N5136" number:language="zh" number:country="TW"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zh" number:country="TW">
      <number:number number:decimal-places="0" number:min-integer-digits="1" number:grouping="true"/>
    </number:number-style>
    <number:number-style style:name="N5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number number:decimal-places="2" number:min-integer-digits="1" number:grouping="true"/>
    </number:number-style>
    <number:number-style style:name="N5138" number:language="zh" number:country="TW"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39P0" style:volatile="true" number:language="zh" number:country="TW">
      <number:number number:decimal-places="2" number:min-integer-digits="1" number:grouping="true"/>
    </number:number-style>
    <number:number-style style:name="N5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5139P0"/>
    </number:number-style>
    <number:currency-style style:name="N5140P0" style:volatile="true" number:language="zh" number:country="TW">
      <number:text> $</number:text>
      <number:number number:decimal-places="0" number:min-integer-digits="1" number:grouping="true"/>
      <number:text> </number:text>
    </number:currency-style>
    <number:currency-style style:name="N5140P1" style:volatile="true" number:language="zh" number:country="TW">
      <number:text>-$</number:text>
      <number:number number:decimal-places="0" number:min-integer-digits="1" number:grouping="true"/>
      <number:text> </number:text>
    </number:currency-style>
    <number:currency-style style:name="N5140P2" style:volatile="true" number:language="zh" number:country="TW">
      <number:text> $- </number:text>
    </number:currency-style>
    <number:text-style style:name="N5140" number:language="zh" number:country="TW">
      <number:text> </number:text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1P0" style:volatile="true" number:language="zh" number:country="TW">
      <number:text> $</number:text>
      <number:number number:decimal-places="2" number:min-integer-digits="1" number:grouping="true"/>
      <number:text> </number:text>
    </number:currency-style>
    <number:currency-style style:name="N5141P1" style:volatile="true" number:language="zh" number:country="TW">
      <number:text>-$</number:text>
      <number:number number:decimal-places="2" number:min-integer-digits="1" number:grouping="true"/>
      <number:text> </number:text>
    </number:currency-style>
    <number:currency-style style:name="N5141P2" style:volatile="true" number:language="zh" number:country="TW">
      <number:text> $-</number:text>
      <number:number number:decimal-places="0" number:min-integer-digits="0"/>
      <number:text> </number:text>
    </number:currency-style>
    <number:text-style style:name="N5141" number:language="zh" number:country="TW">
      <number:text> </number:text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zh" number:country="TW">
      <number:minutes number:style="long"/>
      <number:text>:</number:text>
      <number:seconds number:style="long"/>
    </number:time-style>
    <number:time-style style:name="N5143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zh" number:country="TW">
      <number:minutes number:style="long"/>
      <number:text>:</number:text>
      <number:seconds number:style="long" number:decimal-places="1"/>
    </number:time-style>
    <number:number-style style:name="N5145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asian="新細明體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10" style:display-name="一般 10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一般_20_11" style:display-name="一般 1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12" style:display-name="一般 1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2_20_2" style:display-name="一般 2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2_20_3" style:display-name="一般 2 3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_20_3" style:display-name="一般 3 3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4_20_2" style:display-name="一般 4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4_20_3" style:display-name="一般 4 3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5" style:display-name="一般 5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6" style:display-name="一般 6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7" style:display-name="一般 7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8" style:display-name="一般 8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9" style:display-name="一般 9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93什項登記表" style:display-name="一般_93什項登記表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議員4_5f_1" style:display-name="一般_議員4_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Excel_20_Built-in_20_Normal" style:data-style-name="N118"/>
    <style:style style:name="千分位_20_2_20_2" style:display-name="千分位 2 2" style:family="table-cell" style:parent-style-name="Excel_20_Built-in_20_Normal" style:data-style-name="N118"/>
    <style:style style:name="千分位_20_2_20_2_20_10" style:display-name="千分位 2 2 10" style:family="table-cell" style:parent-style-name="Excel_20_Built-in_20_Normal" style:data-style-name="N118"/>
    <style:style style:name="千分位_20_2_20_2_20_2" style:display-name="千分位 2 2 2" style:family="table-cell" style:parent-style-name="Excel_20_Built-in_20_Normal" style:data-style-name="N118"/>
    <style:style style:name="千分位_20_2_20_3" style:display-name="千分位 2 3" style:family="table-cell" style:parent-style-name="Excel_20_Built-in_20_Normal" style:data-style-name="N118"/>
    <style:style style:name="千分位_20_3" style:display-name="千分位 3" style:family="table-cell" style:parent-style-name="Excel_20_Built-in_20_Normal" style:data-style-name="N118"/>
    <style:style style:name="千分位_20_3_20_2" style:display-name="千分位 3 2" style:family="table-cell" style:parent-style-name="Excel_20_Built-in_20_Normal" style:data-style-name="N118"/>
    <style:style style:name="千分位_20_3_20_3" style:display-name="千分位 3 3" style:family="table-cell" style:parent-style-name="Excel_20_Built-in_20_Normal" style:data-style-name="N118"/>
    <style:style style:name="千分位_20_4" style:display-name="千分位 4" style:family="table-cell" style:parent-style-name="Excel_20_Built-in_20_Normal" style:data-style-name="N118"/>
    <style:style style:name="千分位_20_5" style:display-name="千分位 5" style:family="table-cell" style:parent-style-name="Excel_20_Built-in_20_Normal" style:data-style-name="N118"/>
    <style:style style:name="千分位_20_6" style:display-name="千分位 6" style:family="table-cell" style:parent-style-name="Excel_20_Built-in_20_Normal" style:data-style-name="N118"/>
    <style:style style:name="千分位_5b_0_5d__20_2" style:display-name="千分位[0] 2" style:family="table-cell" style:parent-style-name="Excel_20_Built-in_20_Normal" style:data-style-name="N117"/>
    <style:style style:name="百分比_20_2" style:display-name="百分比 2" style:family="table-cell" style:parent-style-name="Excel_20_Built-in_20_Normal" style:data-style-name="N5010"/>
    <style:style style:name="Excel_20_Built-in_20_Comma" style:display-name="Excel Built-in Comma" style:family="table-cell" style:parent-style-name="Excel_20_Built-in_20_Normal" style:data-style-name="N11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801cm" fo:margin-right="0.801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.078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2017/07/21</text:date>, <text:time>14:45:4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明細彙整" style:display-name="PageStyle_明細彙整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9" meta:object-count="0"/>
    <meta:generator>OpenOffice.org/3.4.1$Win32 OpenOffice.org_project/341m1$Build-9593</meta:generator>
  </office:meta>
</office:document-meta>
</file>